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1.3125in"/>
    </style:style>
    <style:style style:name="Table15.B" style:family="table-column">
      <style:table-column-properties style:column-width="1.0208in"/>
    </style:style>
    <style:style style:name="Table15.C" style:family="table-column">
      <style:table-column-properties style:column-width="1.9167in"/>
    </style:style>
    <style:style style:name="Table15.D" style:family="table-column">
      <style:table-column-properties style:column-width="2.4479in"/>
    </style:style>
    <style:style style:name="Table15.A1" style:family="table-cell">
      <style:table-cell-properties fo:padding="0.0382in" fo:border-left="0.05pt solid #000000" fo:border-right="none" fo:border-top="0.05pt solid #000000" fo:border-bottom="none"/>
    </style:style>
    <style:style style:name="Table15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3125in"/>
    </style:style>
    <style:style style:name="Table16.B" style:family="table-column">
      <style:table-column-properties style:column-width="1.0208in"/>
    </style:style>
    <style:style style:name="Table16.C" style:family="table-column">
      <style:table-column-properties style:column-width="2.3542in"/>
    </style:style>
    <style:style style:name="Table16.D" style:family="table-column">
      <style:table-column-properties style:column-width="2.0104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7813in"/>
    </style:style>
    <style:style style:name="Table1.C" style:family="table-column">
      <style:table-column-properties style:column-width="3.4167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C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7271in"/>
    </style:style>
    <style:style style:name="Table3.B" style:family="table-column">
      <style:table-column-properties style:column-width="2.9861in"/>
    </style:style>
    <style:style style:name="Table3.C" style:family="table-column">
      <style:table-column-properties style:column-width="2.9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766in"/>
    </style:style>
    <style:style style:name="Table5.B" style:family="table-column">
      <style:table-column-properties style:column-width="2.9667in"/>
    </style:style>
    <style:style style:name="Table5.C" style:family="table-column">
      <style:table-column-properties style:column-width="2.96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766in"/>
    </style:style>
    <style:style style:name="Table6.B" style:family="table-column">
      <style:table-column-properties style:column-width="2.9667in"/>
    </style:style>
    <style:style style:name="Table6.C" style:family="table-column">
      <style:table-column-properties style:column-width="2.9653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766in"/>
    </style:style>
    <style:style style:name="Table7.B" style:family="table-column">
      <style:table-column-properties style:column-width="2.9667in"/>
    </style:style>
    <style:style style:name="Table7.C" style:family="table-column">
      <style:table-column-properties style:column-width="2.965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959in"/>
    </style:style>
    <style:style style:name="Table9.C" style:family="table-column">
      <style:table-column-properties style:column-width="2.926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1.8125in"/>
    </style:style>
    <style:style style:name="Table10.B" style:family="table-column">
      <style:table-column-properties style:column-width="1.959in"/>
    </style:style>
    <style:style style:name="Table10.C" style:family="table-column">
      <style:table-column-properties style:column-width="2.9264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C2" style:family="table-cell">
      <style:table-cell-properties fo:padding="0.0382in" fo:border-left="0.05pt solid #000000" fo:border-right="0.05pt solid #000000" fo:border-top="none" fo:border-bottom="none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375in"/>
    </style:style>
    <style:style style:name="Table4.C" style:family="table-column">
      <style:table-column-properties style:column-width="3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8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6354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C2" style:family="table-cell">
      <style:table-cell-properties fo:padding="0.0382in" fo:border-left="0.05pt solid #000000" fo:border-right="0.05pt solid #000000" fo:border-top="none" fo:border-bottom="none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1.225in"/>
    </style:style>
    <style:style style:name="Table11.C" style:family="table-column">
      <style:table-column-properties style:column-width="4.24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225in"/>
    </style:style>
    <style:style style:name="Table12.C" style:family="table-column">
      <style:table-column-properties style:column-width="4.2479in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C2" style:family="table-cell">
      <style:table-cell-properties fo:padding="0.0382in" fo:border-left="0.05pt solid #000000" fo:border-right="0.05pt solid #000000" fo:border-top="none" fo:border-bottom="none"/>
    </style:style>
    <style:style style:name="Table12.7" style:family="table-row">
      <style:table-row-properties style:min-row-height="0.2806in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2.3125in"/>
    </style:style>
    <style:style style:name="Table13.B" style:family="table-column">
      <style:table-column-properties style:column-width="1.4375in"/>
    </style:style>
    <style:style style:name="Table13.C" style:family="table-column">
      <style:table-column-properties style:column-width="2.94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225in"/>
    </style:style>
    <style:style style:name="Table14.C" style:family="table-column">
      <style:table-column-properties style:column-width="4.2479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C2" style:family="table-cell">
      <style:table-cell-properties fo:padding="0.0382in" fo:border-left="0.05pt solid #000000" fo:border-right="0.05pt solid #000000" fo:border-top="none" fo:border-bottom="none"/>
    </style:style>
    <style:style style:name="Table14.6" style:family="table-row">
      <style:table-row-properties style:min-row-height="0.2806in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225in"/>
    </style:style>
    <style:style style:name="Table17.C" style:family="table-column">
      <style:table-column-properties style:column-width="4.2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75in"/>
    </style:style>
    <style:style style:name="Table18.B" style:family="table-column">
      <style:table-column-properties style:column-width="0.9375in"/>
    </style:style>
    <style:style style:name="Table18.C" style:family="table-column">
      <style:table-column-properties style:column-width="4.0104in"/>
    </style:style>
    <style:style style:name="Table18.A1" style:family="table-cell">
      <style:table-cell-properties fo:padding="0.0382in" fo:border-left="0.05pt solid #000000" fo:border-right="none" fo:border-top="0.05pt solid #000000" fo:border-bottom="none"/>
    </style:style>
    <style:style style:name="Table1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none" fo:border-top="none" fo:border-bottom="none"/>
    </style:style>
    <style:style style:name="Table18.C2" style:family="table-cell">
      <style:table-cell-properties fo:padding="0.0382in" fo:border-left="0.05pt solid #000000" fo:border-right="0.05pt solid #000000" fo:border-top="none" fo:border-bottom="none"/>
    </style:style>
    <style:style style:name="Table18.6" style:family="table-row">
      <style:table-row-properties style:min-row-height="0.2806in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1.225in"/>
    </style:style>
    <style:style style:name="Table34.C" style:family="table-column">
      <style:table-column-properties style:column-width="4.2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75in"/>
    </style:style>
    <style:style style:name="Table35.B" style:family="table-column">
      <style:table-column-properties style:column-width="0.9375in"/>
    </style:style>
    <style:style style:name="Table35.C" style:family="table-column">
      <style:table-column-properties style:column-width="4.0104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C2" style:family="table-cell">
      <style:table-cell-properties fo:padding="0.0382in" fo:border-left="0.05pt solid #000000" fo:border-right="0.05pt solid #000000" fo:border-top="none" fo:border-bottom="none"/>
    </style:style>
    <style:style style:name="Table35.6" style:family="table-row">
      <style:table-row-properties style:min-row-height="0.2806in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1.225in"/>
    </style:style>
    <style:style style:name="Table19.C" style:family="table-column">
      <style:table-column-properties style:column-width="4.247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79in" fo:margin-left="0in" table:align="left"/>
    </style:style>
    <style:style style:name="Table20.A" style:family="table-column">
      <style:table-column-properties style:column-width="1.75in"/>
    </style:style>
    <style:style style:name="Table20.B" style:family="table-column">
      <style:table-column-properties style:column-width="0.9375in"/>
    </style:style>
    <style:style style:name="Table20.C" style:family="table-column">
      <style:table-column-properties style:column-width="4.0104in"/>
    </style:style>
    <style:style style:name="Table20.A1" style:family="table-cell">
      <style:table-cell-properties fo:padding="0.0382in" fo:border-left="0.05pt solid #000000" fo:border-right="none" fo:border-top="0.05pt solid #000000" fo:border-bottom="none"/>
    </style:style>
    <style:style style:name="Table20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none" fo:border-top="none" fo:border-bottom="none"/>
    </style:style>
    <style:style style:name="Table20.C2" style:family="table-cell">
      <style:table-cell-properties fo:padding="0.0382in" fo:border-left="0.05pt solid #000000" fo:border-right="0.05pt solid #000000" fo:border-top="none" fo:border-bottom="none"/>
    </style:style>
    <style:style style:name="Table20.6" style:family="table-row">
      <style:table-row-properties style:min-row-height="0.2806in"/>
    </style:style>
    <style:style style:name="Table20.A8" style:family="table-cell">
      <style:table-cell-properties fo:padding="0.0382in" fo:border-left="0.05pt solid #000000" fo:border-right="none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1.225in"/>
    </style:style>
    <style:style style:name="Table21.C" style:family="table-column">
      <style:table-column-properties style:column-width="4.247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75in"/>
    </style:style>
    <style:style style:name="Table22.B" style:family="table-column">
      <style:table-column-properties style:column-width="0.9375in"/>
    </style:style>
    <style:style style:name="Table22.C" style:family="table-column">
      <style:table-column-properties style:column-width="4.0104in"/>
    </style:style>
    <style:style style:name="Table22.A1" style:family="table-cell">
      <style:table-cell-properties fo:padding="0.0382in" fo:border-left="0.05pt solid #000000" fo:border-right="none" fo:border-top="0.05pt solid #000000" fo:border-bottom="none"/>
    </style:style>
    <style:style style:name="Table2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2.A2" style:family="table-cell">
      <style:table-cell-properties fo:padding="0.0382in" fo:border-left="0.05pt solid #000000" fo:border-right="none" fo:border-top="none" fo:border-bottom="none"/>
    </style:style>
    <style:style style:name="Table22.C2" style:family="table-cell">
      <style:table-cell-properties fo:padding="0.0382in" fo:border-left="0.05pt solid #000000" fo:border-right="0.05pt solid #000000" fo:border-top="none" fo:border-bottom="none"/>
    </style:style>
    <style:style style:name="Table22.6" style:family="table-row">
      <style:table-row-properties style:min-row-height="0.2806in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3" style:family="table">
      <style:table-properties style:width="6.6979in" fo:margin-left="0in" table:align="left"/>
    </style:style>
    <style:style style:name="Table23.A" style:family="table-column">
      <style:table-column-properties style:column-width="1.225in"/>
    </style:style>
    <style:style style:name="Table23.C" style:family="table-column">
      <style:table-column-properties style:column-width="4.247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1.75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4.0104in"/>
    </style:style>
    <style:style style:name="Table24.A1" style:family="table-cell">
      <style:table-cell-properties fo:padding="0.0382in" fo:border-left="0.05pt solid #000000" fo:border-right="none" fo:border-top="0.05pt solid #000000" fo:border-bottom="none"/>
    </style:style>
    <style:style style:name="Table2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none" fo:border-top="none" fo:border-bottom="none"/>
    </style:style>
    <style:style style:name="Table24.C2" style:family="table-cell">
      <style:table-cell-properties fo:padding="0.0382in" fo:border-left="0.05pt solid #000000" fo:border-right="0.05pt solid #000000" fo:border-top="none" fo:border-bottom="none"/>
    </style:style>
    <style:style style:name="Table24.6" style:family="table-row">
      <style:table-row-properties style:min-row-height="0.2806in"/>
    </style:style>
    <style:style style:name="Table24.A8" style:family="table-cell">
      <style:table-cell-properties fo:padding="0.0382in" fo:border-left="0.05pt solid #000000" fo:border-right="none" fo:border-top="none" fo:border-bottom="0.05pt solid #000000"/>
    </style:style>
    <style:style style:name="Table25" style:family="table">
      <style:table-properties style:width="6.6979in" fo:margin-left="0in" table:align="left"/>
    </style:style>
    <style:style style:name="Table25.A" style:family="table-column">
      <style:table-column-properties style:column-width="1.225in"/>
    </style:style>
    <style:style style:name="Table25.C" style:family="table-column">
      <style:table-column-properties style:column-width="4.2479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1.75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4.0104in"/>
    </style:style>
    <style:style style:name="Table26.A1" style:family="table-cell">
      <style:table-cell-properties fo:padding="0.0382in" fo:border-left="0.05pt solid #000000" fo:border-right="none" fo:border-top="0.05pt solid #000000" fo:border-bottom="none"/>
    </style:style>
    <style:style style:name="Table2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none" fo:border-top="none" fo:border-bottom="none"/>
    </style:style>
    <style:style style:name="Table26.C2" style:family="table-cell">
      <style:table-cell-properties fo:padding="0.0382in" fo:border-left="0.05pt solid #000000" fo:border-right="0.05pt solid #000000" fo:border-top="none" fo:border-bottom="none"/>
    </style:style>
    <style:style style:name="Table26.6" style:family="table-row">
      <style:table-row-properties style:min-row-height="0.2806in"/>
    </style:style>
    <style:style style:name="Table26.A8" style:family="table-cell">
      <style:table-cell-properties fo:padding="0.0382in" fo:border-left="0.05pt solid #000000" fo:border-right="none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2in"/>
    </style:style>
    <style:style style:name="Table27.B" style:family="table-column">
      <style:table-column-properties style:column-width="1.4375in"/>
    </style:style>
    <style:style style:name="Table27.C" style:family="table-column">
      <style:table-column-properties style:column-width="3.2604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6979in" fo:margin-left="0in" table:align="left"/>
    </style:style>
    <style:style style:name="Table28.A" style:family="table-column">
      <style:table-column-properties style:column-width="1.75in"/>
    </style:style>
    <style:style style:name="Table28.B" style:family="table-column">
      <style:table-column-properties style:column-width="0.9375in"/>
    </style:style>
    <style:style style:name="Table28.C" style:family="table-column">
      <style:table-column-properties style:column-width="4.0104in"/>
    </style:style>
    <style:style style:name="Table28.A1" style:family="table-cell">
      <style:table-cell-properties fo:padding="0.0382in" fo:border-left="0.05pt solid #000000" fo:border-right="none" fo:border-top="0.05pt solid #000000" fo:border-bottom="none"/>
    </style:style>
    <style:style style:name="Table28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none" fo:border-top="none" fo:border-bottom="none"/>
    </style:style>
    <style:style style:name="Table28.C2" style:family="table-cell">
      <style:table-cell-properties fo:padding="0.0382in" fo:border-left="0.05pt solid #000000" fo:border-right="0.05pt solid #000000" fo:border-top="none" fo:border-bottom="none"/>
    </style:style>
    <style:style style:name="Table28.6" style:family="table-row">
      <style:table-row-properties style:min-row-height="0.2806in"/>
    </style:style>
    <style:style style:name="Table28.A8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>
      <style:table-properties style:width="6.6979in" fo:margin-left="0in" table:align="left"/>
    </style:style>
    <style:style style:name="Table30.A" style:family="table-column">
      <style:table-column-properties style:column-width="2in"/>
    </style:style>
    <style:style style:name="Table30.B" style:family="table-column">
      <style:table-column-properties style:column-width="1.4375in"/>
    </style:style>
    <style:style style:name="Table30.C" style:family="table-column">
      <style:table-column-properties style:column-width="3.2604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1.75in"/>
    </style:style>
    <style:style style:name="Table31.B" style:family="table-column">
      <style:table-column-properties style:column-width="0.9375in"/>
    </style:style>
    <style:style style:name="Table31.C" style:family="table-column">
      <style:table-column-properties style:column-width="4.0104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C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1.875in"/>
    </style:style>
    <style:style style:name="Table29.B" style:family="table-column">
      <style:table-column-properties style:column-width="1.8611in"/>
    </style:style>
    <style:style style:name="Table29.C" style:family="table-column">
      <style:table-column-properties style:column-width="2.9618in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063506" officeooo:paragraph-rsid="00063506"/>
    </style:style>
    <style:style style:name="P2" style:family="paragraph" style:parent-style-name="Standard">
      <style:text-properties style:font-name="DejaVu Sans" officeooo:rsid="000cc0f6" officeooo:paragraph-rsid="000cc0f6"/>
    </style:style>
    <style:style style:name="P3" style:family="paragraph" style:parent-style-name="Standard">
      <style:text-properties style:font-name="DejaVu Sans" officeooo:rsid="0062ab73" officeooo:paragraph-rsid="006997c1"/>
    </style:style>
    <style:style style:name="P4" style:family="paragraph" style:parent-style-name="Standard">
      <style:text-properties style:font-name="DejaVu Sans" officeooo:rsid="0062ab73" officeooo:paragraph-rsid="006b169f"/>
    </style:style>
    <style:style style:name="P5" style:family="paragraph" style:parent-style-name="Standard">
      <style:text-properties fo:color="#ff3333" officeooo:rsid="00274225" officeooo:paragraph-rsid="0039f378"/>
    </style:style>
    <style:style style:name="P6" style:family="paragraph" style:parent-style-name="Standard">
      <style:text-properties fo:color="#ff3333" officeooo:rsid="00274225" officeooo:paragraph-rsid="0073096a"/>
    </style:style>
    <style:style style:name="P7" style:family="paragraph" style:parent-style-name="Standard">
      <style:text-properties style:font-name="Courier 10 Pitch" fo:font-size="10pt" officeooo:rsid="000b3e0c" officeooo:paragraph-rsid="000b3e0c" style:font-size-asian="10pt" style:font-size-complex="10pt"/>
    </style:style>
    <style:style style:name="P8" style:family="paragraph" style:parent-style-name="Standard">
      <style:text-properties style:font-name="Courier 10 Pitch" fo:font-size="10pt" officeooo:rsid="00135333" officeooo:paragraph-rsid="00135333" style:font-size-asian="10pt" style:font-size-complex="10pt"/>
    </style:style>
    <style:style style:name="P9" style:family="paragraph" style:parent-style-name="Standard">
      <style:text-properties style:font-name="Courier 10 Pitch" fo:font-size="10pt" officeooo:rsid="001e4b87" officeooo:paragraph-rsid="001e4b87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e4b87" officeooo:paragraph-rsid="0021d6c7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e4b87" officeooo:paragraph-rsid="0022b5a5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1e4b87" officeooo:paragraph-rsid="003d6c7d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1e4b87" officeooo:paragraph-rsid="003f95a7" style:font-size-asian="10pt" style:font-size-complex="10pt"/>
    </style:style>
    <style:style style:name="P14" style:family="paragraph" style:parent-style-name="Standard">
      <style:text-properties style:font-name="Courier 10 Pitch" fo:font-size="10pt" officeooo:rsid="001e4b87" officeooo:paragraph-rsid="004498e1" style:font-size-asian="10pt" style:font-size-complex="10pt"/>
    </style:style>
    <style:style style:name="P15" style:family="paragraph" style:parent-style-name="Standard">
      <style:text-properties style:font-name="Courier 10 Pitch" fo:font-size="10pt" officeooo:rsid="001e4b87" officeooo:paragraph-rsid="0073096a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1fa352" officeooo:paragraph-rsid="0021d6c7" style:font-size-asian="10pt" style:font-size-complex="10pt"/>
    </style:style>
    <style:style style:name="P17" style:family="paragraph" style:parent-style-name="Standard">
      <style:text-properties style:font-name="Courier 10 Pitch" fo:font-size="10pt" officeooo:rsid="001fa352" officeooo:paragraph-rsid="001fa352" style:font-size-asian="10pt" style:font-size-complex="10pt"/>
    </style:style>
    <style:style style:name="P18" style:family="paragraph" style:parent-style-name="Standard">
      <style:text-properties style:font-name="Courier 10 Pitch" fo:font-size="10pt" officeooo:rsid="001fa352" officeooo:paragraph-rsid="003d6c7d" style:font-size-asian="10pt" style:font-size-complex="10pt"/>
    </style:style>
    <style:style style:name="P19" style:family="paragraph" style:parent-style-name="Standard">
      <style:text-properties style:font-name="Courier 10 Pitch" fo:font-size="10pt" officeooo:rsid="001fa352" officeooo:paragraph-rsid="003f95a7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1fa352" officeooo:paragraph-rsid="004498e1" style:font-size-asian="10pt" style:font-size-complex="10pt"/>
    </style:style>
    <style:style style:name="P21" style:family="paragraph" style:parent-style-name="Standard">
      <style:text-properties style:font-name="Courier 10 Pitch" fo:font-size="10pt" officeooo:rsid="001fa352" officeooo:paragraph-rsid="001e4b87" style:font-size-asian="10pt" style:font-size-complex="10pt"/>
    </style:style>
    <style:style style:name="P22" style:family="paragraph" style:parent-style-name="Standard">
      <style:text-properties style:font-name="Courier 10 Pitch" fo:font-size="10pt" officeooo:rsid="001fa352" officeooo:paragraph-rsid="0057f91b" style:font-size-asian="10pt" style:font-size-complex="10pt"/>
    </style:style>
    <style:style style:name="P23" style:family="paragraph" style:parent-style-name="Standard">
      <style:text-properties style:font-name="Courier 10 Pitch" fo:font-size="10pt" officeooo:rsid="001fa352" officeooo:paragraph-rsid="0073096a" style:font-size-asian="10pt" style:font-size-complex="10pt"/>
    </style:style>
    <style:style style:name="P24" style:family="paragraph" style:parent-style-name="Standard">
      <style:text-properties style:font-name="Courier 10 Pitch" fo:font-size="10pt" officeooo:rsid="0021d6c7" officeooo:paragraph-rsid="0021d6c7" style:font-size-asian="10pt" style:font-size-complex="10pt"/>
    </style:style>
    <style:style style:name="P25" style:family="paragraph" style:parent-style-name="Standard">
      <style:text-properties style:font-name="Courier 10 Pitch" fo:font-size="10pt" officeooo:rsid="0021d6c7" officeooo:paragraph-rsid="0022b5a5" style:font-size-asian="10pt" style:font-size-complex="10pt"/>
    </style:style>
    <style:style style:name="P26" style:family="paragraph" style:parent-style-name="Standard">
      <style:text-properties style:font-name="Courier 10 Pitch" fo:font-size="10pt" officeooo:rsid="003666ba" officeooo:paragraph-rsid="003666ba" style:font-size-asian="10pt" style:font-size-complex="10pt"/>
    </style:style>
    <style:style style:name="P27" style:family="paragraph" style:parent-style-name="Standard">
      <style:text-properties style:font-name="Courier 10 Pitch" fo:font-size="10pt" officeooo:rsid="0023fa78" officeooo:paragraph-rsid="0023fa78" style:font-size-asian="10pt" style:font-size-complex="10pt"/>
    </style:style>
    <style:style style:name="P28" style:family="paragraph" style:parent-style-name="Standard">
      <style:text-properties style:font-name="Courier 10 Pitch" fo:font-size="10pt" officeooo:rsid="0038d1fd" officeooo:paragraph-rsid="0038d1fd" style:font-size-asian="10pt" style:font-size-complex="10pt"/>
    </style:style>
    <style:style style:name="P29" style:family="paragraph" style:parent-style-name="Standard">
      <style:text-properties style:font-name="Courier 10 Pitch" fo:font-size="10pt" officeooo:rsid="0038d1fd" officeooo:paragraph-rsid="003d6c7d" style:font-size-asian="10pt" style:font-size-complex="10pt"/>
    </style:style>
    <style:style style:name="P30" style:family="paragraph" style:parent-style-name="Standard">
      <style:text-properties style:font-name="Courier 10 Pitch" fo:font-size="10pt" officeooo:rsid="0038d1fd" officeooo:paragraph-rsid="003f95a7" style:font-size-asian="10pt" style:font-size-complex="10pt"/>
    </style:style>
    <style:style style:name="P31" style:family="paragraph" style:parent-style-name="Standard">
      <style:text-properties style:font-name="Courier 10 Pitch" fo:font-size="10pt" officeooo:rsid="0038d1fd" officeooo:paragraph-rsid="0073096a" style:font-size-asian="10pt" style:font-size-complex="10pt"/>
    </style:style>
    <style:style style:name="P32" style:family="paragraph" style:parent-style-name="Standard">
      <style:text-properties style:font-name="Courier 10 Pitch" fo:font-size="10pt" officeooo:rsid="0039f378" officeooo:paragraph-rsid="0039f378" style:font-size-asian="10pt" style:font-size-complex="10pt"/>
    </style:style>
    <style:style style:name="P33" style:family="paragraph" style:parent-style-name="Standard">
      <style:text-properties style:font-name="Courier 10 Pitch" fo:font-size="10pt" officeooo:rsid="0039f378" officeooo:paragraph-rsid="003d6c7d" style:font-size-asian="10pt" style:font-size-complex="10pt"/>
    </style:style>
    <style:style style:name="P34" style:family="paragraph" style:parent-style-name="Standard">
      <style:text-properties style:font-name="Courier 10 Pitch" fo:font-size="10pt" officeooo:rsid="0039f378" officeooo:paragraph-rsid="003f95a7" style:font-size-asian="10pt" style:font-size-complex="10pt"/>
    </style:style>
    <style:style style:name="P35" style:family="paragraph" style:parent-style-name="Standard">
      <style:text-properties style:font-name="Courier 10 Pitch" fo:font-size="10pt" officeooo:rsid="0039f378" officeooo:paragraph-rsid="004498e1" style:font-size-asian="10pt" style:font-size-complex="10pt"/>
    </style:style>
    <style:style style:name="P36" style:family="paragraph" style:parent-style-name="Standard">
      <style:text-properties style:font-name="Courier 10 Pitch" fo:font-size="10pt" officeooo:rsid="0039f378" officeooo:paragraph-rsid="0073096a" style:font-size-asian="10pt" style:font-size-complex="10pt"/>
    </style:style>
    <style:style style:name="P37" style:family="paragraph" style:parent-style-name="Standard">
      <style:text-properties style:font-name="Courier 10 Pitch" fo:font-size="10pt" officeooo:rsid="003d6c7d" officeooo:paragraph-rsid="003d6c7d" style:font-size-asian="10pt" style:font-size-complex="10pt"/>
    </style:style>
    <style:style style:name="P38" style:family="paragraph" style:parent-style-name="Standard">
      <style:text-properties style:font-name="Courier 10 Pitch" fo:font-size="10pt" officeooo:rsid="003f95a7" officeooo:paragraph-rsid="003f95a7" style:font-size-asian="10pt" style:font-size-complex="10pt"/>
    </style:style>
    <style:style style:name="P39" style:family="paragraph" style:parent-style-name="Standard">
      <style:text-properties style:font-name="Courier 10 Pitch" fo:font-size="10pt" officeooo:rsid="0045ff8b" officeooo:paragraph-rsid="0045ff8b" style:font-size-asian="10pt" style:font-size-complex="10pt"/>
    </style:style>
    <style:style style:name="P40" style:family="paragraph" style:parent-style-name="Standard">
      <style:text-properties style:font-name="Courier 10 Pitch" fo:font-size="10pt" officeooo:rsid="004b8c0e" officeooo:paragraph-rsid="004b8c0e" style:font-size-asian="10pt" style:font-size-complex="10pt"/>
    </style:style>
    <style:style style:name="P41" style:family="paragraph" style:parent-style-name="Standard">
      <style:text-properties style:font-name="Courier 10 Pitch" fo:font-size="10pt" officeooo:rsid="004dac9e" officeooo:paragraph-rsid="004dac9e" style:font-size-asian="10pt" style:font-size-complex="10pt"/>
    </style:style>
    <style:style style:name="P42" style:family="paragraph" style:parent-style-name="Standard">
      <style:text-properties style:font-name="Courier 10 Pitch" fo:font-size="10pt" officeooo:rsid="004fd182" officeooo:paragraph-rsid="004fd182" style:font-size-asian="10pt" style:font-size-complex="10pt"/>
    </style:style>
    <style:style style:name="P43" style:family="paragraph" style:parent-style-name="Standard">
      <style:text-properties style:font-name="Courier 10 Pitch" fo:font-size="10pt" officeooo:rsid="0057f91b" officeooo:paragraph-rsid="0057f91b" style:font-size-asian="10pt" style:font-size-complex="10pt"/>
    </style:style>
    <style:style style:name="P44" style:family="paragraph" style:parent-style-name="Standard">
      <style:text-properties style:font-name="Courier 10 Pitch" fo:font-size="10pt" officeooo:rsid="0074f8a0" officeooo:paragraph-rsid="0074f8a0" style:font-size-asian="10pt" style:font-size-complex="10pt"/>
    </style:style>
    <style:style style:name="P45" style:family="paragraph" style:parent-style-name="Standard">
      <style:text-properties fo:color="#000000" officeooo:rsid="001cebec" officeooo:paragraph-rsid="001cebec"/>
    </style:style>
    <style:style style:name="P46" style:family="paragraph" style:parent-style-name="Standard">
      <style:text-properties officeooo:rsid="000e6747" officeooo:paragraph-rsid="00151403"/>
    </style:style>
    <style:style style:name="P47" style:family="paragraph" style:parent-style-name="Standard">
      <style:text-properties officeooo:rsid="00151403" officeooo:paragraph-rsid="00151403"/>
    </style:style>
    <style:style style:name="P48" style:family="paragraph" style:parent-style-name="Standard">
      <style:text-properties officeooo:paragraph-rsid="00151403"/>
    </style:style>
    <style:style style:name="P49" style:family="paragraph" style:parent-style-name="Standard">
      <style:text-properties officeooo:rsid="00163d02" officeooo:paragraph-rsid="00163d02"/>
    </style:style>
    <style:style style:name="P50" style:family="paragraph" style:parent-style-name="Standard">
      <style:text-properties officeooo:rsid="00163d02" officeooo:paragraph-rsid="001d2196"/>
    </style:style>
    <style:style style:name="P51" style:family="paragraph" style:parent-style-name="Standard">
      <style:text-properties officeooo:rsid="00163d02" officeooo:paragraph-rsid="0021d6c7"/>
    </style:style>
    <style:style style:name="P52" style:family="paragraph" style:parent-style-name="Standard">
      <style:text-properties officeooo:rsid="00163d02" officeooo:paragraph-rsid="0022b5a5"/>
    </style:style>
    <style:style style:name="P53" style:family="paragraph" style:parent-style-name="Standard">
      <style:text-properties officeooo:rsid="00163d02" officeooo:paragraph-rsid="00386202"/>
    </style:style>
    <style:style style:name="P54" style:family="paragraph" style:parent-style-name="Standard">
      <style:text-properties officeooo:rsid="00163d02" officeooo:paragraph-rsid="0039f378"/>
    </style:style>
    <style:style style:name="P55" style:family="paragraph" style:parent-style-name="Standard">
      <style:text-properties officeooo:rsid="00163d02" officeooo:paragraph-rsid="0073096a"/>
    </style:style>
    <style:style style:name="P56" style:family="paragraph" style:parent-style-name="Standard">
      <style:text-properties officeooo:rsid="001d2196" officeooo:paragraph-rsid="001d2196"/>
    </style:style>
    <style:style style:name="P57" style:family="paragraph" style:parent-style-name="Standard">
      <style:text-properties officeooo:rsid="001d2196" officeooo:paragraph-rsid="0021d6c7"/>
    </style:style>
    <style:style style:name="P58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paragraph-rsid="000e6747" style:font-size-asian="10pt" style:font-size-complex="10pt"/>
    </style:style>
    <style:style style:name="P59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135333" officeooo:paragraph-rsid="00135333" style:font-size-asian="10pt" style:font-size-complex="10pt"/>
    </style:style>
    <style:style style:name="P60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normal" officeooo:rsid="003666ba" officeooo:paragraph-rsid="003666ba" style:font-size-asian="10pt" style:font-size-complex="10pt"/>
    </style:style>
    <style:style style:name="P61" style:family="paragraph" style:parent-style-name="Standard">
      <style:text-properties fo:font-variant="normal" fo:text-transform="none" fo:color="#212121" style:font-name="Courier 10 Pitch" fo:font-size="10pt" fo:letter-spacing="normal" fo:font-style="normal" fo:font-weight="bold" officeooo:rsid="003666ba" officeooo:paragraph-rsid="003666ba" style:font-size-asian="10pt" style:font-weight-asian="bold" style:font-size-complex="10pt" style:font-weight-complex="bold"/>
    </style:style>
    <style:style style:name="P62" style:family="paragraph" style:parent-style-name="Standard">
      <style:text-properties officeooo:rsid="002450d1" officeooo:paragraph-rsid="002450d1"/>
    </style:style>
    <style:style style:name="P63" style:family="paragraph" style:parent-style-name="Standard">
      <style:text-properties officeooo:rsid="0033ea2e" officeooo:paragraph-rsid="0033ea2e"/>
    </style:style>
    <style:style style:name="P64" style:family="paragraph" style:parent-style-name="Standard">
      <style:text-properties officeooo:rsid="0033ea2e" officeooo:paragraph-rsid="0038d1fd"/>
    </style:style>
    <style:style style:name="P65" style:family="paragraph" style:parent-style-name="Standard">
      <style:text-properties officeooo:rsid="003b7fb0" officeooo:paragraph-rsid="003b7fb0"/>
    </style:style>
    <style:style style:name="P66" style:family="paragraph" style:parent-style-name="Standard">
      <style:text-properties fo:color="#e8bf6a" style:font-name="Source Code Pro" fo:font-size="10.5pt" officeooo:paragraph-rsid="00694e97"/>
    </style:style>
    <style:style style:name="P67" style:family="paragraph" style:parent-style-name="Standard">
      <style:text-properties style:use-window-font-color="true"/>
    </style:style>
    <style:style style:name="P68" style:family="paragraph" style:parent-style-name="Standard">
      <style:text-properties style:use-window-font-color="true" officeooo:paragraph-rsid="006d594a"/>
    </style:style>
    <style:style style:name="P69" style:family="paragraph" style:parent-style-name="Standard">
      <style:text-properties style:use-window-font-color="true" officeooo:rsid="001cebec" officeooo:paragraph-rsid="001cebec"/>
    </style:style>
    <style:style style:name="P70" style:family="paragraph" style:parent-style-name="Standard">
      <style:text-properties style:use-window-font-color="true" officeooo:rsid="001cebec" officeooo:paragraph-rsid="001d03e1"/>
    </style:style>
    <style:style style:name="P71" style:family="paragraph" style:parent-style-name="Standard">
      <style:text-properties style:use-window-font-color="true" officeooo:rsid="001d03e1" officeooo:paragraph-rsid="001d03e1"/>
    </style:style>
    <style:style style:name="P72" style:family="paragraph" style:parent-style-name="Text_20_body">
      <style:text-properties officeooo:rsid="00151403" officeooo:paragraph-rsid="00151403"/>
    </style:style>
    <style:style style:name="P73" style:family="paragraph" style:parent-style-name="Text_20_body">
      <style:text-properties officeooo:rsid="0021d6c7" officeooo:paragraph-rsid="0021d6c7"/>
    </style:style>
    <style:style style:name="P74" style:family="paragraph" style:parent-style-name="Text_20_body">
      <style:text-properties officeooo:rsid="0025be6b" officeooo:paragraph-rsid="0025be6b"/>
    </style:style>
    <style:style style:name="P75" style:family="paragraph" style:parent-style-name="Text_20_body">
      <style:text-properties officeooo:rsid="0025be6b" officeooo:paragraph-rsid="003d6c7d"/>
    </style:style>
    <style:style style:name="P76" style:family="paragraph" style:parent-style-name="Text_20_body">
      <style:text-properties officeooo:rsid="0025be6b" officeooo:paragraph-rsid="0057f91b"/>
    </style:style>
    <style:style style:name="P77" style:family="paragraph" style:parent-style-name="Text_20_body">
      <style:text-properties officeooo:rsid="0025be6b" officeooo:paragraph-rsid="005db881"/>
    </style:style>
    <style:style style:name="P78" style:family="paragraph" style:parent-style-name="Text_20_body">
      <style:text-properties fo:color="#000000" officeooo:rsid="00274225" officeooo:paragraph-rsid="00274225"/>
    </style:style>
    <style:style style:name="P79" style:family="paragraph" style:parent-style-name="Text_20_body">
      <style:text-properties fo:color="#000000" officeooo:rsid="0057f91b" officeooo:paragraph-rsid="0057f91b"/>
    </style:style>
    <style:style style:name="P80" style:family="paragraph" style:parent-style-name="Text_20_body">
      <style:text-properties fo:color="#000000" officeooo:rsid="0057f91b" officeooo:paragraph-rsid="0073096a"/>
    </style:style>
    <style:style style:name="P81" style:family="paragraph" style:parent-style-name="Text_20_body">
      <style:text-properties officeooo:rsid="002c852f" officeooo:paragraph-rsid="002c852f"/>
    </style:style>
    <style:style style:name="P82" style:family="paragraph" style:parent-style-name="Text_20_body">
      <style:text-properties officeooo:rsid="002cf951" officeooo:paragraph-rsid="002cf951"/>
    </style:style>
    <style:style style:name="P83" style:family="paragraph" style:parent-style-name="Text_20_body">
      <style:text-properties officeooo:rsid="002f8de7" officeooo:paragraph-rsid="002f8de7"/>
    </style:style>
    <style:style style:name="P84" style:family="paragraph" style:parent-style-name="Text_20_body">
      <style:text-properties officeooo:rsid="002f8de7" officeooo:paragraph-rsid="003d6c7d"/>
    </style:style>
    <style:style style:name="P85" style:family="paragraph" style:parent-style-name="Text_20_body">
      <style:text-properties officeooo:rsid="003126e2" officeooo:paragraph-rsid="003126e2"/>
    </style:style>
    <style:style style:name="P86" style:family="paragraph" style:parent-style-name="Text_20_body">
      <style:text-properties officeooo:rsid="00327c72" officeooo:paragraph-rsid="00327c72"/>
    </style:style>
    <style:style style:name="P87" style:family="paragraph" style:parent-style-name="Text_20_body">
      <style:text-properties officeooo:rsid="0036dffb" officeooo:paragraph-rsid="0036dffb"/>
    </style:style>
    <style:style style:name="P88" style:family="paragraph" style:parent-style-name="Text_20_body">
      <style:text-properties officeooo:rsid="003d6c7d" officeooo:paragraph-rsid="003d6c7d"/>
    </style:style>
    <style:style style:name="P89" style:family="paragraph" style:parent-style-name="Text_20_body">
      <style:text-properties officeooo:rsid="003d6c7d" officeooo:paragraph-rsid="003f95a7"/>
    </style:style>
    <style:style style:name="P90" style:family="paragraph" style:parent-style-name="Text_20_body">
      <style:text-properties officeooo:rsid="003d6c7d" officeooo:paragraph-rsid="004498e1"/>
    </style:style>
    <style:style style:name="P91" style:family="paragraph" style:parent-style-name="Text_20_body">
      <style:text-properties officeooo:rsid="0027725a" officeooo:paragraph-rsid="003d6c7d"/>
    </style:style>
    <style:style style:name="P92" style:family="paragraph" style:parent-style-name="Text_20_body">
      <style:text-properties officeooo:rsid="0027725a" officeooo:paragraph-rsid="003f95a7"/>
    </style:style>
    <style:style style:name="P93" style:family="paragraph" style:parent-style-name="Text_20_body">
      <style:text-properties officeooo:rsid="0027725a" officeooo:paragraph-rsid="004498e1"/>
    </style:style>
    <style:style style:name="P94" style:family="paragraph" style:parent-style-name="Text_20_body">
      <style:text-properties officeooo:rsid="0040e648" officeooo:paragraph-rsid="0040e648"/>
    </style:style>
    <style:style style:name="P95" style:family="paragraph" style:parent-style-name="Text_20_body">
      <style:text-properties officeooo:rsid="0022b5a5" officeooo:paragraph-rsid="004e7455"/>
    </style:style>
    <style:style style:name="P96" style:family="paragraph" style:parent-style-name="Text_20_body">
      <style:text-properties officeooo:rsid="004e7455" officeooo:paragraph-rsid="004e7455"/>
    </style:style>
    <style:style style:name="P97" style:family="paragraph" style:parent-style-name="Text_20_body">
      <style:text-properties officeooo:rsid="001d2196" officeooo:paragraph-rsid="001d2196"/>
    </style:style>
    <style:style style:name="P98" style:family="paragraph" style:parent-style-name="Text_20_body">
      <style:text-properties officeooo:rsid="003f95a7" officeooo:paragraph-rsid="003f95a7"/>
    </style:style>
    <style:style style:name="P99" style:family="paragraph" style:parent-style-name="Text_20_body">
      <style:text-properties style:font-name="DejaVu Sans" officeooo:paragraph-rsid="006c4c9d"/>
    </style:style>
    <style:style style:name="P100" style:family="paragraph" style:parent-style-name="Text_20_body">
      <style:text-properties officeooo:rsid="0073096a" officeooo:paragraph-rsid="0073096a"/>
    </style:style>
    <style:style style:name="P101" style:family="paragraph" style:parent-style-name="Standard">
      <style:paragraph-properties fo:break-before="page"/>
    </style:style>
    <style:style style:name="P102" style:family="paragraph" style:parent-style-name="Text_20_body">
      <style:paragraph-properties fo:break-before="page"/>
      <style:text-properties officeooo:rsid="0022b5a5" officeooo:paragraph-rsid="004e7455"/>
    </style:style>
    <style:style style:name="P103" style:family="paragraph" style:parent-style-name="Text_20_body">
      <style:paragraph-properties fo:break-before="page"/>
      <style:text-properties fo:color="#000000" officeooo:rsid="0074f8a0" officeooo:paragraph-rsid="0074f8a0"/>
    </style:style>
    <style:style style:name="P104" style:family="paragraph" style:parent-style-name="Table_20_Contents">
      <style:text-properties style:font-name="Courier 10 Pitch" fo:font-size="10pt" style:font-size-asian="10pt" style:font-size-complex="10pt"/>
    </style:style>
    <style:style style:name="P105" style:family="paragraph" style:parent-style-name="Table_20_Contents">
      <style:text-properties style:font-name="Courier 10 Pitch" fo:font-size="10pt" officeooo:rsid="00151403" officeooo:paragraph-rsid="00151403" style:font-size-asian="10pt" style:font-size-complex="10pt"/>
    </style:style>
    <style:style style:name="P106" style:family="paragraph" style:parent-style-name="Table_20_Contents">
      <style:text-properties style:font-name="Courier 10 Pitch" fo:font-size="10pt" officeooo:paragraph-rsid="00163d02" style:font-size-asian="10pt" style:font-size-complex="10pt"/>
    </style:style>
    <style:style style:name="P107" style:family="paragraph" style:parent-style-name="Table_20_Contents">
      <style:text-properties style:font-name="Courier 10 Pitch" fo:font-size="10pt" officeooo:rsid="0019c5a7" officeooo:paragraph-rsid="0019c5a7" style:font-size-asian="10pt" style:font-size-complex="10pt"/>
    </style:style>
    <style:style style:name="P108" style:family="paragraph" style:parent-style-name="Table_20_Contents">
      <style:text-properties style:font-name="Courier 10 Pitch" fo:font-size="10pt" officeooo:rsid="0019c5a7" officeooo:paragraph-rsid="001d2196" style:font-size-asian="10pt" style:font-size-complex="10pt"/>
    </style:style>
    <style:style style:name="P109" style:family="paragraph" style:parent-style-name="Table_20_Contents">
      <style:text-properties style:font-name="Courier 10 Pitch" fo:font-size="10pt" officeooo:rsid="0019c5a7" officeooo:paragraph-rsid="0021d6c7" style:font-size-asian="10pt" style:font-size-complex="10pt"/>
    </style:style>
    <style:style style:name="P110" style:family="paragraph" style:parent-style-name="Table_20_Contents">
      <style:text-properties style:font-name="Courier 10 Pitch" fo:font-size="10pt" officeooo:rsid="0019c5a7" officeooo:paragraph-rsid="003d6c7d" style:font-size-asian="10pt" style:font-size-complex="10pt"/>
    </style:style>
    <style:style style:name="P111" style:family="paragraph" style:parent-style-name="Table_20_Contents">
      <style:text-properties style:font-name="Courier 10 Pitch" fo:font-size="10pt" officeooo:paragraph-rsid="001d2196" style:font-size-asian="10pt" style:font-size-complex="10pt"/>
    </style:style>
    <style:style style:name="P112" style:family="paragraph" style:parent-style-name="Table_20_Contents">
      <style:text-properties style:font-name="Courier 10 Pitch" fo:font-size="10pt" officeooo:paragraph-rsid="0021d6c7" style:font-size-asian="10pt" style:font-size-complex="10pt"/>
    </style:style>
    <style:style style:name="P113" style:family="paragraph" style:parent-style-name="Table_20_Contents">
      <style:text-properties style:font-name="Courier 10 Pitch" fo:font-size="10pt" officeooo:paragraph-rsid="0022b5a5" style:font-size-asian="10pt" style:font-size-complex="10pt"/>
    </style:style>
    <style:style style:name="P114" style:family="paragraph" style:parent-style-name="Table_20_Contents">
      <style:text-properties style:font-name="Courier 10 Pitch" fo:font-size="10pt" officeooo:rsid="0036c942" officeooo:paragraph-rsid="0036c942" style:font-size-asian="10pt" style:font-size-complex="10pt"/>
    </style:style>
    <style:style style:name="P115" style:family="paragraph" style:parent-style-name="Table_20_Contents">
      <style:text-properties style:font-name="Courier 10 Pitch" fo:font-size="10pt" officeooo:rsid="0022b5a5" officeooo:paragraph-rsid="0022b5a5" style:font-size-asian="10pt" style:font-size-complex="10pt"/>
    </style:style>
    <style:style style:name="P116" style:family="paragraph" style:parent-style-name="Table_20_Contents">
      <style:text-properties style:font-name="Courier 10 Pitch" fo:font-size="10pt" officeooo:rsid="00386202" officeooo:paragraph-rsid="00386202" style:font-size-asian="10pt" style:font-size-complex="10pt"/>
    </style:style>
    <style:style style:name="P117" style:family="paragraph" style:parent-style-name="Table_20_Contents">
      <style:text-properties style:font-name="Courier 10 Pitch" fo:font-size="10pt" officeooo:rsid="00386202" officeooo:paragraph-rsid="0039f378" style:font-size-asian="10pt" style:font-size-complex="10pt"/>
    </style:style>
    <style:style style:name="P118" style:family="paragraph" style:parent-style-name="Table_20_Contents">
      <style:text-properties style:font-name="Courier 10 Pitch" fo:font-size="10pt" officeooo:rsid="00386202" officeooo:paragraph-rsid="003d6c7d" style:font-size-asian="10pt" style:font-size-complex="10pt"/>
    </style:style>
    <style:style style:name="P119" style:family="paragraph" style:parent-style-name="Table_20_Contents">
      <style:text-properties style:font-name="Courier 10 Pitch" fo:font-size="10pt" officeooo:rsid="00386202" officeooo:paragraph-rsid="0073096a" style:font-size-asian="10pt" style:font-size-complex="10pt"/>
    </style:style>
    <style:style style:name="P120" style:family="paragraph" style:parent-style-name="Table_20_Contents">
      <style:text-properties style:font-name="Courier 10 Pitch" fo:font-size="10pt" officeooo:rsid="0038d1fd" officeooo:paragraph-rsid="0038d1fd" style:font-size-asian="10pt" style:font-size-complex="10pt"/>
    </style:style>
    <style:style style:name="P121" style:family="paragraph" style:parent-style-name="Table_20_Contents">
      <style:text-properties style:font-name="Courier 10 Pitch" fo:font-size="10pt" officeooo:rsid="0039f378" officeooo:paragraph-rsid="0039f378" style:font-size-asian="10pt" style:font-size-complex="10pt"/>
    </style:style>
    <style:style style:name="P122" style:family="paragraph" style:parent-style-name="Table_20_Contents">
      <style:text-properties style:font-name="Courier 10 Pitch" fo:font-size="10pt" officeooo:rsid="0039f378" officeooo:paragraph-rsid="0073096a" style:font-size-asian="10pt" style:font-size-complex="10pt"/>
    </style:style>
    <style:style style:name="P123" style:family="paragraph" style:parent-style-name="Table_20_Contents">
      <style:text-properties style:font-name="Courier 10 Pitch" fo:font-size="10pt" officeooo:paragraph-rsid="003d6c7d" style:font-size-asian="10pt" style:font-size-complex="10pt"/>
    </style:style>
    <style:style style:name="P124" style:family="paragraph" style:parent-style-name="Table_20_Contents">
      <style:text-properties style:font-name="Courier 10 Pitch" fo:font-size="10pt" officeooo:rsid="003f95a7" officeooo:paragraph-rsid="003f95a7" style:font-size-asian="10pt" style:font-size-complex="10pt"/>
    </style:style>
    <style:style style:name="P125" style:family="paragraph" style:parent-style-name="Table_20_Contents">
      <style:text-properties style:font-name="Courier 10 Pitch" fo:font-size="10pt" officeooo:rsid="003f95a7" officeooo:paragraph-rsid="004498e1" style:font-size-asian="10pt" style:font-size-complex="10pt"/>
    </style:style>
    <style:style style:name="P126" style:family="paragraph" style:parent-style-name="Table_20_Contents">
      <style:text-properties style:font-name="Courier 10 Pitch" fo:font-size="10pt" officeooo:rsid="003f95a7" officeooo:paragraph-rsid="006e26b6" style:font-size-asian="10pt" style:font-size-complex="10pt"/>
    </style:style>
    <style:style style:name="P127" style:family="paragraph" style:parent-style-name="Table_20_Contents">
      <style:text-properties style:font-name="Courier 10 Pitch" fo:font-size="10pt" officeooo:rsid="004498e1" officeooo:paragraph-rsid="004498e1" style:font-size-asian="10pt" style:font-size-complex="10pt"/>
    </style:style>
    <style:style style:name="P128" style:family="paragraph" style:parent-style-name="Table_20_Contents">
      <style:text-properties style:font-name="Courier 10 Pitch" fo:font-size="10pt" officeooo:rsid="0045ff8b" officeooo:paragraph-rsid="0045ff8b" style:font-size-asian="10pt" style:font-size-complex="10pt"/>
    </style:style>
    <style:style style:name="P129" style:family="paragraph" style:parent-style-name="Table_20_Contents">
      <style:text-properties style:font-name="Courier 10 Pitch" fo:font-size="10pt" officeooo:rsid="0048fd8b" officeooo:paragraph-rsid="0048fd8b" style:font-size-asian="10pt" style:font-size-complex="10pt"/>
    </style:style>
    <style:style style:name="P130" style:family="paragraph" style:parent-style-name="Table_20_Contents">
      <style:text-properties style:font-name="Courier 10 Pitch" fo:font-size="10pt" officeooo:rsid="004a022e" officeooo:paragraph-rsid="004a022e" style:font-size-asian="10pt" style:font-size-complex="10pt"/>
    </style:style>
    <style:style style:name="P131" style:family="paragraph" style:parent-style-name="Table_20_Contents">
      <style:text-properties style:font-name="Courier 10 Pitch" fo:font-size="10pt" officeooo:rsid="004a022e" officeooo:paragraph-rsid="004b8c0e" style:font-size-asian="10pt" style:font-size-complex="10pt"/>
    </style:style>
    <style:style style:name="P132" style:family="paragraph" style:parent-style-name="Table_20_Contents">
      <style:text-properties style:font-name="Courier 10 Pitch" fo:font-size="10pt" officeooo:rsid="004b4df8" officeooo:paragraph-rsid="004b4df8" style:font-size-asian="10pt" style:font-size-complex="10pt"/>
    </style:style>
    <style:style style:name="P133" style:family="paragraph" style:parent-style-name="Table_20_Contents">
      <style:text-properties style:font-name="Courier 10 Pitch" fo:font-size="10pt" officeooo:rsid="004b8c0e" officeooo:paragraph-rsid="004b8c0e" style:font-size-asian="10pt" style:font-size-complex="10pt"/>
    </style:style>
    <style:style style:name="P134" style:family="paragraph" style:parent-style-name="Table_20_Contents">
      <style:text-properties style:font-name="Courier 10 Pitch" fo:font-size="10pt" officeooo:rsid="004d790c" officeooo:paragraph-rsid="004d790c" style:font-size-asian="10pt" style:font-size-complex="10pt"/>
    </style:style>
    <style:style style:name="P135" style:family="paragraph" style:parent-style-name="Table_20_Contents">
      <style:text-properties style:font-name="Courier 10 Pitch" fo:font-size="10pt" officeooo:rsid="004dac9e" officeooo:paragraph-rsid="004dac9e" style:font-size-asian="10pt" style:font-size-complex="10pt"/>
    </style:style>
    <style:style style:name="P136" style:family="paragraph" style:parent-style-name="Table_20_Contents">
      <style:text-properties style:font-name="Courier 10 Pitch" fo:font-size="10pt" officeooo:rsid="0051de33" officeooo:paragraph-rsid="0051de33" style:font-size-asian="10pt" style:font-size-complex="10pt"/>
    </style:style>
    <style:style style:name="P137" style:family="paragraph" style:parent-style-name="Table_20_Contents">
      <style:text-properties style:font-name="Courier 10 Pitch" fo:font-size="10pt" officeooo:rsid="006e26b6" officeooo:paragraph-rsid="006e26b6" style:font-size-asian="10pt" style:font-size-complex="10pt"/>
    </style:style>
    <style:style style:name="P138" style:family="paragraph" style:parent-style-name="Table_20_Contents">
      <style:text-properties fo:color="#000000" style:font-name="Courier 10 Pitch" fo:font-size="10pt" officeooo:rsid="004b8c0e" officeooo:paragraph-rsid="004b8c0e" style:font-size-asian="10pt" style:font-size-complex="10pt"/>
    </style:style>
    <style:style style:name="P139" style:family="paragraph" style:parent-style-name="Table_20_Contents">
      <style:text-properties fo:color="#000000" style:font-name="Courier 10 Pitch" fo:font-size="10pt" officeooo:paragraph-rsid="0022b5a5" style:font-size-asian="10pt" style:font-size-complex="10pt"/>
    </style:style>
    <style:style style:name="P140" style:family="paragraph" style:parent-style-name="Table_20_Contents">
      <style:text-properties fo:color="#000000" style:font-name="Courier 10 Pitch" fo:font-size="10pt" officeooo:rsid="004dac9e" officeooo:paragraph-rsid="004dac9e" style:font-size-asian="10pt" style:font-size-complex="10pt"/>
    </style:style>
    <style:style style:name="P141" style:family="paragraph" style:parent-style-name="Title">
      <style:text-properties style:font-name="DejaVu Sans" officeooo:rsid="0009aa62" officeooo:paragraph-rsid="0009aa62"/>
    </style:style>
    <style:style style:name="P142" style:family="paragraph" style:parent-style-name="code">
      <style:text-properties officeooo:rsid="00151403" officeooo:paragraph-rsid="00151403"/>
    </style:style>
    <style:style style:name="P143" style:family="paragraph" style:parent-style-name="code">
      <style:text-properties officeooo:rsid="00163d02" officeooo:paragraph-rsid="00163d02"/>
    </style:style>
    <style:style style:name="P144" style:family="paragraph" style:parent-style-name="code">
      <style:text-properties officeooo:rsid="0011dcd7" officeooo:paragraph-rsid="0011dcd7"/>
    </style:style>
    <style:style style:name="P145" style:family="paragraph" style:parent-style-name="code">
      <style:text-properties officeooo:rsid="0011dcd7" officeooo:paragraph-rsid="0053f785"/>
    </style:style>
    <style:style style:name="P146" style:family="paragraph" style:parent-style-name="code">
      <style:text-properties officeooo:paragraph-rsid="0021d6c7"/>
    </style:style>
    <style:style style:name="P147" style:family="paragraph" style:parent-style-name="code">
      <style:text-properties officeooo:rsid="0021d6c7" officeooo:paragraph-rsid="0021d6c7"/>
    </style:style>
    <style:style style:name="P148" style:family="paragraph" style:parent-style-name="code">
      <style:text-properties officeooo:rsid="0023fa78" officeooo:paragraph-rsid="0023fa78"/>
    </style:style>
    <style:style style:name="P149" style:family="paragraph" style:parent-style-name="code">
      <style:text-properties officeooo:paragraph-rsid="0025be6b"/>
    </style:style>
    <style:style style:name="P150" style:family="paragraph" style:parent-style-name="code">
      <style:text-properties officeooo:rsid="0025be6b" officeooo:paragraph-rsid="0025be6b"/>
    </style:style>
    <style:style style:name="P151" style:family="paragraph" style:parent-style-name="code">
      <style:text-properties officeooo:rsid="00274225" officeooo:paragraph-rsid="00274225"/>
    </style:style>
    <style:style style:name="P152" style:family="paragraph" style:parent-style-name="code">
      <style:text-properties officeooo:rsid="0027725a" officeooo:paragraph-rsid="0027725a"/>
    </style:style>
    <style:style style:name="P153" style:family="paragraph" style:parent-style-name="code">
      <style:text-properties officeooo:rsid="00288dd0" officeooo:paragraph-rsid="00288dd0"/>
    </style:style>
    <style:style style:name="P154" style:family="paragraph" style:parent-style-name="code">
      <style:text-properties officeooo:rsid="002cf951" officeooo:paragraph-rsid="002cf951"/>
    </style:style>
    <style:style style:name="P155" style:family="paragraph" style:parent-style-name="code">
      <style:text-properties officeooo:rsid="002f8de7" officeooo:paragraph-rsid="002f8de7"/>
    </style:style>
    <style:style style:name="P156" style:family="paragraph" style:parent-style-name="code">
      <style:text-properties officeooo:rsid="00327c72" officeooo:paragraph-rsid="00327c72"/>
    </style:style>
    <style:style style:name="P157" style:family="paragraph" style:parent-style-name="code">
      <style:text-properties officeooo:rsid="0035c545" officeooo:paragraph-rsid="0035c545"/>
    </style:style>
    <style:style style:name="P158" style:family="paragraph" style:parent-style-name="code">
      <style:text-properties officeooo:rsid="0035c545" officeooo:paragraph-rsid="0048fd8b"/>
    </style:style>
    <style:style style:name="P159" style:family="paragraph" style:parent-style-name="code">
      <style:text-properties fo:font-weight="bold" style:font-weight-asian="bold" style:font-weight-complex="bold"/>
    </style:style>
    <style:style style:name="P160" style:family="paragraph" style:parent-style-name="code">
      <style:text-properties fo:font-weight="bold" officeooo:rsid="003666ba" officeooo:paragraph-rsid="003666ba" style:font-weight-asian="bold" style:font-weight-complex="bold"/>
    </style:style>
    <style:style style:name="P161" style:family="paragraph" style:parent-style-name="code">
      <style:text-properties fo:font-weight="bold" officeooo:rsid="003666ba" officeooo:paragraph-rsid="0039f378" style:font-weight-asian="bold" style:font-weight-complex="bold"/>
    </style:style>
    <style:style style:name="P162" style:family="paragraph" style:parent-style-name="code">
      <style:text-properties fo:font-weight="bold" officeooo:rsid="003666ba" officeooo:paragraph-rsid="003d6c7d" style:font-weight-asian="bold" style:font-weight-complex="bold"/>
    </style:style>
    <style:style style:name="P163" style:family="paragraph" style:parent-style-name="code">
      <style:text-properties fo:font-weight="bold" officeooo:rsid="003666ba" officeooo:paragraph-rsid="003f95a7" style:font-weight-asian="bold" style:font-weight-complex="bold"/>
    </style:style>
    <style:style style:name="P164" style:family="paragraph" style:parent-style-name="code">
      <style:text-properties fo:font-weight="bold" officeooo:rsid="003666ba" officeooo:paragraph-rsid="004498e1" style:font-weight-asian="bold" style:font-weight-complex="bold"/>
    </style:style>
    <style:style style:name="P165" style:family="paragraph" style:parent-style-name="code">
      <style:text-properties fo:font-weight="bold" officeooo:rsid="003666ba" officeooo:paragraph-rsid="0073096a" style:font-weight-asian="bold" style:font-weight-complex="bold"/>
    </style:style>
    <style:style style:name="P166" style:family="paragraph" style:parent-style-name="code">
      <style:text-properties officeooo:rsid="003666ba" officeooo:paragraph-rsid="003666ba"/>
    </style:style>
    <style:style style:name="P167" style:family="paragraph" style:parent-style-name="code">
      <style:text-properties fo:font-weight="normal" officeooo:rsid="003666ba" officeooo:paragraph-rsid="003666ba" style:font-weight-asian="normal" style:font-weight-complex="normal"/>
    </style:style>
    <style:style style:name="P168" style:family="paragraph" style:parent-style-name="code">
      <style:text-properties fo:font-weight="normal" officeooo:rsid="003666ba" officeooo:paragraph-rsid="0036dffb" style:font-weight-asian="normal" style:font-weight-complex="normal"/>
    </style:style>
    <style:style style:name="P169" style:family="paragraph" style:parent-style-name="code">
      <style:text-properties officeooo:rsid="0036c942" officeooo:paragraph-rsid="0036c942"/>
    </style:style>
    <style:style style:name="P170" style:family="paragraph" style:parent-style-name="code">
      <style:text-properties officeooo:rsid="0036dffb" officeooo:paragraph-rsid="0036dffb"/>
    </style:style>
    <style:style style:name="P171" style:family="paragraph" style:parent-style-name="code">
      <style:text-properties officeooo:paragraph-rsid="003cd0b3"/>
    </style:style>
    <style:style style:name="P172" style:family="paragraph" style:parent-style-name="code">
      <style:text-properties officeooo:rsid="0042cfc3" officeooo:paragraph-rsid="0042cfc3"/>
    </style:style>
    <style:style style:name="P173" style:family="paragraph" style:parent-style-name="code">
      <style:text-properties officeooo:paragraph-rsid="00474aaf"/>
    </style:style>
    <style:style style:name="P174" style:family="paragraph" style:parent-style-name="code">
      <style:text-properties officeooo:rsid="0048fd8b" officeooo:paragraph-rsid="0048fd8b"/>
    </style:style>
    <style:style style:name="P175" style:family="paragraph" style:parent-style-name="code">
      <style:text-properties officeooo:rsid="0048fd8b" officeooo:paragraph-rsid="0051de33"/>
    </style:style>
    <style:style style:name="P176" style:family="paragraph" style:parent-style-name="code">
      <style:text-properties officeooo:paragraph-rsid="004e7455"/>
    </style:style>
    <style:style style:name="P177" style:family="paragraph" style:parent-style-name="code">
      <style:text-properties officeooo:rsid="0053f785" officeooo:paragraph-rsid="0053f785"/>
    </style:style>
    <style:style style:name="P178" style:family="paragraph" style:parent-style-name="code">
      <style:text-properties officeooo:rsid="0059c840" officeooo:paragraph-rsid="0059c840"/>
    </style:style>
    <style:style style:name="P179" style:family="paragraph" style:parent-style-name="code">
      <style:text-properties officeooo:rsid="0059c840" officeooo:paragraph-rsid="005bba8f"/>
    </style:style>
    <style:style style:name="P180" style:family="paragraph" style:parent-style-name="code">
      <style:text-properties officeooo:rsid="0059c840" officeooo:paragraph-rsid="00713873"/>
    </style:style>
    <style:style style:name="P181" style:family="paragraph" style:parent-style-name="code">
      <style:text-properties officeooo:rsid="0059ffc0" officeooo:paragraph-rsid="0059ffc0"/>
    </style:style>
    <style:style style:name="P182" style:family="paragraph" style:parent-style-name="code">
      <style:text-properties officeooo:rsid="005bba8f" officeooo:paragraph-rsid="005bba8f"/>
    </style:style>
    <style:style style:name="P183" style:family="paragraph" style:parent-style-name="code">
      <style:text-properties officeooo:rsid="00474aaf" officeooo:paragraph-rsid="00474aaf"/>
    </style:style>
    <style:style style:name="P184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a9b7c6" style:font-name="Source Code Pro" fo:font-size="10.5pt" officeooo:paragraph-rsid="006c4c9d"/>
    </style:style>
    <style:style style:name="P185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 officeooo:paragraph-rsid="006b169f"/>
    </style:style>
    <style:style style:name="P186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pt" style:font-size-asian="10pt" style:font-size-complex="10pt"/>
    </style:style>
    <style:style style:name="P187" style:family="paragraph" style:parent-style-name="Preformatted_20_Text">
      <style:paragraph-properties fo:margin-top="0in" fo:margin-bottom="0.1965in" loext:contextual-spacing="false"/>
      <style:text-properties fo:color="#a9b7c6" style:text-position="0% 100%" style:font-name="Source Code Pro" fo:font-size="9pt" officeooo:paragraph-rsid="006b169f"/>
    </style:style>
    <style:style style:name="P188" style:family="paragraph" style:parent-style-name="Preformatted_20_Text">
      <style:paragraph-properties fo:margin-top="0in" fo:margin-bottom="0.1965in" loext:contextual-spacing="false"/>
      <style:text-properties fo:color="#a9b7c6" officeooo:paragraph-rsid="006b169f"/>
    </style:style>
    <style:style style:name="P189" style:family="paragraph" style:parent-style-name="Preformatted_20_Text">
      <style:text-properties fo:color="#808080" style:font-name="Source Code Pro" fo:font-size="10.5pt" officeooo:rsid="00694e97" officeooo:paragraph-rsid="00694e97"/>
    </style:style>
    <style:style style:name="P190" style:family="paragraph" style:parent-style-name="Preformatted_20_Text">
      <style:text-properties fo:color="#e8bf6a" style:font-name="Source Code Pro" fo:font-size="10.5pt" officeooo:paragraph-rsid="00694e97"/>
    </style:style>
    <style:style style:name="P191" style:family="paragraph" style:parent-style-name="Preformatted_20_Text">
      <style:text-properties fo:color="#a9b7c6"/>
    </style:style>
    <style:style style:name="P192" style:family="paragraph" style:parent-style-name="Preformatted_20_Text">
      <style:text-properties fo:color="#a9b7c6" style:font-name="Source Code Pro" fo:font-size="10.5pt"/>
    </style:style>
    <style:style style:name="P193" style:family="paragraph" style:parent-style-name="Preformatted_20_Text">
      <style:text-properties fo:color="#a9b7c6" style:font-name="Source Code Pro" fo:font-size="10pt" style:font-size-asian="10pt" style:font-size-complex="10pt"/>
    </style:style>
    <style:style style:name="P194" style:family="paragraph" style:parent-style-name="Preformatted_20_Text">
      <style:text-properties fo:color="#a9b7c6" style:text-position="0% 100%" style:font-name="Source Code Pro" fo:font-size="9pt" style:font-size-asian="9pt" style:font-size-complex="9pt"/>
    </style:style>
    <style:style style:name="P195" style:family="paragraph" style:parent-style-name="Preformatted_20_Text">
      <style:text-properties fo:color="#a9b7c6" style:text-position="0% 100%" fo:font-size="9pt" style:font-size-asian="9pt" style:font-size-complex="9pt"/>
    </style:style>
    <style:style style:name="P196" style:family="paragraph" style:parent-style-name="Preformatted_20_Text">
      <style:text-properties fo:color="#a9b7c6" fo:font-size="10pt" style:font-size-asian="10pt" style:font-size-complex="10pt"/>
    </style:style>
    <style:style style:name="P197" style:family="paragraph" style:parent-style-name="Preformatted_20_Text">
      <style:text-properties fo:color="#bbb529" style:font-name="Source Code Pro" fo:font-size="10.5pt"/>
    </style:style>
    <style:style style:name="P198" style:family="paragraph" style:parent-style-name="Standard">
      <style:text-properties fo:color="#000000" officeooo:rsid="001cebec"/>
    </style:style>
    <style:style style:name="P199" style:family="paragraph" style:parent-style-name="Standard">
      <style:text-properties style:use-window-font-color="true" officeooo:rsid="001cebec" officeooo:paragraph-rsid="006d594a"/>
    </style:style>
    <style:style style:name="P200" style:family="paragraph" style:parent-style-name="Standard">
      <style:text-properties fo:color="#e8bf6a" style:font-name="Source Code Pro" fo:font-size="10.5pt" officeooo:rsid="0062ab73" officeooo:paragraph-rsid="006b169f"/>
    </style:style>
    <style:style style:name="P201" style:family="paragraph" style:parent-style-name="Standard">
      <style:paragraph-properties fo:margin-top="0in" fo:margin-bottom="0.1965in" loext:contextual-spacing="false" fo:text-align="end" style:justify-single-word="false"/>
      <style:text-properties fo:color="#cccccc" style:font-name="DejaVu Sans" fo:font-size="10pt" officeooo:rsid="006b169f" officeooo:paragraph-rsid="006b169f" style:font-size-asian="10pt" style:font-size-complex="10pt"/>
    </style:style>
    <style:style style:name="P202" style:family="paragraph" style:parent-style-name="Text_20_body">
      <style:text-properties fo:color="#000000" officeooo:rsid="00274225" officeooo:paragraph-rsid="0074f8a0"/>
    </style:style>
    <style:style style:name="P203" style:family="paragraph" style:parent-style-name="Heading_20_3">
      <style:paragraph-properties fo:break-before="page"/>
    </style:style>
    <style:style style:name="P204" style:family="paragraph" style:parent-style-name="Heading_20_3">
      <style:paragraph-properties fo:break-before="page"/>
      <style:text-properties officeooo:rsid="00151403" officeooo:paragraph-rsid="00151403"/>
    </style:style>
    <style:style style:name="P205" style:family="paragraph" style:parent-style-name="Heading_20_3">
      <style:paragraph-properties fo:break-before="page"/>
      <style:text-properties officeooo:rsid="00163d02" officeooo:paragraph-rsid="00163d02"/>
    </style:style>
    <style:style style:name="P206" style:family="paragraph" style:parent-style-name="Heading_20_3">
      <style:paragraph-properties fo:break-before="page"/>
      <style:text-properties officeooo:rsid="0019c5a7" officeooo:paragraph-rsid="0019c5a7"/>
    </style:style>
    <style:style style:name="P207" style:family="paragraph" style:parent-style-name="Heading_20_3">
      <style:paragraph-properties fo:break-before="page"/>
      <style:text-properties officeooo:rsid="0019c5a7" officeooo:paragraph-rsid="0057f91b"/>
    </style:style>
    <style:style style:name="P208" style:family="paragraph" style:parent-style-name="Heading_20_3">
      <style:paragraph-properties fo:break-before="page"/>
      <style:text-properties officeooo:paragraph-rsid="00327c72"/>
    </style:style>
    <style:style style:name="P209" style:family="paragraph" style:parent-style-name="Heading_20_3">
      <style:paragraph-properties fo:break-before="page"/>
      <style:text-properties officeooo:rsid="0040e648" officeooo:paragraph-rsid="0040e648"/>
    </style:style>
    <style:style style:name="P210" style:family="paragraph" style:parent-style-name="Heading_20_2">
      <style:paragraph-properties fo:break-before="page"/>
      <style:text-properties officeooo:rsid="00694e97" officeooo:paragraph-rsid="00694e97"/>
    </style:style>
    <style:style style:name="P211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c4c9d" officeooo:paragraph-rsid="006c4c9d"/>
    </style:style>
    <style:style style:name="P212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a9b7c6" style:font-name="Source Code Pro" fo:font-size="10.5pt" officeooo:rsid="006b169f" officeooo:paragraph-rsid="006b169f"/>
    </style:style>
    <style:style style:name="P213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Source Code Pro" fo:font-size="10.5pt" officeooo:rsid="006b169f" officeooo:paragraph-rsid="006b169f"/>
    </style:style>
    <style:style style:name="P214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font-name="DejaVu Sans" fo:font-size="10.5pt" officeooo:rsid="00694e97" officeooo:paragraph-rsid="006b169f"/>
    </style:style>
    <style:style style:name="P215" style:family="paragraph" style:parent-style-name="Preformatted_20_Text">
      <style:paragraph-properties fo:margin-top="0in" fo:margin-bottom="0.1965in" loext:contextual-spacing="false" fo:text-align="end" style:justify-single-word="false"/>
      <style:text-properties fo:color="#cccccc" style:text-position="0% 100%" style:font-name="Source Code Pro" fo:font-size="9pt" officeooo:rsid="00694e97" officeooo:paragraph-rsid="006b169f" style:font-size-asian="9pt" style:font-size-complex="9pt"/>
    </style:style>
    <style:style style:name="P216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 officeooo:paragraph-rsid="006b169f"/>
    </style:style>
    <style:style style:name="T1" style:family="text">
      <style:text-properties fo:color="#000000"/>
    </style:style>
    <style:style style:name="T2" style:family="text">
      <style:text-properties fo:color="#000000" officeooo:rsid="000b1a66"/>
    </style:style>
    <style:style style:name="T3" style:family="text">
      <style:text-properties fo:color="#000000" officeooo:rsid="001cebec"/>
    </style:style>
    <style:style style:name="T4" style:family="text">
      <style:text-properties fo:color="#000000" officeooo:rsid="0057f91b"/>
    </style:style>
    <style:style style:name="T5" style:family="text">
      <style:text-properties officeooo:rsid="000ea68b"/>
    </style:style>
    <style:style style:name="T6" style:family="text">
      <style:text-properties officeooo:rsid="0011dcd7"/>
    </style:style>
    <style:style style:name="T7" style:family="text">
      <style:text-properties officeooo:rsid="00135333"/>
    </style:style>
    <style:style style:name="T8" style:family="text">
      <style:text-properties officeooo:rsid="00151403"/>
    </style:style>
    <style:style style:name="T9" style:family="text">
      <style:text-properties officeooo:rsid="00163d02"/>
    </style:style>
    <style:style style:name="T10" style:family="text">
      <style:text-properties officeooo:rsid="0019c5a7"/>
    </style:style>
    <style:style style:name="T11" style:family="text">
      <style:text-properties officeooo:rsid="001b87d8"/>
    </style:style>
    <style:style style:name="T12" style:family="text">
      <style:text-properties officeooo:rsid="001ca13e"/>
    </style:style>
    <style:style style:name="T13" style:family="text">
      <style:text-properties officeooo:rsid="001cebec"/>
    </style:style>
    <style:style style:name="T14" style:family="text">
      <style:text-properties officeooo:rsid="001d03e1"/>
    </style:style>
    <style:style style:name="T15" style:family="text">
      <style:text-properties officeooo:rsid="001d2196"/>
    </style:style>
    <style:style style:name="T16" style:family="text">
      <style:text-properties officeooo:rsid="001e4b87"/>
    </style:style>
    <style:style style:name="T17" style:family="text">
      <style:text-properties officeooo:rsid="001fa352"/>
    </style:style>
    <style:style style:name="T18" style:family="text">
      <style:text-properties officeooo:rsid="0021d6c7"/>
    </style:style>
    <style:style style:name="T19" style:family="text">
      <style:text-properties officeooo:rsid="0022b5a5"/>
    </style:style>
    <style:style style:name="T20" style:family="text">
      <style:text-properties officeooo:rsid="0023fa78"/>
    </style:style>
    <style:style style:name="T21" style:family="text">
      <style:text-properties officeooo:rsid="002450d1"/>
    </style:style>
    <style:style style:name="T22" style:family="text">
      <style:text-properties officeooo:rsid="0025be6b"/>
    </style:style>
    <style:style style:name="T23" style:family="text">
      <style:text-properties officeooo:rsid="00274225"/>
    </style:style>
    <style:style style:name="T24" style:family="text">
      <style:text-properties officeooo:rsid="0027725a"/>
    </style:style>
    <style:style style:name="T25" style:family="text">
      <style:text-properties officeooo:rsid="002f8de7"/>
    </style:style>
    <style:style style:name="T26" style:family="text">
      <style:text-properties officeooo:rsid="003126e2"/>
    </style:style>
    <style:style style:name="T27" style:family="text">
      <style:text-properties officeooo:rsid="00327c72"/>
    </style:style>
    <style:style style:name="T28" style:family="text">
      <style:text-properties officeooo:rsid="00338b09"/>
    </style:style>
    <style:style style:name="T29" style:family="text">
      <style:text-properties officeooo:rsid="0036c942"/>
    </style:style>
    <style:style style:name="T30" style:family="text">
      <style:text-properties officeooo:rsid="0036dffb"/>
    </style:style>
    <style:style style:name="T31" style:family="text">
      <style:text-properties officeooo:rsid="00386202"/>
    </style:style>
    <style:style style:name="T32" style:family="text">
      <style:text-properties officeooo:rsid="0038d1fd"/>
    </style:style>
    <style:style style:name="T33" style:family="text">
      <style:text-properties officeooo:rsid="0039f378"/>
    </style:style>
    <style:style style:name="T34" style:family="text">
      <style:text-properties officeooo:rsid="003cd0b3"/>
    </style:style>
    <style:style style:name="T35" style:family="text">
      <style:text-properties officeooo:rsid="003d6c7d"/>
    </style:style>
    <style:style style:name="T36" style:family="text">
      <style:text-properties officeooo:rsid="004498e1"/>
    </style:style>
    <style:style style:name="T37" style:family="text">
      <style:text-properties officeooo:rsid="0045ff8b"/>
    </style:style>
    <style:style style:name="T38" style:family="text">
      <style:text-properties officeooo:rsid="00474aaf"/>
    </style:style>
    <style:style style:name="T39" style:family="text">
      <style:text-properties officeooo:rsid="0048fd8b"/>
    </style:style>
    <style:style style:name="T40" style:family="text">
      <style:text-properties officeooo:rsid="004a022e"/>
    </style:style>
    <style:style style:name="T41" style:family="text">
      <style:text-properties officeooo:rsid="004b8c0e"/>
    </style:style>
    <style:style style:name="T42" style:family="text">
      <style:text-properties officeooo:rsid="004dac9e"/>
    </style:style>
    <style:style style:name="T43" style:family="text">
      <style:text-properties officeooo:rsid="004e7455"/>
    </style:style>
    <style:style style:name="T44" style:family="text">
      <style:text-properties officeooo:rsid="004fd182"/>
    </style:style>
    <style:style style:name="T45" style:family="text">
      <style:text-properties officeooo:rsid="0051de33"/>
    </style:style>
    <style:style style:name="T46" style:family="text">
      <style:text-properties officeooo:rsid="0053f785"/>
    </style:style>
    <style:style style:name="T47" style:family="text">
      <style:text-properties officeooo:rsid="00558aee"/>
    </style:style>
    <style:style style:name="T48" style:family="text">
      <style:text-properties officeooo:rsid="0056d6d5"/>
    </style:style>
    <style:style style:name="T49" style:family="text">
      <style:text-properties officeooo:rsid="0057f91b"/>
    </style:style>
    <style:style style:name="T50" style:family="text">
      <style:text-properties officeooo:rsid="0059ffc0"/>
    </style:style>
    <style:style style:name="T51" style:family="text">
      <style:text-properties officeooo:rsid="005bba8f"/>
    </style:style>
    <style:style style:name="T52" style:family="text">
      <style:text-properties officeooo:rsid="0065ee1d"/>
    </style:style>
    <style:style style:name="T53" style:family="text">
      <style:text-properties officeooo:rsid="0066c911"/>
    </style:style>
    <style:style style:name="T54" style:family="text">
      <style:text-properties officeooo:rsid="0067dba6"/>
    </style:style>
    <style:style style:name="T55" style:family="text">
      <style:text-properties officeooo:rsid="00694e97"/>
    </style:style>
    <style:style style:name="T56" style:family="text">
      <style:text-properties style:font-name="Source Code Pro" fo:font-size="10.5pt"/>
    </style:style>
    <style:style style:name="T57" style:family="text">
      <style:text-properties fo:color="#e8bf6a"/>
    </style:style>
    <style:style style:name="T58" style:family="text">
      <style:text-properties fo:color="#e8bf6a" style:font-name="Source Code Pro"/>
    </style:style>
    <style:style style:name="T59" style:family="text">
      <style:text-properties fo:color="#e8bf6a" style:font-name="Source Code Pro" fo:font-size="10.5pt"/>
    </style:style>
    <style:style style:name="T60" style:family="text">
      <style:text-properties fo:color="#e8bf6a" style:font-size-asian="9pt" style:font-size-complex="9pt"/>
    </style:style>
    <style:style style:name="T61" style:family="text">
      <style:text-properties fo:color="#9876aa"/>
    </style:style>
    <style:style style:name="T62" style:family="text">
      <style:text-properties fo:color="#9876aa" style:font-name="Source Code Pro"/>
    </style:style>
    <style:style style:name="T63" style:family="text">
      <style:text-properties fo:color="#9876aa" style:font-name="Source Code Pro" fo:font-size="10.5pt"/>
    </style:style>
    <style:style style:name="T64" style:family="text">
      <style:text-properties fo:color="#9876aa" fo:font-style="italic"/>
    </style:style>
    <style:style style:name="T65" style:family="text">
      <style:text-properties fo:color="#9876aa" style:font-size-asian="9pt" style:font-size-complex="9pt"/>
    </style:style>
    <style:style style:name="T66" style:family="text">
      <style:text-properties fo:color="#bababa"/>
    </style:style>
    <style:style style:name="T67" style:family="text">
      <style:text-properties fo:color="#bababa" style:font-name="Source Code Pro"/>
    </style:style>
    <style:style style:name="T68" style:family="text">
      <style:text-properties fo:color="#bababa" style:font-name="Source Code Pro" fo:font-size="10.5pt"/>
    </style:style>
    <style:style style:name="T69" style:family="text">
      <style:text-properties fo:color="#6a8759"/>
    </style:style>
    <style:style style:name="T70" style:family="text">
      <style:text-properties fo:color="#6a8759" style:font-name="Source Code Pro"/>
    </style:style>
    <style:style style:name="T71" style:family="text">
      <style:text-properties fo:color="#6a8759" style:font-name="Source Code Pro" fo:font-size="10.5pt"/>
    </style:style>
    <style:style style:name="T72" style:family="text">
      <style:text-properties officeooo:rsid="006997c1"/>
    </style:style>
    <style:style style:name="T73" style:family="text">
      <style:text-properties fo:color="#bbb529"/>
    </style:style>
    <style:style style:name="T74" style:family="text">
      <style:text-properties fo:color="#d0d0ff"/>
    </style:style>
    <style:style style:name="T75" style:family="text">
      <style:text-properties fo:color="#cc7832"/>
    </style:style>
    <style:style style:name="T76" style:family="text">
      <style:text-properties fo:color="#ffc66d"/>
    </style:style>
    <style:style style:name="T77" style:family="text">
      <style:text-properties officeooo:rsid="006b169f"/>
    </style:style>
    <style:style style:name="T78" style:family="text">
      <style:text-properties officeooo:rsid="006c4c9d"/>
    </style:style>
    <style:style style:name="T79" style:family="text">
      <style:text-properties style:font-name="DejaVu Sans" officeooo:rsid="0066c911"/>
    </style:style>
    <style:style style:name="T80" style:family="text">
      <style:text-properties officeooo:rsid="006d594a"/>
    </style:style>
    <style:style style:name="T81" style:family="text">
      <style:text-properties officeooo:rsid="006e26b6"/>
    </style:style>
    <style:style style:name="T82" style:family="text">
      <style:text-properties style:font-name="Courier 10 Pitch" fo:font-size="10pt" officeooo:rsid="006e26b6" style:font-size-asian="10pt" style:font-size-complex="10pt"/>
    </style:style>
    <style:style style:name="T83" style:family="text">
      <style:text-properties officeooo:rsid="006f1e03"/>
    </style:style>
    <style:style style:name="T84" style:family="text">
      <style:text-properties officeooo:rsid="00713873"/>
    </style:style>
    <style:style style:name="T85" style:family="text">
      <style:text-properties officeooo:rsid="00716008"/>
    </style:style>
    <style:style style:name="T86" style:family="text">
      <style:text-properties officeooo:rsid="0074ac48"/>
    </style:style>
    <style:style style:name="T87" style:family="text">
      <style:text-properties officeooo:rsid="0074f8a0"/>
    </style:style>
    <style:style style:name="T88" style:family="text">
      <style:text-properties officeooo:rsid="0076abc2"/>
    </style:style>
    <style:style style:name="T89" style:family="text">
      <style:text-properties officeooo:rsid="007708b4"/>
    </style:style>
    <style:style style:name="T90" style:family="text">
      <style:text-properties officeooo:rsid="0077b1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41">API-<text:span text:style-name="T80">rajapinna</text:span>n dokumentaatio</text:p>
      <text:h text:style-name="Heading_20_3" text:outline-level="3">Yleistä</text:h>
      <text:p text:style-name="Standard">Metkan API:n käyttö vaatii käyttäjän luomisen metkan Asetukset → API välilehdeltä. </text:p>
      <text:p text:style-name="Standard"/>
      <text:p text:style-name="Standard"><text:span text:style-name="T2">U</text:span><text:span text:style-name="T1">uden api-käyttäjän luonnin yhteydessä luodaan käyttäjälle uniikki apikey,jota on käytettävä tulevissa pyynnöissä. </text:span><text:span text:style-name="T3">Api-käyttäjän nimi ja rooli tallentuvat tietokantaan, samoin käytetty apikey.</text:span></text:p>
      <text:p text:style-name="P198"/>
      <text:p text:style-name="P69">Kaikki api-rajapintaan tehtävät kyselyt sisältävät authentication-parametrin joka sisältää käyttäjän apikeyn. Tätä ei ole erikseen dokumentoitu jokaisessa kohdassa, koska se on kaikille yhteinen. Se on kuitenkin jätetty esimerkkikyselyihin.</text:p>
      <text:p text:style-name="P45"/>
      <text:p text:style-name="P68"><text:span text:style-name="T80">Kyselyn saapuessa palvelimelle </text:span>API käyttäjä <text:span text:style-name="T80">autentikoidaan.</text:span> <text:span text:style-name="T80">A</text:span>utentikoinnin jälkeen Spring Securityn contextille annetaan käyttäjä jonka käyttäjänimi on "api:[api-käyttäjän nimi]"</text:p>
      <text:p text:style-name="P68">ja rooli on "metka:<text:span text:style-name="T80">[rooli]</text:span>". API-käyttäjän tekemät muutokset jotka vaativat käyttäjätietoja (lähinnä uuden aineiston luonti) tehdään</text:p>
      <text:p text:style-name="P199">käyttäen näidä käyttäjätietoja. Toiminto löytyy ExternalUtil.java luokasta jos arvoja haluaa muuttaa.</text:p>
      <text:p text:style-name="P45"/>
      <text:p text:style-name="P67"><text:span text:style-name="T13">Api-rajapinnan paluuarvot</text:span> sisältävät <text:span text:style-name="T89">aina seuraavat kentät:</text:span> authenticated, result <text:span text:style-name="T13">ja</text:span> exception. Authenticated-<text:span text:style-name="T14">kentän arvo on true, mikäli autentikaatio on onnistunut</text:span>. Result-parametri kertoo suoritetun operaation statuksen. Mahdolliset paluuarvot <text:span text:style-name="T14">löytyvät </text:span>ReturnResult.java-tiedostossa.</text:p>
      <text:p text:style-name="P71">Mikäli operaation suorituksessa tapahtuu virhe, sen stacktrace sisällytetään exception-kenttään.</text:p>
      <text:p text:style-name="P70"><text:span text:style-name="T14">Näitä kenttiä ei ole erikseen dokumentoitu jokaisessa kohdassa</text:span>, kosk<text:span text:style-name="T14">a ne ovat kaikille yhteiset</text:span>. <text:span text:style-name="T14">Ne on</text:span> kuitenkin jätetty esimerkkikyselyihin.</text:p>
      <text:p text:style-name="P67"><text:span text:style-name="T89">Muut kuin päätepisteen palauttamat oletuskentät on dokumentoitu erikseen.</text:span></text:p>
      <text:p text:style-name="Standard"/>
      <text:p text:style-name="P65">Sisäkkäiset elementit kuten objektit ja <text:span text:style-name="T41">tauluko</text:span>t on huomioitu dokumentaatiossa siten, että avain-kentässä sisennetty elementti kuuluu ylempään elementtiin. <text:span text:style-name="T45">Mikäli kentän arvo on enumeroitu merkkijono, se on merkitty tyypillä “merkkijono(enum)” ja enumeraatioluokan sisältävä tiedosto on mainittu selitteessä.</text:span></text:p>
      <text:p text:style-name="P101"/>
      <text:p text:style-name="Standard"/>
      <text:h text:style-name="Heading_20_3" text:outline-level="3">Kaikille kyselyille yhteiset parametrit: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59">avain</text:p>
          </table:table-cell>
          <table:table-cell table:style-name="Table15.A1" office:value-type="string">
            <text:p text:style-name="P159">tyyppi</text:p>
          </table:table-cell>
          <table:table-cell table:style-name="Table15.A1" office:value-type="string">
            <text:p text:style-name="P159">esimerkkiarvo</text:p>
          </table:table-cell>
          <table:table-cell table:style-name="Table15.D1" office:value-type="string">
            <text:p text:style-name="P159">selite</text:p>
          </table:table-cell>
        </table:table-row>
        <table:table-row>
          <table:table-cell table:style-name="Table15.A2" office:value-type="string">
            <text:p text:style-name="code">authentication</text:p>
          </table:table-cell>
          <table:table-cell table:style-name="Table15.A2" office:value-type="string">
            <text:p text:style-name="code">merkkijono</text:p>
          </table:table-cell>
          <table:table-cell table:style-name="Table15.A2" office:value-type="string">
            <text:p text:style-name="code">authentication: “cDZjb3NjamFSRW1QTE“</text:p>
          </table:table-cell>
          <table:table-cell table:style-name="Table15.D2" office:value-type="string">
            <text:p text:style-name="code">Api-käyttäjän api-avain.</text:p>
          </table:table-cell>
        </table:table-row>
      </table:table>
      <text:p text:style-name="P63"/>
      <text:h text:style-name="Heading_20_3" text:outline-level="3">Kaikille vastauksille yhteiset <text:span text:style-name="T29">paluuarvot</text:span>: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59">avain</text:p>
          </table:table-cell>
          <table:table-cell table:style-name="Table16.A1" office:value-type="string">
            <text:p text:style-name="P159">tyyppi</text:p>
          </table:table-cell>
          <table:table-cell table:style-name="Table16.A1" office:value-type="string">
            <text:p text:style-name="P159">esimerkkiarvo</text:p>
          </table:table-cell>
          <table:table-cell table:style-name="Table16.D1" office:value-type="string">
            <text:p text:style-name="P159">selite</text:p>
          </table:table-cell>
        </table:table-row>
        <table:table-row>
          <table:table-cell table:style-name="Table16.A2" office:value-type="string">
            <text:p text:style-name="code">authenticated</text:p>
          </table:table-cell>
          <table:table-cell table:style-name="Table16.A2" office:value-type="string">
            <text:p text:style-name="code">boolean</text:p>
          </table:table-cell>
          <table:table-cell table:style-name="Table16.A2" office:value-type="string">
            <text:p text:style-name="code">authenticated: true</text:p>
          </table:table-cell>
          <table:table-cell table:style-name="Table16.D2" office:value-type="string">
            <text:p text:style-name="code"><text:span text:style-name="T38">True</text:span>, mikäli autentikaatio on onnistunut. Muutoin <text:span text:style-name="T38">false</text:span>.</text:p>
          </table:table-cell>
        </table:table-row>
        <table:table-row>
          <table:table-cell table:style-name="Table16.A2" office:value-type="string">
            <text:p text:style-name="code">result</text:p>
          </table:table-cell>
          <table:table-cell table:style-name="Table16.A2" office:value-type="string">
            <text:p text:style-name="P183">merkkijono</text:p>
            <text:p text:style-name="P173"><text:span text:style-name="T38">(</text:span>enum<text:span text:style-name="T38">)</text:span></text:p>
          </table:table-cell>
          <table:table-cell table:style-name="Table16.A2" office:value-type="string">
            <text:p text:style-name="code">result: “OPERATION_SUCCESSFUL”</text:p>
          </table:table-cell>
          <table:table-cell table:style-name="Table16.D2" office:value-type="string">
            <text:p text:style-name="code">Sisältää operaation tuloksen. Mahdolliset arvot on dokumentoitu ReturnResult.java-tiedostossa.</text:p>
          </table:table-cell>
        </table:table-row>
        <table:table-row>
          <table:table-cell table:style-name="Table16.A2" office:value-type="string">
            <text:p text:style-name="P157">exception</text:p>
          </table:table-cell>
          <table:table-cell table:style-name="Table16.A2" office:value-type="string">
            <text:p text:style-name="P174">objekti</text:p>
          </table:table-cell>
          <table:table-cell table:style-name="Table16.A2" office:value-type="string">
            <text:p text:style-name="P158">exception: <text:span text:style-name="T39">"exception":</text:span></text:p>
            <text:p text:style-name="P174">{</text:p>
            <text:p text:style-name="P175"><text:s/>"cause": "<text:span text:style-name="T45">cause</text:span>",</text:p>
            <text:p text:style-name="P174"><text:s/>"stackTrace": </text:p>
            <text:p text:style-name="P174"><text:s text:c="2"/>[{</text:p>
            <text:p text:style-name="P174"><text:s text:c="3"/>"methodName":</text:p>
            <text:p text:style-name="P174"><text:s text:c="3"/>"performQuery",</text:p>
            <text:p text:style-name="P174"><text:s text:c="3"/>"fileName": "File.java",</text:p>
            <text:p text:style-name="P174"><text:s text:c="3"/>"lineNumber": 68,</text:p>
            <text:p text:style-name="P174"><text:s text:c="3"/>"className": "pkg.File",</text:p>
            <text:p text:style-name="P174"><text:s text:c="3"/>"nativeMethod": false</text:p>
            <text:p text:style-name="P174"><text:s text:c="4"/>},</text:p>
            <text:p text:style-name="P174"><text:s text:c="6"/>… </text:p>
            <text:p text:style-name="P174"><text:s text:c="3"/>]</text:p>
            <text:p text:style-name="P174">}</text:p>
          </table:table-cell>
          <table:table-cell table:style-name="Table16.D2" office:value-type="string">
            <text:p text:style-name="P157">Sisältää virhetilanteen tapahtuessa palvelimen palauttaman <text:span text:style-name="T39">stacktracen eli missä palvelimella virhe on tapahtunut.</text:span></text:p>
          </table:table-cell>
        </table:table-row>
      </table:table>
      <text:p text:style-name="P63"/>
      <text:h text:style-name="P203" text:outline-level="3"><text:bookmark-start text:name="__DdeLink__4705_722554450"/>POST api/performQuery<text:bookmark-end text:name="__DdeLink__4705_722554450"/></text:h>
      <text:p text:style-name="Standard">Suorittaa eksperttihaun metka-järjestelmään. <text:span text:style-name="T89">Kyselyn syntaksi on sama kuin eksperttihaussa.</text:span></text:p>
      <text:p text:style-name="Standard"/>
      <text:p text:style-name="Standard">Parametri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1">avain</text:p>
          </table:table-cell>
          <table:table-cell table:style-name="Table1.A1" office:value-type="string">
            <text:p text:style-name="P61">tyyppi</text:p>
          </table:table-cell>
          <table:table-cell table:style-name="Table1.C1" office:value-type="string">
            <text:p text:style-name="P61">selite</text:p>
          </table:table-cell>
        </table:table-row>
        <table:table-row>
          <table:table-cell table:style-name="Table1.A2" office:value-type="string">
            <text:p text:style-name="P59">request</text:p>
          </table:table-cell>
          <table:table-cell table:style-name="Table1.A2" office:value-type="string">
            <text:p text:style-name="P60">objekti</text:p>
          </table:table-cell>
          <table:table-cell table:style-name="Table1.C2" office:value-type="string">
            <text:p text:style-name="P59">Hakukyselyn sisältävä objekti</text:p>
          </table:table-cell>
        </table:table-row>
        <table:table-row>
          <table:table-cell table:style-name="Table1.A3" office:value-type="string">
            <text:p text:style-name="P8"><text:s text:c="5"/>query</text:p>
          </table:table-cell>
          <table:table-cell table:style-name="Table1.A3" office:value-type="string">
            <text:p text:style-name="P26">merkkijono</text:p>
          </table:table-cell>
          <table:table-cell table:style-name="Table1.C3" office:value-type="string">
            <text:p text:style-name="P8">Hakukysely. Syntaksi <text:span text:style-name="T89">vastaa eksperttihaun syntaksia.</text:span></text:p>
          </table:table-cell>
        </table:table-row>
      </table:table>
      <text:p text:style-name="P58"/>
      <text:p text:style-name="Standard"><text:span text:style-name="T5">P</text:span>aluuarvo<text:span text:style-name="T5">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0">avain</text:p>
          </table:table-cell>
          <table:table-cell table:style-name="Table2.A1" office:value-type="string">
            <text:p text:style-name="P160">tyyppi</text:p>
          </table:table-cell>
          <table:table-cell table:style-name="Table2.C1" office:value-type="string">
            <text:p text:style-name="P160">selite</text:p>
          </table:table-cell>
        </table:table-row>
        <table:table-row>
          <table:table-cell table:style-name="Table2.A2" office:value-type="string">
            <text:p text:style-name="P167">result</text:p>
          </table:table-cell>
          <table:table-cell table:style-name="Table2.A2" office:value-type="string">
            <text:p text:style-name="P167"><text:span text:style-name="T45">merkkijono (</text:span>enum<text:span text:style-name="T45">)</text:span></text:p>
          </table:table-cell>
          <table:table-cell table:style-name="Table2.C2" office:value-type="string">
            <text:p text:style-name="P168">Sisältää operaation tuottaman tuloksen. Mahdolliset arvot on dokumentoitu ReturnResult.java-tiedostossa.</text:p>
          </table:table-cell>
        </table:table-row>
        <table:table-row>
          <table:table-cell table:style-name="Table2.A2" office:value-type="string">
            <text:p text:style-name="code">operation</text:p>
          </table:table-cell>
          <table:table-cell table:style-name="Table2.A2" office:value-type="string">
            <text:p text:style-name="P166"><text:span text:style-name="T45">merkkijono (</text:span>enum<text:span text:style-name="T45">)</text:span></text:p>
          </table:table-cell>
          <table:table-cell table:style-name="Table2.C2" office:value-type="string">
            <text:p text:style-name="code"><text:span text:style-name="T46">S</text:span>uoritetun operaation tunniste. <text:span text:style-name="T34">Mahdolliset arvot löytyvät ExpertSearchOperation.java-tiedostosta.</text:span></text:p>
          </table:table-cell>
        </table:table-row>
        <table:table-row>
          <table:table-cell table:style-name="Table2.A2" office:value-type="string">
            <text:p text:style-name="code">results</text:p>
          </table:table-cell>
          <table:table-cell table:style-name="Table2.A2" office:value-type="string">
            <text:p text:style-name="P166">objekti</text:p>
          </table:table-cell>
          <table:table-cell table:style-name="Table2.C2" office:value-type="string">
            <text:p text:style-name="P177">Sisältää hakutulostaulukon ja hakutulosten tyypin.</text:p>
          </table:table-cell>
        </table:table-row>
        <table:table-row>
          <table:table-cell table:style-name="Table2.A2" office:value-type="string">
            <text:p text:style-name="code"><text:s text:c="4"/>type</text:p>
          </table:table-cell>
          <table:table-cell table:style-name="Table2.A2" office:value-type="string">
            <text:p text:style-name="code">merkkijono (enum)</text:p>
          </table:table-cell>
          <table:table-cell table:style-name="Table2.C2" office:value-type="string">
            <text:p text:style-name="code"><text:span text:style-name="T46">Ha</text:span>kutulo<text:span text:style-name="T6">sten</text:span> <text:span text:style-name="T30">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4"/>results</text:p>
          </table:table-cell>
          <table:table-cell table:style-name="Table2.A2" office:value-type="string">
            <text:p text:style-name="P170">talukko</text:p>
          </table:table-cell>
          <table:table-cell table:style-name="Table2.C2" office:value-type="string">
            <text:p text:style-name="code"><text:span text:style-name="T85">H</text:span>akutulo<text:span text:style-name="T30">kset sisältävä taulukko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type</text:span></text:p>
          </table:table-cell>
          <table:table-cell table:style-name="Table2.A2" office:value-type="string">
            <text:p text:style-name="P169">merkkijono (enum)</text:p>
          </table:table-cell>
          <table:table-cell table:style-name="Table2.C2" office:value-type="string">
            <text:p text:style-name="P171"><text:span text:style-name="T85">H</text:span>akutulo<text:span text:style-name="T30">ksen tyyppi. Mahdolliset arvot löytyvät ResultList.java-tiedoston ResultType-enumeraattoriluokasta.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id</text:span></text:p>
          </table:table-cell>
          <table:table-cell table:style-name="Table2.A2" office:value-type="string">
            <text:p text:style-name="P169">numero</text:p>
          </table:table-cell>
          <table:table-cell table:style-name="Table2.C2" office:value-type="string">
            <text:p text:style-name="P169"><text:span text:style-name="T85">H</text:span>akutuloksen <text:span text:style-name="T30">revisiotunnus</text:span></text:p>
          </table:table-cell>
        </table:table-row>
        <table:table-row>
          <table:table-cell table:style-name="Table2.A2" office:value-type="string">
            <text:p text:style-name="code"><text:s text:c="8"/><text:span text:style-name="T29">no</text:span></text:p>
          </table:table-cell>
          <table:table-cell table:style-name="Table2.A2" office:value-type="string">
            <text:p text:style-name="P169">numero</text:p>
          </table:table-cell>
          <table:table-cell table:style-name="Table2.C2" office:value-type="string">
            <text:p text:style-name="P170"><text:span text:style-name="T85">H</text:span>akutuloksen revisionumero</text:p>
          </table:table-cell>
        </table:table-row>
        <table:table-row>
          <table:table-cell table:style-name="Table2.A2" office:value-type="string">
            <text:p text:style-name="code"><text:s text:c="8"/><text:span text:style-name="T29">draft</text:span></text:p>
          </table:table-cell>
          <table:table-cell table:style-name="Table2.A2" office:value-type="string">
            <text:p text:style-name="P169">boolean</text:p>
          </table:table-cell>
          <table:table-cell table:style-name="Table2.C2" office:value-type="string">
            <text:p text:style-name="P177">true, mikäli revisio on luonnostilassa</text:p>
          </table:table-cell>
        </table:table-row>
        <table:table-row>
          <table:table-cell table:style-name="Table2.A2" office:value-type="string">
            <text:p text:style-name="code"><text:s text:c="8"/><text:span text:style-name="T29">approved</text:span></text:p>
          </table:table-cell>
          <table:table-cell table:style-name="Table2.A2" office:value-type="string">
            <text:p text:style-name="P169">boolean</text:p>
          </table:table-cell>
          <table:table-cell table:style-name="Table2.C2" office:value-type="string">
            <text:p text:style-name="P177">true, mikäli revisio on hyväksytty</text:p>
          </table:table-cell>
        </table:table-row>
        <table:table-row>
          <table:table-cell table:style-name="Table2.A2" office:value-type="string">
            <text:p text:style-name="code"><text:s text:c="8"/><text:span text:style-name="T29">removed</text:span></text:p>
          </table:table-cell>
          <table:table-cell table:style-name="Table2.A2" office:value-type="string">
            <text:p text:style-name="P169">boolean</text:p>
          </table:table-cell>
          <table:table-cell table:style-name="Table2.C2" office:value-type="string">
            <text:p text:style-name="P170"><text:span text:style-name="T46">true, mikäli revisio on</text:span> poistettu</text:p>
          </table:table-cell>
        </table:table-row>
      </table:table>
      <text:p text:style-name="P7"/>
      <text:p text:style-name="Standard"><text:span text:style-name="T8">E</text:span>simerkkikysely:</text:p>
      <text:p text:style-name="P144">{</text:p>
      <text:p text:style-name="P144"><text:s text:c="4"/>"request":</text:p>
      <text:p text:style-name="P144"><text:s text:c="4"/>{</text:p>
      <text:p text:style-name="P144"><text:s text:c="8"/>"query": "key.configuration.type:STUDY"</text:p>
      <text:p text:style-name="P144"><text:s text:c="4"/>},</text:p>
      <text:p text:style-name="code"><text:s text:c="4"/>"authentication": "<text:span text:style-name="T7">api_key</text:span>"</text:p>
      <text:p text:style-name="P144">}</text:p>
      <text:p text:style-name="P144"/>
      <text:p text:style-name="Standard"><text:span text:style-name="T8">E</text:span>simerkkivastaus:</text:p>
      <text:p text:style-name="P144">{</text:p>
      <text:p text:style-name="P144"><text:s text:c="4"/>"authenticated": true,</text:p>
      <text:p text:style-name="P144"><text:s text:c="4"/>"result": "OPERATION_SUCCESSFUL",</text:p>
      <text:p text:style-name="P144"><text:s text:c="4"/>"exception": null,</text:p>
      <text:p text:style-name="P144"><text:s text:c="4"/>"response":</text:p>
      <text:p text:style-name="P144"><text:s text:c="4"/>{</text:p>
      <text:p text:style-name="P144"><text:soft-page-break/><text:s text:c="8"/>"result": "OPERATION_SUCCESSFUL",</text:p>
      <text:p text:style-name="P144"><text:s text:c="8"/>"operation": "QUERY",</text:p>
      <text:p text:style-name="P144"><text:s text:c="8"/>"results":</text:p>
      <text:p text:style-name="P144"><text:s text:c="8"/>{</text:p>
      <text:p text:style-name="P144"><text:s text:c="12"/>"type": "REVISION",</text:p>
      <text:p text:style-name="P144"><text:s text:c="12"/>"results": [</text:p>
      <text:p text:style-name="P144"><text:s text:c="12"/>{</text:p>
      <text:p text:style-name="P144"><text:s text:c="16"/>"type": "REVISION",</text:p>
      <text:p text:style-name="P144"><text:s text:c="16"/>"id": 1,</text:p>
      <text:p text:style-name="P144"><text:s text:c="16"/>"no": 1,</text:p>
      <text:p text:style-name="P144"><text:s text:c="16"/>"draft": true,</text:p>
      <text:p text:style-name="P144"><text:s text:c="16"/>"approved": false,</text:p>
      <text:p text:style-name="P144"><text:s text:c="16"/>"removed": false</text:p>
      <text:p text:style-name="P145"><text:s text:c="12"/>},</text:p>
      <text:p text:style-name="P145"><text:tab/><text:tab/>…</text:p>
      <text:p text:style-name="P145"><text:tab/><text:tab/>]</text:p>
      <text:p text:style-name="P144"><text:s text:c="8"/>}</text:p>
      <text:p text:style-name="P144"><text:s text:c="4"/>}</text:p>
      <text:p text:style-name="P144">}</text:p>
      <text:h text:style-name="P203" text:outline-level="3"><text:bookmark-start text:name="__DdeLink__4672_722554450"/><text:span text:style-name="T7">POST </text:span>api/indexRevisions<text:bookmark-end text:name="__DdeLink__4672_722554450"/></text:h>
      <text:p text:style-name="Standard">Indeksoi <text:span text:style-name="T8">halutut revisiot hakuindeksiin. Jokainen targets-taulukon revisioavaimista on objektin sisällä. Mikäli revisiot onnistutaan lisäämään hakuindeksiin, on “result”-kentän arvo OPERATION_SUCCESSFUL.</text:span></text:p>
      <text:p text:style-name="P2"/>
      <text:p text:style-name="Text_20_body"><text:span text:style-name="T8">P</text:span>arametrit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0">avain</text:p>
          </table:table-cell>
          <table:table-cell table:style-name="Table3.A1" office:value-type="string">
            <text:p text:style-name="P160">tyyppi</text:p>
          </table:table-cell>
          <table:table-cell table:style-name="Table3.C1" office:value-type="string">
            <text:p text:style-name="P160">selite</text:p>
          </table:table-cell>
        </table:table-row>
        <table:table-row>
          <table:table-cell table:style-name="Table3.A2" office:value-type="string">
            <text:p text:style-name="P105">targets</text:p>
          </table:table-cell>
          <table:table-cell table:style-name="Table3.A2" office:value-type="string">
            <text:p text:style-name="P116">taulukko</text:p>
          </table:table-cell>
          <table:table-cell table:style-name="Table3.C2" office:value-type="string">
            <text:p text:style-name="P105"><text:span text:style-name="T85">T</text:span>aulukko indeksoitavi<text:span text:style-name="T31">en revisioiden revisioavaimista</text:span></text:p>
          </table:table-cell>
        </table:table-row>
        <table:table-row>
          <table:table-cell table:style-name="Table3.A2" office:value-type="string">
            <text:p text:style-name="P104"><text:s text:c="4"/><text:span text:style-name="T8">id</text:span></text:p>
          </table:table-cell>
          <table:table-cell table:style-name="Table3.A2" office:value-type="string">
            <text:p text:style-name="P114">numero</text:p>
          </table:table-cell>
          <table:table-cell table:style-name="Table3.C2" office:value-type="string">
            <text:p text:style-name="P116"><text:span text:style-name="T85">R</text:span>evisiotunnus</text:p>
          </table:table-cell>
        </table:table-row>
        <table:table-row>
          <table:table-cell table:style-name="Table3.A2" office:value-type="string">
            <text:p text:style-name="P104"><text:s text:c="4"/><text:span text:style-name="T8">no</text:span></text:p>
          </table:table-cell>
          <table:table-cell table:style-name="Table3.A2" office:value-type="string">
            <text:p text:style-name="P114">numero</text:p>
          </table:table-cell>
          <table:table-cell table:style-name="Table3.C2" office:value-type="string">
            <text:p text:style-name="P116"><text:span text:style-name="T85">R</text:span>evisionumero</text:p>
          </table:table-cell>
        </table:table-row>
      </table:table>
      <text:p text:style-name="Standard"/>
      <text:p text:style-name="Standard"><text:span text:style-name="T8">P</text:span>aluuarvot:</text:p>
      <text:p text:style-name="P48"/>
      <text:p text:style-name="P63"><text:span text:style-name="T32">Päätepiste</text:span> palauttaa vain oletusarvot.</text:p>
      <text:p text:style-name="P46"/>
      <text:p text:style-name="Standard"><text:span text:style-name="T8">E</text:span>simerkkikysely:</text:p>
      <text:p text:style-name="P142">{</text:p>
      <text:p text:style-name="P142"><text:s text:c="4"/>"targets": [</text:p>
      <text:p text:style-name="P142"><text:s text:c="4"/>{</text:p>
      <text:p text:style-name="P142"><text:s text:c="8"/>"id": "1",</text:p>
      <text:p text:style-name="P142"><text:s text:c="8"/>"no": "1"</text:p>
      <text:p text:style-name="P142"><text:s text:c="4"/>}],</text:p>
      <text:p text:style-name="P142"><text:s text:c="4"/>"authentication": "api_key"</text:p>
      <text:p text:style-name="P142">}</text:p>
      <text:p text:style-name="P142"/>
      <text:p text:style-name="P47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</text:p>
      <text:p text:style-name="code">}</text:p>
      <text:h text:style-name="P204" text:outline-level="3"><text:bookmark-start text:name="__DdeLink__4674_722554450"/>POST api/exportDDI<text:bookmark-end text:name="__DdeLink__4674_722554450"/></text:h>
      <text:p text:style-name="P87">Palauttaa <text:span text:style-name="T31">aineiston</text:span> tiedot ddi 2.5 xml-formaatissa. <text:span text:style-name="T31">Operaatio voidaan tehdä vain aineistolle.</text:span></text:p>
      <text:p text:style-name="P72">Parametri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0">avain</text:p>
          </table:table-cell>
          <table:table-cell table:style-name="Table5.A1" office:value-type="string">
            <text:p text:style-name="P160">tyyppi</text:p>
          </table:table-cell>
          <table:table-cell table:style-name="Table5.C1" office:value-type="string">
            <text:p text:style-name="P160">selite</text:p>
          </table:table-cell>
        </table:table-row>
        <table:table-row>
          <table:table-cell table:style-name="Table5.A2" office:value-type="string">
            <text:p text:style-name="P114">key</text:p>
          </table:table-cell>
          <table:table-cell table:style-name="Table5.A2" office:value-type="string">
            <text:p text:style-name="P114">objekti</text:p>
          </table:table-cell>
          <table:table-cell table:style-name="Table5.C2" office:value-type="string">
            <text:p text:style-name="P116">Sisältää halutun aineiston revisioavaimen</text:p>
          </table:table-cell>
        </table:table-row>
        <table:table-row>
          <table:table-cell table:style-name="Table5.A2" office:value-type="string">
            <text:p text:style-name="P114"><text:s text:c="4"/>id</text:p>
          </table:table-cell>
          <table:table-cell table:style-name="Table5.A2" office:value-type="string">
            <text:p text:style-name="P114">numero</text:p>
          </table:table-cell>
          <table:table-cell table:style-name="Table5.C2" office:value-type="string">
            <text:p text:style-name="P116"><text:span text:style-name="T85">R</text:span>evisiotunnus</text:p>
          </table:table-cell>
        </table:table-row>
        <table:table-row>
          <table:table-cell table:style-name="Table5.A2" office:value-type="string">
            <text:p text:style-name="P114"><text:s text:c="4"/>no</text:p>
          </table:table-cell>
          <table:table-cell table:style-name="Table5.A2" office:value-type="string">
            <text:p text:style-name="P114">numero</text:p>
          </table:table-cell>
          <table:table-cell table:style-name="Table5.C2" office:value-type="string">
            <text:p text:style-name="P116"><text:span text:style-name="T85">R</text:span>evisionumero</text:p>
          </table:table-cell>
        </table:table-row>
        <table:table-row>
          <table:table-cell table:style-name="Table5.A2" office:value-type="string">
            <text:p text:style-name="P114">language</text:p>
          </table:table-cell>
          <table:table-cell table:style-name="Table5.A2" office:value-type="string">
            <text:p text:style-name="P114">merkkijono (enum)</text:p>
          </table:table-cell>
          <table:table-cell table:style-name="Table5.C2" office:value-type="string">
            <text:p text:style-name="P114"><text:span text:style-name="T85">Halutun aineiston kieli. Arvot löytyvät tiedostosta </text:span>Language.java</text:p>
          </table:table-cell>
        </table:table-row>
      </table:table>
      <text:p text:style-name="P48"/>
      <text:p text:style-name="P47">Paluuarvot:</text:p>
      <text:p text:style-name="P4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0">avain</text:p>
          </table:table-cell>
          <table:table-cell table:style-name="Table6.A1" office:value-type="string">
            <text:p text:style-name="P160">tyyppi</text:p>
          </table:table-cell>
          <table:table-cell table:style-name="Table6.C1" office:value-type="string">
            <text:p text:style-name="P160">selite</text:p>
          </table:table-cell>
        </table:table-row>
        <table:table-row>
          <table:table-cell table:style-name="Table6.A2" office:value-type="string">
            <text:p text:style-name="P105">ddi</text:p>
          </table:table-cell>
          <table:table-cell table:style-name="Table6.A2" office:value-type="string">
            <text:p text:style-name="P120">merkkijono</text:p>
          </table:table-cell>
          <table:table-cell table:style-name="Table6.C2" office:value-type="string">
            <text:p text:style-name="P107"><text:span text:style-name="T85">P</text:span>alautetun aineiston tiedot ddi-2.5 xml-formaatissa</text:p>
          </table:table-cell>
        </table:table-row>
      </table:table>
      <text:p text:style-name="P72"/>
      <text:p text:style-name="P72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7775",</text:p>
      <text:p text:style-name="code"><text:s text:c="8"/>"no": "6"</text:p>
      <text:p text:style-name="code"><text:s text:c="4"/>},</text:p>
      <text:p text:style-name="code"><text:s text:c="4"/>"language": "DEFAULT",</text:p>
      <text:p text:style-name="code"><text:s text:c="4"/>"authentication": "<text:span text:style-name="T8">api_key</text:span>"</text:p>
      <text:p text:style-name="code">}</text:p>
      <text:p text:style-name="code"/>
      <text:p text:style-name="Standard">Esimerkkivastaus:</text:p>
      <text:p text:style-name="Standard"/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ddi": "&lt;codeBook version=\"2.5\"&gt; … "</text:p>
      <text:p text:style-name="code">}</text:p>
      <text:h text:style-name="P205" text:outline-level="3"><text:bookmark-start text:name="__DdeLink__4676_722554450"/>POST api/importDDI<text:bookmark-end text:name="__DdeLink__4676_722554450"/></text:h>
      <text:p text:style-name="P53">Tuo tiedot annetusta DDI-tiedostosta aineistolle. <text:span text:style-name="T31">Operaatio voidaan tehdä vain aineistolle.</text:span></text:p>
      <text:p text:style-name="P49"/>
      <text:p text:style-name="P49">Parametrit:</text:p>
      <text:p text:style-name="P4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0">avain</text:p>
          </table:table-cell>
          <table:table-cell table:style-name="Table7.A1" office:value-type="string">
            <text:p text:style-name="P160">tyyppi</text:p>
          </table:table-cell>
          <table:table-cell table:style-name="Table7.C1" office:value-type="string">
            <text:p text:style-name="P160">selite</text:p>
          </table:table-cell>
        </table:table-row>
        <table:table-row>
          <table:table-cell table:style-name="Table7.A2" office:value-type="string">
            <text:p text:style-name="P107">key</text:p>
          </table:table-cell>
          <table:table-cell table:style-name="Table7.A2" office:value-type="string">
            <text:p text:style-name="P116">objekti</text:p>
          </table:table-cell>
          <table:table-cell table:style-name="Table7.C2" office:value-type="string">
            <text:p text:style-name="P116">Sisältää halutun aineiston revisioavaimen</text:p>
          </table:table-cell>
        </table:table-row>
        <table:table-row>
          <table:table-cell table:style-name="Table7.A2" office:value-type="string">
            <text:p text:style-name="P106"><text:s text:c="4"/><text:span text:style-name="T10">id</text:span></text:p>
          </table:table-cell>
          <table:table-cell table:style-name="Table7.A2" office:value-type="string">
            <text:p text:style-name="P116">numero</text:p>
          </table:table-cell>
          <table:table-cell table:style-name="Table7.C2" office:value-type="string">
            <text:p text:style-name="P116"><text:span text:style-name="T85">R</text:span>evisiotunnus</text:p>
          </table:table-cell>
        </table:table-row>
        <table:table-row>
          <table:table-cell table:style-name="Table7.A2" office:value-type="string">
            <text:p text:style-name="P106"><text:s text:c="4"/><text:span text:style-name="T11">no</text:span></text:p>
          </table:table-cell>
          <table:table-cell table:style-name="Table7.A2" office:value-type="string">
            <text:p text:style-name="P116">numero</text:p>
          </table:table-cell>
          <table:table-cell table:style-name="Table7.C2" office:value-type="string">
            <text:p text:style-name="P116"><text:span text:style-name="T85">R</text:span>evisionumero</text:p>
          </table:table-cell>
        </table:table-row>
        <table:table-row>
          <table:table-cell table:style-name="Table7.A2" office:value-type="string">
            <text:p text:style-name="P107">path</text:p>
          </table:table-cell>
          <table:table-cell table:style-name="Table7.A2" office:value-type="string">
            <text:p text:style-name="P116">merkkijono</text:p>
          </table:table-cell>
          <table:table-cell table:style-name="Table7.C2" office:value-type="string">
            <text:p text:style-name="P116"><text:span text:style-name="T85">T</text:span>uotavan xml-tiedoston tiedostopolku palvelimella.</text:p>
          </table:table-cell>
        </table:table-row>
      </table:table>
      <text:p text:style-name="P49"/>
      <text:p text:style-name="P49">Pal<text:span text:style-name="T12">uuarvot</text:span>:</text:p>
      <text:p text:style-name="P49"/>
      <text:p text:style-name="P64"><text:span text:style-name="T32">Päätepiste</text:span> palauttaa vain oletusarvot.</text:p>
      <text:p text:style-name="P49"/>
      <text:p text:style-name="P49">Esimerkkikysely:</text:p>
      <text:p text:style-name="P49"/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path": "/home/<text:span text:style-name="T9">user</text:span>/<text:span text:style-name="T9">ddi</text:span>/revision_1_ddi_fi.xml",</text:p>
      <text:p text:style-name="code"><text:s text:c="4"/>"authentication": "<text:span text:style-name="T9">api_key</text:span>"</text:p>
      <text:p text:style-name="code">}</text:p>
      <text:p text:style-name="code"/>
      <text:p text:style-name="Standard">Esimerkkivastaus:</text:p>
      <text:p text:style-name="P143"/>
      <text:p text:style-name="P143">{</text:p>
      <text:p text:style-name="P143"><text:s text:c="4"/>"authenticated": true,</text:p>
      <text:p text:style-name="P143"><text:s text:c="4"/>"result": "OPERATION_SUCCESSFUL",</text:p>
      <text:p text:style-name="P143"><text:s text:c="4"/>"exception": null</text:p>
      <text:p text:style-name="P143">}</text:p>
      <text:p text:style-name="P143"/>
      <text:h text:style-name="P206" text:outline-level="3"><text:bookmark-start text:name="__DdeLink__4678_722554450"/>POST api/claimRevision<text:bookmark-end text:name="__DdeLink__4678_722554450"/></text:h>
      <text:p text:style-name="P97"><text:span text:style-name="T49">Asettaa api-käyttäjän revision käsittelijäksi</text:span>.<text:span text:style-name="T16"> </text:span></text:p>
      <text:p text:style-name="P7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50">Parametrit:</text:p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0">avain</text:p>
          </table:table-cell>
          <table:table-cell table:style-name="Table9.A1" office:value-type="string">
            <text:p text:style-name="P160">tyyppi</text:p>
          </table:table-cell>
          <table:table-cell table:style-name="Table9.C1" office:value-type="string">
            <text:p text:style-name="P160">selite</text:p>
          </table:table-cell>
        </table:table-row>
        <table:table-row>
          <table:table-cell table:style-name="Table9.A2" office:value-type="string">
            <text:p text:style-name="P108">key</text:p>
          </table:table-cell>
          <table:table-cell table:style-name="Table9.A2" office:value-type="string">
            <text:p text:style-name="P116">objekti</text:p>
          </table:table-cell>
          <table:table-cell table:style-name="Table9.C2" office:value-type="string">
            <text:p text:style-name="P116">Sisältää h<text:span text:style-name="T48">altuun otettavan</text:span> revision revisioavaimen</text:p>
          </table:table-cell>
        </table:table-row>
        <table:table-row>
          <table:table-cell table:style-name="Table9.A2" office:value-type="string">
            <text:p text:style-name="P111"><text:s text:c="4"/><text:span text:style-name="T10">id</text:span></text:p>
          </table:table-cell>
          <table:table-cell table:style-name="Table9.A2" office:value-type="string">
            <text:p text:style-name="P116">numero</text:p>
          </table:table-cell>
          <table:table-cell table:style-name="Table9.C2" office:value-type="string">
            <text:p text:style-name="P116"><text:span text:style-name="T85">R</text:span>evisiotunnus</text:p>
          </table:table-cell>
        </table:table-row>
        <table:table-row>
          <table:table-cell table:style-name="Table9.A2" office:value-type="string">
            <text:p text:style-name="P111"><text:s text:c="4"/><text:span text:style-name="T11">no</text:span></text:p>
          </table:table-cell>
          <table:table-cell table:style-name="Table9.A2" office:value-type="string">
            <text:p text:style-name="P116">numero</text:p>
          </table:table-cell>
          <table:table-cell table:style-name="Table9.C2" office:value-type="string">
            <text:p text:style-name="P116"><text:span text:style-name="T85">R</text:span>evisionumero</text:p>
          </table:table-cell>
        </table:table-row>
      </table:table>
      <text:p text:style-name="P50"/>
      <text:p text:style-name="P50">Pal<text:span text:style-name="T12">uuarvot</text:span>:</text:p>
      <text:p text:style-name="P50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0">avain</text:p>
          </table:table-cell>
          <table:table-cell table:style-name="Table10.A1" office:value-type="string">
            <text:p text:style-name="P160">tyyppi</text:p>
          </table:table-cell>
          <table:table-cell table:style-name="Table10.C1" office:value-type="string">
            <text:p text:style-name="P160">selite</text:p>
          </table:table-cell>
        </table:table-row>
        <table:table-row>
          <table:table-cell table:style-name="Table10.A2" office:value-type="string">
            <text:p text:style-name="P9">response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17"><text:span text:style-name="T85">S</text:span>isältää palautetun revision</text:p>
          </table:table-cell>
        </table:table-row>
        <table:table-row>
          <table:table-cell table:style-name="Table10.A2" office:value-type="string">
            <text:p text:style-name="P9"><text:s text:c="4"/>result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32">Sisältää operaation tuloksen ja mahdollisen lisäviestin.</text:p>
          </table:table-cell>
        </table:table-row>
        <table:table-row>
          <table:table-cell table:style-name="Table10.A2" office:value-type="string">
            <text:p text:style-name="P9"><text:s text:c="8"/><text:span text:style-name="T32">result</text:span></text:p>
          </table:table-cell>
          <table:table-cell table:style-name="Table10.A2" office:value-type="string">
            <text:p text:style-name="P28">merkkijono (enum)</text:p>
          </table:table-cell>
          <table:table-cell table:style-name="Table10.C2" office:value-type="string">
            <text:p text:style-name="P28"><text:span text:style-name="T85">Operaation tulos</text:span> (ReturnResult.java)</text:p>
          </table:table-cell>
        </table:table-row>
        <table:table-row>
          <table:table-cell table:style-name="Table10.A2" office:value-type="string">
            <text:p text:style-name="P9"><text:s text:c="8"/><text:span text:style-name="T32">message</text:span></text:p>
          </table:table-cell>
          <table:table-cell table:style-name="Table10.A2" office:value-type="string">
            <text:p text:style-name="P28">merkkijono</text:p>
          </table:table-cell>
          <table:table-cell table:style-name="Table10.C2" office:value-type="string">
            <text:p text:style-name="P28"><text:span text:style-name="T85">M</text:span>ahdollinen lisäviesti</text:p>
          </table:table-cell>
        </table:table-row>
        <table:table-row>
          <table:table-cell table:style-name="Table10.A2" office:value-type="string">
            <text:p text:style-name="P21"><text:s text:c="4"/>data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22"><text:span text:style-name="T85">S</text:span>isältää revisiodatan <text:span text:style-name="T85">transferdata-muodossa</text:span></text:p>
          </table:table-cell>
        </table:table-row>
        <table:table-row>
          <table:table-cell table:style-name="Table10.A2" office:value-type="string">
            <text:p text:style-name="P9"><text:s text:c="4"/><text:span text:style-name="T17">configuration</text:span></text:p>
          </table:table-cell>
          <table:table-cell table:style-name="Table10.A2" office:value-type="string">
            <text:p text:style-name="P28">objekti</text:p>
          </table:table-cell>
          <table:table-cell table:style-name="Table10.C2" office:value-type="string">
            <text:p text:style-name="P17"><text:span text:style-name="T85">(</text:span>ei käytössä<text:span text:style-name="T85">)</text:span></text:p>
          </table:table-cell>
        </table:table-row>
        <table:table-row>
          <table:table-cell table:style-name="Table10.A8" office:value-type="string">
            <text:p text:style-name="P21"><text:s text:c="4"/>gui</text:p>
          </table:table-cell>
          <table:table-cell table:style-name="Table10.A8" office:value-type="string">
            <text:p text:style-name="P28">objekti</text:p>
          </table:table-cell>
          <table:table-cell table:style-name="Table10.C8" office:value-type="string">
            <text:p text:style-name="P17"><text:span text:style-name="T85">(</text:span>ei käytössä<text:span text:style-name="T85">)</text:span></text:p>
          </table:table-cell>
        </table:table-row>
      </table:table>
      <text:p text:style-name="P50"/>
      <text:p text:style-name="P50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5">api_key</text:span>"</text:p>
      <text:p text:style-name="code">}</text:p>
      <text:p text:style-name="P56"/>
      <text:p text:style-name="P56">Esimerkkivastaus:</text:p>
      <text:p text:style-name="code"><text:bookmark-start text:name="__DdeLink__1437_884419031"/>{</text:p>
      <text:p text:style-name="code"><text:s text:c="4"/>"authenticated": true,</text:p>
      <text:p text:style-name="code"><text:s text:c="4"/>"result": "REVISION_UPDATE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REVISION_UPDATE_SUCCESSFUL",</text:p>
      <text:p text:style-name="code"><text:s text:c="12"/>"message": null</text:p>
      <text:p text:style-name="code"><text:soft-page-break/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/>
      <text:p text:style-name="code"><text:tab/><text:tab/>…</text:p>
      <text:p text:style-name="code"/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text:bookmark-end text:name="__DdeLink__1437_884419031"/></text:p>
      <text:h text:style-name="P206" text:outline-level="3"><text:bookmark-start text:name="__DdeLink__4680_722554450"/>POST api/releaseRevision<text:bookmark-end text:name="__DdeLink__4680_722554450"/></text:h>
      <text:p text:style-name="P73">Vapauttaa revision <text:span text:style-name="T49">sen hetkisen käsittelijän alaisuudesta.</text:span></text:p>
      <text:p text:style-name="P76"><text:span text:style-name="T48">Revisiodata sijaitsee kentässä revision.data, ja se noudattaa transferdata-siirtoformaattia. Siirtoformaatin rakenne</text:span> on kuvattu <text:span text:style-name="T48">erikseen sen omassa dokumentaatiossa.</text:span></text:p>
      <text:p text:style-name="P51">Parametrit:</text:p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0">avain</text:p>
          </table:table-cell>
          <table:table-cell table:style-name="Table4.A1" office:value-type="string">
            <text:p text:style-name="P160">tyyppi</text:p>
          </table:table-cell>
          <table:table-cell table:style-name="Table4.C1" office:value-type="string">
            <text:p text:style-name="P160">selite</text:p>
          </table:table-cell>
        </table:table-row>
        <table:table-row>
          <table:table-cell table:style-name="Table4.A2" office:value-type="string">
            <text:p text:style-name="P109">key</text:p>
          </table:table-cell>
          <table:table-cell table:style-name="Table4.A2" office:value-type="string">
            <text:p text:style-name="P116">objekti</text:p>
          </table:table-cell>
          <table:table-cell table:style-name="Table4.C2" office:value-type="string">
            <text:p text:style-name="P116">Sisältää <text:span text:style-name="T48">vapautettavan</text:span> revision revisioavaimen</text:p>
          </table:table-cell>
        </table:table-row>
        <table:table-row>
          <table:table-cell table:style-name="Table4.A2" office:value-type="string">
            <text:p text:style-name="P112"><text:s text:c="4"/><text:span text:style-name="T10">id</text:span></text:p>
          </table:table-cell>
          <table:table-cell table:style-name="Table4.A2" office:value-type="string">
            <text:p text:style-name="P116">numero</text:p>
          </table:table-cell>
          <table:table-cell table:style-name="Table4.C2" office:value-type="string">
            <text:p text:style-name="P116"><text:span text:style-name="T85">R</text:span>evisiotunnus</text:p>
          </table:table-cell>
        </table:table-row>
        <table:table-row>
          <table:table-cell table:style-name="Table4.A2" office:value-type="string">
            <text:p text:style-name="P112"><text:s text:c="4"/><text:span text:style-name="T11">no</text:span></text:p>
          </table:table-cell>
          <table:table-cell table:style-name="Table4.A2" office:value-type="string">
            <text:p text:style-name="P116">numero</text:p>
          </table:table-cell>
          <table:table-cell table:style-name="Table4.C2" office:value-type="string">
            <text:p text:style-name="P116"><text:span text:style-name="T85">R</text:span>evisionumero</text:p>
          </table:table-cell>
        </table:table-row>
      </table:table>
      <text:p text:style-name="P51"/>
      <text:p text:style-name="P51">Pal<text:span text:style-name="T12">uuarvot</text:span>:</text:p>
      <text:p text:style-name="P5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0">avain</text:p>
          </table:table-cell>
          <table:table-cell table:style-name="Table8.A1" office:value-type="string">
            <text:p text:style-name="P160">tyyppi</text:p>
          </table:table-cell>
          <table:table-cell table:style-name="Table8.C1" office:value-type="string">
            <text:p text:style-name="P160">selite</text:p>
          </table:table-cell>
        </table:table-row>
        <table:table-row>
          <table:table-cell table:style-name="Table8.A2" office:value-type="string">
            <text:p text:style-name="P10">response</text:p>
          </table:table-cell>
          <table:table-cell table:style-name="Table8.A2" office:value-type="string">
            <text:p text:style-name="P32">objekti</text:p>
          </table:table-cell>
          <table:table-cell table:style-name="Table8.C2" office:value-type="string">
            <text:p text:style-name="P16"><text:span text:style-name="T85">S</text:span>isältää palautetun revision</text:p>
          </table:table-cell>
        </table:table-row>
        <table:table-row>
          <table:table-cell table:style-name="Table8.A2" office:value-type="string">
            <text:p text:style-name="P9"><text:s text:c="4"/>result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32">Sisältää operaation tuloksen ja mahdollisen lisäviestin.</text:p>
          </table:table-cell>
        </table:table-row>
        <table:table-row>
          <table:table-cell table:style-name="Table8.A2" office:value-type="string">
            <text:p text:style-name="P9"><text:s text:c="8"/><text:span text:style-name="T32">result</text:span></text:p>
          </table:table-cell>
          <table:table-cell table:style-name="Table8.A2" office:value-type="string">
            <text:p text:style-name="P28">merkkijono (enum)</text:p>
          </table:table-cell>
          <table:table-cell table:style-name="Table8.C2" office:value-type="string">
            <text:p text:style-name="P28"><text:span text:style-name="T85">Operaation tulos</text:span> (ReturnResult.java)</text:p>
          </table:table-cell>
        </table:table-row>
        <table:table-row>
          <table:table-cell table:style-name="Table8.A2" office:value-type="string">
            <text:p text:style-name="P9"><text:s text:c="8"/><text:span text:style-name="T32">message</text:span></text:p>
          </table:table-cell>
          <table:table-cell table:style-name="Table8.A2" office:value-type="string">
            <text:p text:style-name="P28">merkkijono</text:p>
          </table:table-cell>
          <table:table-cell table:style-name="Table8.C2" office:value-type="string">
            <text:p text:style-name="P28"><text:span text:style-name="T85">M</text:span>ahdollinen lisäviesti</text:p>
          </table:table-cell>
        </table:table-row>
        <table:table-row>
          <table:table-cell table:style-name="Table8.A2" office:value-type="string">
            <text:p text:style-name="P21"><text:s text:c="4"/>data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22"><text:span text:style-name="T85">S</text:span>isältää revisiodatan <text:s/><text:span text:style-name="T85">transferdata-muodossa</text:span></text:p>
          </table:table-cell>
        </table:table-row>
        <table:table-row>
          <table:table-cell table:style-name="Table8.A2" office:value-type="string">
            <text:p text:style-name="P9"><text:s text:c="4"/><text:span text:style-name="T17">configuration</text:span></text:p>
          </table:table-cell>
          <table:table-cell table:style-name="Table8.A2" office:value-type="string">
            <text:p text:style-name="P28">objekti</text:p>
          </table:table-cell>
          <table:table-cell table:style-name="Table8.C2" office:value-type="string">
            <text:p text:style-name="P17"><text:span text:style-name="T85">(</text:span>ei käytössä<text:span text:style-name="T85">)</text:span></text:p>
          </table:table-cell>
        </table:table-row>
        <table:table-row>
          <table:table-cell table:style-name="Table8.A8" office:value-type="string">
            <text:p text:style-name="P21"><text:s text:c="4"/>gui</text:p>
          </table:table-cell>
          <table:table-cell table:style-name="Table8.A8" office:value-type="string">
            <text:p text:style-name="P28">objekti</text:p>
          </table:table-cell>
          <table:table-cell table:style-name="Table8.C8" office:value-type="string">
            <text:p text:style-name="P17"><text:span text:style-name="T85">(</text:span>ei käytössä<text:span text:style-name="T85">)</text:span></text:p>
          </table:table-cell>
        </table:table-row>
      </table:table>
      <text:p text:style-name="P51"/>
      <text:p text:style-name="P51">Esimerkkikysely:</text:p>
      <text:p text:style-name="P146">{</text:p>
      <text:p text:style-name="P146"><text:s text:c="4"/>"key":</text:p>
      <text:p text:style-name="P146"><text:s text:c="4"/>{</text:p>
      <text:p text:style-name="P146"><text:s text:c="8"/>"id": "123",</text:p>
      <text:p text:style-name="P146"><text:s text:c="8"/>"no": "1"</text:p>
      <text:p text:style-name="P146"><text:s text:c="4"/>},</text:p>
      <text:p text:style-name="P146"><text:s text:c="4"/>"authentication": "<text:span text:style-name="T15">api_key</text:span>"</text:p>
      <text:p text:style-name="P146">}</text:p>
      <text:p text:style-name="P57"/>
      <text:p text:style-name="P57">Esimerkkivastaus:</text:p>
      <text:p text:style-name="P146"><text:bookmark-start text:name="__DdeLink__1437_8844190313"/>{</text:p>
      <text:p text:style-name="P146"><text:s text:c="4"/>"authenticated": true,</text:p>
      <text:p text:style-name="P146"><text:s text:c="4"/>"result": "REVISION_UPDATE_SUCCESSFUL",</text:p>
      <text:p text:style-name="P146"><text:s text:c="4"/>"exception": null,</text:p>
      <text:p text:style-name="P146"><text:s text:c="4"/>"response":</text:p>
      <text:p text:style-name="P146"><text:s text:c="4"/>{</text:p>
      <text:p text:style-name="P146"><text:s text:c="8"/>"result":</text:p>
      <text:p text:style-name="P146"><text:s text:c="8"/>{</text:p>
      <text:p text:style-name="P146"><text:s text:c="12"/>"result": "REVISION_UPDATE_SUCCESSFUL",</text:p>
      <text:p text:style-name="P146"><text:s text:c="12"/>"message": null</text:p>
      <text:p text:style-name="P146"><text:soft-page-break/><text:s text:c="8"/>},</text:p>
      <text:p text:style-name="P146"><text:s text:c="8"/>"data":</text:p>
      <text:p text:style-name="P146"><text:s text:c="8"/>{</text:p>
      <text:p text:style-name="P146"><text:s text:c="12"/>"key":</text:p>
      <text:p text:style-name="P146"><text:s text:c="12"/>{</text:p>
      <text:p text:style-name="P146"><text:s text:c="16"/>"id": 123,</text:p>
      <text:p text:style-name="P146"><text:s text:c="16"/>"no": 1</text:p>
      <text:p text:style-name="P146"><text:s text:c="12"/>},</text:p>
      <text:p text:style-name="P146"/>
      <text:p text:style-name="P146"><text:tab/><text:tab/>…</text:p>
      <text:p text:style-name="P146"/>
      <text:p text:style-name="P146"><text:s text:c="8"/>},</text:p>
      <text:p text:style-name="P146"><text:s text:c="8"/>"configuration": null,</text:p>
      <text:p text:style-name="P146"><text:s text:c="8"/>"gui": null</text:p>
      <text:p text:style-name="P146"><text:s text:c="4"/>}</text:p>
      <text:p text:style-name="P146">}<text:bookmark-end text:name="__DdeLink__1437_8844190313"/></text:p>
      <text:h text:style-name="P206" text:outline-level="3"><text:bookmark-start text:name="__DdeLink__4682_722554450"/>POST api/exportRevision<text:bookmark-end text:name="__DdeLink__4682_722554450"/></text:h>
      <text:p text:style-name="P73">Palauttaa revision datan json-merkkijonona.</text:p>
      <text:p text:style-name="P51">Parametrit:</text:p>
      <text:p text:style-name="P51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160">avain</text:p>
          </table:table-cell>
          <table:table-cell table:style-name="Table11.A1" office:value-type="string">
            <text:p text:style-name="P160">tyyppi</text:p>
          </table:table-cell>
          <table:table-cell table:style-name="Table11.C1" office:value-type="string">
            <text:p text:style-name="P160">selite</text:p>
          </table:table-cell>
        </table:table-row>
        <table:table-row>
          <table:table-cell table:style-name="Table11.A2" office:value-type="string">
            <text:p text:style-name="P109">key</text:p>
          </table:table-cell>
          <table:table-cell table:style-name="Table11.A2" office:value-type="string">
            <text:p text:style-name="P116">objekti</text:p>
          </table:table-cell>
          <table:table-cell table:style-name="Table11.C2" office:value-type="string">
            <text:p text:style-name="P116">Sisältää halutun revision revisioavaimen</text:p>
          </table:table-cell>
        </table:table-row>
        <table:table-row>
          <table:table-cell table:style-name="Table11.A2" office:value-type="string">
            <text:p text:style-name="P112"><text:s text:c="4"/><text:span text:style-name="T10">id</text:span></text:p>
          </table:table-cell>
          <table:table-cell table:style-name="Table11.A2" office:value-type="string">
            <text:p text:style-name="P116">numero</text:p>
          </table:table-cell>
          <table:table-cell table:style-name="Table11.C2" office:value-type="string">
            <text:p text:style-name="P116"><text:span text:style-name="T85">R</text:span>evisiotunnus</text:p>
          </table:table-cell>
        </table:table-row>
        <table:table-row>
          <table:table-cell table:style-name="Table11.A2" office:value-type="string">
            <text:p text:style-name="P112"><text:s text:c="4"/><text:span text:style-name="T11">no</text:span></text:p>
          </table:table-cell>
          <table:table-cell table:style-name="Table11.A2" office:value-type="string">
            <text:p text:style-name="P116">numero</text:p>
          </table:table-cell>
          <table:table-cell table:style-name="Table11.C2" office:value-type="string">
            <text:p text:style-name="P116"><text:span text:style-name="T85">R</text:span>evisionumero</text:p>
          </table:table-cell>
        </table:table-row>
      </table:table>
      <text:p text:style-name="P51"/>
      <text:p text:style-name="P51">Pal<text:span text:style-name="T12">uuarvot</text:span>:</text:p>
      <text:p text:style-name="P51"/>
      <table:table table:name="Table12" table:style-name="Table12">
        <table:table-column table:style-name="Table12.A" table:number-columns-repeated="2"/>
        <table:table-column table:style-name="Table12.C"/>
        <table:table-row>
          <table:table-cell table:style-name="Table12.A1" office:value-type="string">
            <text:p text:style-name="P160">avain</text:p>
          </table:table-cell>
          <table:table-cell table:style-name="Table12.A1" office:value-type="string">
            <text:p text:style-name="P160">tyyppi</text:p>
          </table:table-cell>
          <table:table-cell table:style-name="Table12.C1" office:value-type="string">
            <text:p text:style-name="P160">selite</text:p>
          </table:table-cell>
        </table:table-row>
        <table:table-row>
          <table:table-cell table:style-name="Table12.A2" office:value-type="string">
            <text:p text:style-name="P10">response</text:p>
          </table:table-cell>
          <table:table-cell table:style-name="Table12.A2" office:value-type="string">
            <text:p text:style-name="P32">objekti</text:p>
          </table:table-cell>
          <table:table-cell table:style-name="Table12.C2" office:value-type="string">
            <text:p text:style-name="P16"><text:span text:style-name="T85">S</text:span>isältää palautetun revision</text:p>
          </table:table-cell>
        </table:table-row>
        <table:table-row>
          <table:table-cell table:style-name="Table12.A2" office:value-type="string">
            <text:p text:style-name="P10"><text:s text:c="4"/>result</text:p>
          </table:table-cell>
          <table:table-cell table:style-name="Table12.A2" office:value-type="string">
            <text:p text:style-name="P32">merkkijono (enum)</text:p>
          </table:table-cell>
          <table:table-cell table:style-name="Table12.C2" office:value-type="string">
            <text:p text:style-name="P16"><text:span text:style-name="T85">S</text:span>isältää operaation <text:span text:style-name="T33">tuloksen (ReturnResult.java)</text:span></text:p>
          </table:table-cell>
        </table:table-row>
        <table:table-row>
          <table:table-cell table:style-name="Table12.A2" office:value-type="string">
            <text:p text:style-name="P24"><text:s text:c="4"/>content</text:p>
          </table:table-cell>
          <table:table-cell table:style-name="Table12.A2" office:value-type="string">
            <text:p text:style-name="P32">merkkijono</text:p>
          </table:table-cell>
          <table:table-cell table:style-name="Table12.C2" office:value-type="string">
            <text:p text:style-name="P16"><text:span text:style-name="T85">S</text:span>isältää revisiodatan <text:span text:style-name="T18">json-tekstimuotona</text:span></text:p>
          </table:table-cell>
        </table:table-row>
        <table:table-row>
          <table:table-cell table:style-name="Table12.A2" office:value-type="string">
            <text:p text:style-name="P24"><text:s text:c="4"/>key</text:p>
          </table:table-cell>
          <table:table-cell table:style-name="Table12.A2" office:value-type="string">
            <text:p text:style-name="P32">objekti</text:p>
          </table:table-cell>
          <table:table-cell table:style-name="Table12.C2" office:value-type="string">
            <text:p text:style-name="P24"><text:span text:style-name="T33">Sisältää palautetun revision </text:span>revisioavai<text:span text:style-name="T33">men</text:span></text:p>
          </table:table-cell>
        </table:table-row>
        <table:table-row>
          <table:table-cell table:style-name="Table12.A2" office:value-type="string">
            <text:p text:style-name="P10"><text:s text:c="8"/><text:span text:style-name="T18">id</text:span></text:p>
          </table:table-cell>
          <table:table-cell table:style-name="Table12.A2" office:value-type="string">
            <text:p text:style-name="P32">numero</text:p>
          </table:table-cell>
          <table:table-cell table:style-name="Table12.C2" office:value-type="string">
            <text:p text:style-name="P24"><text:span text:style-name="T85">R</text:span>evisio<text:span text:style-name="T33">tunnus</text:span></text:p>
          </table:table-cell>
        </table:table-row>
        <table:table-row table:style-name="Table12.7">
          <table:table-cell table:style-name="Table12.A7" office:value-type="string">
            <text:p text:style-name="P10"><text:s text:c="8"/><text:span text:style-name="T18">no</text:span></text:p>
          </table:table-cell>
          <table:table-cell table:style-name="Table12.A7" office:value-type="string">
            <text:p text:style-name="P32">numero</text:p>
          </table:table-cell>
          <table:table-cell table:style-name="Table12.C7" office:value-type="string">
            <text:p text:style-name="P24"><text:span text:style-name="T85">R</text:span>evisionumero</text:p>
          </table:table-cell>
        </table:table-row>
      </table:table>
      <text:p text:style-name="P51"/>
      <text:p text:style-name="P73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18">api_key</text:span>"</text:p>
      <text:p text:style-name="code">}</text:p>
      <text:p text:style-name="code"/>
      <text:p text:style-name="P147">Esimerkkivastaus:</text:p>
      <text:p text:style-name="P147"/>
      <text:p text:style-name="P147">{</text:p>
      <text:p text:style-name="P147"><text:s text:c="4"/>"authenticated": true,</text:p>
      <text:p text:style-name="P147"><text:s text:c="4"/>"result": "REVISION_FOUND",</text:p>
      <text:p text:style-name="P147"><text:s text:c="4"/>"exception": null,</text:p>
      <text:p text:style-name="P147"><text:s text:c="4"/>"response":</text:p>
      <text:p text:style-name="P147"><text:s text:c="4"/>{</text:p>
      <text:p text:style-name="P147"><text:s text:c="8"/>"result": "REVISION_FOUND",</text:p>
      <text:p text:style-name="P147"><text:s text:c="8"/>"content": "{\"key\":{\"id\":123,\"no\":1},\"configuration\":",</text:p>
      <text:p text:style-name="P147"><text:s text:c="8"/>"key":</text:p>
      <text:p text:style-name="P147"><text:s text:c="8"/>{</text:p>
      <text:p text:style-name="P147"><text:s text:c="12"/>"id": 123,</text:p>
      <text:p text:style-name="P147"><text:s text:c="12"/>"no": 1</text:p>
      <text:p text:style-name="P147"><text:s text:c="8"/>}</text:p>
      <text:p text:style-name="P147"><text:s text:c="4"/>}</text:p>
      <text:p text:style-name="P147">}</text:p>
      <text:h text:style-name="P206" text:outline-level="3"><text:bookmark-start text:name="__DdeLink__4684_722554450"/>POST api/collectReferenceOptions<text:bookmark-end text:name="__DdeLink__4684_722554450"/></text:h>
      <text:p text:style-name="P73">Kerää <text:span text:style-name="T21">referenssille saatavilla olevat arvot. Arvot palautetaan taulukkona ReferenceOption-objekteja, jotka sisältävät arvon sekä otsikon. Otsikko-objekti sisältää otsikon tyypin ja otsikon arvon.</text:span></text:p>
      <text:p text:style-name="P52">Pa<text:span text:style-name="T19">r</text:span>ametrit:</text:p>
      <text:p text:style-name="P5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0">avain</text:p>
          </table:table-cell>
          <table:table-cell table:style-name="Table13.A1" office:value-type="string">
            <text:p text:style-name="P160">tyyppi</text:p>
          </table:table-cell>
          <table:table-cell table:style-name="Table13.C1" office:value-type="string">
            <text:p text:style-name="P160">selite</text:p>
          </table:table-cell>
        </table:table-row>
        <table:table-row>
          <table:table-cell table:style-name="Table13.A2" office:value-type="string">
            <text:p text:style-name="P115">request</text:p>
          </table:table-cell>
          <table:table-cell table:style-name="Table13.A2" office:value-type="string">
            <text:p text:style-name="P129">objekti</text:p>
          </table:table-cell>
          <table:table-cell table:style-name="Table13.C2" office:value-type="string">
            <text:p text:style-name="P136"><text:span text:style-name="T85">S</text:span>isältää kyselyn</text:p>
          </table:table-cell>
        </table:table-row>
        <table:table-row>
          <table:table-cell table:style-name="Table13.A2" office:value-type="string">
            <text:p text:style-name="P113"><text:s text:c="4"/><text:span text:style-name="T19">language</text:span></text:p>
          </table:table-cell>
          <table:table-cell table:style-name="Table13.A2" office:value-type="string">
            <text:p text:style-name="P129">merkkijono(enum)</text:p>
          </table:table-cell>
          <table:table-cell table:style-name="Table13.C2" office:value-type="string">
            <text:p text:style-name="P133"><text:span text:style-name="T85">Käytetään, mikäli kysely kohdistuu kielistettyyn entiteettiin. (</text:span>Language.java<text:span text:style-name="T45">)</text:span></text:p>
          </table:table-cell>
        </table:table-row>
        <table:table-row>
          <table:table-cell table:style-name="Table13.A2" office:value-type="string">
            <text:p text:style-name="P113"><text:s text:c="4"/><text:span text:style-name="T40">returnFirst</text:span></text:p>
          </table:table-cell>
          <table:table-cell table:style-name="Table13.A2" office:value-type="string">
            <text:p text:style-name="P131">boolean</text:p>
            <text:p text:style-name="P133">(oletus: false)</text:p>
          </table:table-cell>
          <table:table-cell table:style-name="Table13.C2" office:value-type="string">
            <text:p text:style-name="P133">true, mikäli halutaan palauttaa vain ensimmäinen tulos</text:p>
          </table:table-cell>
        </table:table-row>
        <table:table-row>
          <table:table-cell table:style-name="Table13.A2" office:value-type="string">
            <text:p text:style-name="P113"><text:s text:c="4"/><text:span text:style-name="T19">root</text:span></text:p>
          </table:table-cell>
          <table:table-cell table:style-name="Table13.A2" office:value-type="string">
            <text:p text:style-name="P129">objekti</text:p>
          </table:table-cell>
          <table:table-cell table:style-name="Table13.C2" office:value-type="string">
            <text:p text:style-name="P136"><text:span text:style-name="T85">S</text:span>isältää haettavan referenssipolun</text:p>
          </table:table-cell>
        </table:table-row>
        <table:table-row>
          <table:table-cell table:style-name="Table13.A2" office:value-type="string">
            <text:p text:style-name="P113"><text:s text:c="8"/><text:span text:style-name="T19">emptyEqualsNone</text:span></text:p>
          </table:table-cell>
          <table:table-cell table:style-name="Table13.A2" office:value-type="string">
            <text:p text:style-name="P130">boolean <text:span text:style-name="T41">(oletus:false)</text:span></text:p>
          </table:table-cell>
          <table:table-cell table:style-name="Table13.C2" office:value-type="string">
            <text:p text:style-name="P134">true, mikäli halutaan että referenssi ilman arvoa vastaa olematonta referenssiä</text:p>
          </table:table-cell>
        </table:table-row>
        <table:table-row>
          <table:table-cell table:style-name="Table13.A2" office:value-type="string">
            <text:p text:style-name="P113"><text:s text:c="8"/><text:span text:style-name="T19">reference</text:span></text:p>
          </table:table-cell>
          <table:table-cell table:style-name="Table13.A2" office:value-type="string">
            <text:p text:style-name="P132">objekti</text:p>
          </table:table-cell>
          <table:table-cell table:style-name="Table13.C2" office:value-type="string">
            <text:p text:style-name="P134"><text:span text:style-name="T85">S</text:span>isältää referenssin</text:p>
          </table:table-cell>
        </table:table-row>
        <table:table-row>
          <table:table-cell table:style-name="Table13.A2" office:value-type="string">
            <text:p text:style-name="P113"><text:s text:c="12"/><text:span text:style-name="T19">type</text:span></text:p>
          </table:table-cell>
          <table:table-cell table:style-name="Table13.A2" office:value-type="string">
            <text:p text:style-name="P132">merkkijono(enum)</text:p>
          </table:table-cell>
          <table:table-cell table:style-name="Table13.C2" office:value-type="string">
            <text:p text:style-name="P134"><text:span text:style-name="T85">Referenssikohteen tyyppi. (</text:span>ReferenceType.java<text:span text:style-name="T45">)</text:span></text:p>
          </table:table-cell>
        </table:table-row>
        <table:table-row>
          <table:table-cell table:style-name="Table13.A2" office:value-type="string">
            <text:p text:style-name="P113"><text:s text:c="12"/><text:span text:style-name="T19">target </text:span></text:p>
          </table:table-cell>
          <table:table-cell table:style-name="Table13.A2" office:value-type="string">
            <text:p text:style-name="P132">merkkijono</text:p>
          </table:table-cell>
          <table:table-cell table:style-name="Table13.C2" office:value-type="string">
            <text:p text:style-name="P134"><text:span text:style-name="T85">R</text:span>eferenssin kohde. Arvo referenssityypistä, ja se voi viitata revisioon, revisioitavaan elementtiin tai <text:span text:style-name="T85">johonkin </text:span>misc.json-tiedostoon.</text:p>
          </table:table-cell>
        </table:table-row>
        <table:table-row>
          <table:table-cell table:style-name="Table13.A2" office:value-type="string">
            <text:p text:style-name="P113"><text:s text:c="12"/><text:span text:style-name="T42">valuePath</text:span></text:p>
          </table:table-cell>
          <table:table-cell table:style-name="Table13.A2" office:value-type="string">
            <text:p text:style-name="P135">merkkijono</text:p>
          </table:table-cell>
          <table:table-cell table:style-name="Table13.C2" office:value-type="string">
            <text:p text:style-name="P135"><text:span text:style-name="T85">H</text:span>alutun arvon avain</text:p>
          </table:table-cell>
        </table:table-row>
        <table:table-row>
          <table:table-cell table:style-name="Table13.A2" office:value-type="string">
            <text:p text:style-name="P139"><text:s text:c="12"/><text:span text:style-name="T19">titlepath</text:span></text:p>
          </table:table-cell>
          <table:table-cell table:style-name="Table13.A2" office:value-type="string">
            <text:p text:style-name="P138">merkkijono</text:p>
          </table:table-cell>
          <table:table-cell table:style-name="Table13.C2" office:value-type="string">
            <text:p text:style-name="P140"><text:span text:style-name="T85">H</text:span>alutun otsikon avain</text:p>
          </table:table-cell>
        </table:table-row>
        <table:table-row>
          <table:table-cell table:style-name="Table13.A2" office:value-type="string">
            <text:p text:style-name="P113"><text:s text:c="12"/><text:span text:style-name="T19">approvedOnly</text:span></text:p>
          </table:table-cell>
          <table:table-cell table:style-name="Table13.A2" office:value-type="string">
            <text:p text:style-name="P133">boolean</text:p>
          </table:table-cell>
          <table:table-cell table:style-name="Table13.C2" office:value-type="string">
            <text:p text:style-name="P134">true, mikäli halutaan palauttaa vain hyväksytty-tilassa olevat referenssit</text:p>
          </table:table-cell>
        </table:table-row>
        <table:table-row>
          <table:table-cell table:style-name="Table13.A2" office:value-type="string">
            <text:p text:style-name="P113"><text:s text:c="12"/><text:span text:style-name="T19">ignoreRemoved</text:span></text:p>
          </table:table-cell>
          <table:table-cell table:style-name="Table13.A2" office:value-type="string">
            <text:p text:style-name="P133">boolean</text:p>
          </table:table-cell>
          <table:table-cell table:style-name="Table13.C2" office:value-type="string">
            <text:p text:style-name="P134">true, mikäli halutaan että poistettu-tilassa olevia referenssejä ei palauteta</text:p>
          </table:table-cell>
        </table:table-row>
      </table:table>
      <text:p text:style-name="P52"/>
      <text:p text:style-name="P52">Pal<text:span text:style-name="T12">uuarvot</text:span>:</text:p>
      <text:p text:style-name="P52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160">avain</text:p>
          </table:table-cell>
          <table:table-cell table:style-name="Table14.A1" office:value-type="string">
            <text:p text:style-name="P160">tyyppi</text:p>
          </table:table-cell>
          <table:table-cell table:style-name="Table14.C1" office:value-type="string">
            <text:p text:style-name="P160">selite</text:p>
          </table:table-cell>
        </table:table-row>
        <table:table-row>
          <table:table-cell table:style-name="Table14.A2" office:value-type="string">
            <text:p text:style-name="P27">options</text:p>
          </table:table-cell>
          <table:table-cell table:style-name="Table14.A2" office:value-type="string">
            <text:p text:style-name="P40">taulukko</text:p>
          </table:table-cell>
          <table:table-cell table:style-name="Table14.C2" office:value-type="string">
            <text:p text:style-name="P41"><text:span text:style-name="T85">S</text:span>isältää saatavilla olevat arvot objekteina</text:p>
          </table:table-cell>
        </table:table-row>
        <table:table-row>
          <table:table-cell table:style-name="Table14.A2" office:value-type="string">
            <text:p text:style-name="P11"><text:s text:c="4"/><text:span text:style-name="T20">value</text:span></text:p>
          </table:table-cell>
          <table:table-cell table:style-name="Table14.A2" office:value-type="string">
            <text:p text:style-name="P40">merkkijono</text:p>
          </table:table-cell>
          <table:table-cell table:style-name="Table14.C2" office:value-type="string">
            <text:p text:style-name="P42"><text:span text:style-name="T85">v</text:span>aluePath-parametrissa pyydettyn avaimen arvo</text:p>
          </table:table-cell>
        </table:table-row>
        <table:table-row>
          <table:table-cell table:style-name="Table14.A2" office:value-type="string">
            <text:p text:style-name="P25"><text:s text:c="4"/><text:span text:style-name="T20">title</text:span></text:p>
          </table:table-cell>
          <table:table-cell table:style-name="Table14.A2" office:value-type="string">
            <text:p text:style-name="P40">objekti</text:p>
          </table:table-cell>
          <table:table-cell table:style-name="Table14.C2" office:value-type="string">
            <text:p text:style-name="P42"><text:span text:style-name="T85">S</text:span>isältää titlePath-parametrissa pyydetyn avaimen arvon ja tyypin.</text:p>
          </table:table-cell>
        </table:table-row>
        <table:table-row>
          <table:table-cell table:style-name="Table14.A2" office:value-type="string">
            <text:p text:style-name="P11"><text:s text:c="8"/><text:span text:style-name="T20">type</text:span></text:p>
          </table:table-cell>
          <table:table-cell table:style-name="Table14.A2" office:value-type="string">
            <text:p text:style-name="P40">merkkijono</text:p>
            <text:p text:style-name="P40">(enum)</text:p>
          </table:table-cell>
          <table:table-cell table:style-name="Table14.C2" office:value-type="string">
            <text:p text:style-name="P41"><text:span text:style-name="T85">Arvon tyyppi. </text:span>ReferenceTitleType.<text:span text:style-name="T44">java</text:span> (“VALUE”,”LITERAL”)</text:p>
          </table:table-cell>
        </table:table-row>
        <table:table-row table:style-name="Table14.6">
          <table:table-cell table:style-name="Table14.A6" office:value-type="string">
            <text:p text:style-name="P11"><text:s text:c="8"/><text:span text:style-name="T20">value</text:span></text:p>
          </table:table-cell>
          <table:table-cell table:style-name="Table14.A6" office:value-type="string">
            <text:p text:style-name="P40">merkkijono</text:p>
          </table:table-cell>
          <table:table-cell table:style-name="Table14.C6" office:value-type="string">
            <text:p text:style-name="P42"><text:span text:style-name="T85">t</text:span>itlePath-parametrissa pyydetyn avaimen arvo.</text:p>
          </table:table-cell>
        </table:table-row>
      </table:table>
      <text:p text:style-name="P52"/>
      <text:p text:style-name="P62"/>
      <text:p text:style-name="P62"><text:soft-page-break/></text:p>
      <text:p text:style-name="P95"><text:span text:style-name="T20">Es</text:span>imerkkikysely <text:span text:style-name="T43">#1: Esimerkkikyselyssä haetaan aineistolle saatavilla olevat referenssit sarjoihin.</text:span></text:p>
      <text:p text:style-name="code">{</text:p>
      <text:p text:style-name="code"><text:s text:c="4"/>"<text:bookmark-start text:name="__DdeLink__792_436305051"/>request":</text:p>
      <text:p text:style-name="code"><text:s text:c="4"/>{</text:p>
      <text:p text:style-name="code"><text:s text:c="8"/>"language": "DEFAULT",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key": "series_select_ref",</text:p>
      <text:p text:style-name="code"><text:s text:c="16"/>"type": "REVISIONABLE",</text:p>
      <text:p text:style-name="code"><text:s text:c="16"/>"target": "SERIES",</text:p>
      <text:p text:style-name="code"><text:s text:c="16"/>"titlePath": "seriesname",</text:p>
      <text:p text:style-name="code"><text:s text:c="16"/>"approvedOnly": "false",</text:p>
      <text:p text:style-name="code"><text:s text:c="16"/>"ignoreRemoved": "false"</text:p>
      <text:p text:style-name="code"><text:s text:c="12"/>},</text:p>
      <text:p text:style-name="code"><text:s text:c="12"/>"emptyEqualsNone": "false"</text:p>
      <text:p text:style-name="code"><text:s text:c="8"/>}</text:p>
      <text:p text:style-name="code"><text:s text:c="4"/>},</text:p>
      <text:p text:style-name="code"><text:s text:c="4"/>"authentication":<text:bookmark-end text:name="__DdeLink__792_436305051"/> "<text:span text:style-name="T19">api_key”</text:span></text:p>
      <text:p text:style-name="code">}</text:p>
      <text:p text:style-name="code"/>
      <text:p text:style-name="Text_20_body">vastaus:</text:p>
      <text:p text:style-name="P148"/>
      <text:p text:style-name="P148">{</text:p>
      <text:p text:style-name="P148"><text:s text:c="4"/>"authenticated": true,</text:p>
      <text:p text:style-name="P148"><text:s text:c="4"/>"result": "OPERATION_SUCCESSFUL",</text:p>
      <text:p text:style-name="P148"><text:s text:c="4"/>"exception": null,</text:p>
      <text:p text:style-name="P148"><text:s text:c="4"/>"options": [</text:p>
      <text:p text:style-name="P148"><text:s text:c="4"/>{</text:p>
      <text:p text:style-name="P148"><text:s text:c="8"/>"value": "53823",</text:p>
      <text:p text:style-name="P148"><text:s text:c="8"/>"title":</text:p>
      <text:p text:style-name="P148"><text:s text:c="8"/>{</text:p>
      <text:p text:style-name="P148"><text:s text:c="12"/>"type": "LITERAL",</text:p>
      <text:p text:style-name="P148"><text:s text:c="12"/>"value": "Testi 1"</text:p>
      <text:p text:style-name="P148"><text:s text:c="8"/>}</text:p>
      <text:p text:style-name="P148"><text:s text:c="4"/>},</text:p>
      <text:p text:style-name="P148"><text:s text:c="4"/>{</text:p>
      <text:p text:style-name="P148"><text:s text:c="8"/>"value": "53824",</text:p>
      <text:p text:style-name="P148"><text:s text:c="8"/>"title":</text:p>
      <text:p text:style-name="P148"><text:s text:c="8"/>{</text:p>
      <text:p text:style-name="P148"><text:s text:c="12"/>"type": "LITERAL",</text:p>
      <text:p text:style-name="P148"><text:s text:c="12"/>"value": "Testi 2"</text:p>
      <text:p text:style-name="P148"><text:s text:c="8"/>}</text:p>
      <text:p text:style-name="P148"><text:s text:c="4"/>}]</text:p>
      <text:p text:style-name="P148">}</text:p>
      <text:p text:style-name="P102"><text:span text:style-name="T20">Es</text:span>imerkkikysely <text:span text:style-name="T43">#2: Haetaan saatavilla olevien kielten arvot language_descriptions.json-tiedostosta. Tämä tiedosto sisältyy tietokantaan erillisinä riveinä tallennettuihin json-dataan. Ne ovat nähtävissä mm. sivulta asetukset – konfiguraatiotiedostot – JSON. <text:s/>Kun referenssin tyyppi on JSON, tietää järjestelmä että referenssejä haetaan tästä erillisestä JSON-kannasta. Target määrittelee tässä tapauksessa tiedoston nimen, arvo haetaan tiedostossa määritellyllä “code”-avaimella, otsikko “text”-avaimella.</text:span></text:p>
      <text:p text:style-name="P96">kysely:</text:p>
      <text:p text:style-name="code">{</text:p>
      <text:p text:style-name="code"><text:s text:c="4"/>"request":</text:p>
      <text:p text:style-name="code"><text:s text:c="4"/>{</text:p>
      <text:p text:style-name="code"><text:s text:c="8"/>"root":</text:p>
      <text:p text:style-name="code"><text:s text:c="8"/>{</text:p>
      <text:p text:style-name="code"><text:s text:c="12"/>"reference":</text:p>
      <text:p text:style-name="code"><text:s text:c="12"/>{</text:p>
      <text:p text:style-name="code"><text:s text:c="16"/>"type": "JSON",</text:p>
      <text:p text:style-name="code"><text:s text:c="16"/>"target": "language_descriptions",</text:p>
      <text:p text:style-name="code"><text:s text:c="16"/>"valuePath": "code",</text:p>
      <text:p text:style-name="code"><text:s text:c="16"/>"titlePath": "t<text:span text:style-name="T43">ext</text:span>"</text:p>
      <text:p text:style-name="code"><text:s text:c="12"/>}</text:p>
      <text:p text:style-name="code"><text:s text:c="8"/>}</text:p>
      <text:p text:style-name="code"><text:s text:c="4"/>},</text:p>
      <text:p text:style-name="code"><text:s text:c="4"/>"authentication": "api_key"</text:p>
      <text:p text:style-name="code">}</text:p>
      <text:p text:style-name="P96"/>
      <text:p text:style-name="P96">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options": [</text:p>
      <text:p text:style-name="code"><text:s text:c="4"/>{</text:p>
      <text:p text:style-name="code"><text:s text:c="8"/>"value": "DEFAULT",</text:p>
      <text:p text:style-name="code"><text:s text:c="8"/>"title":</text:p>
      <text:p text:style-name="code"><text:s text:c="8"/>{</text:p>
      <text:p text:style-name="code"><text:s text:c="12"/>"type": "LITERAL",</text:p>
      <text:p text:style-name="P176"><text:s text:c="12"/>"value": "<text:span text:style-name="T43">Suom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EN",</text:p>
      <text:p text:style-name="code"><text:s text:c="8"/>"title":</text:p>
      <text:p text:style-name="code"><text:s text:c="8"/>{</text:p>
      <text:p text:style-name="code"><text:s text:c="12"/>"type": "LITERAL",</text:p>
      <text:p text:style-name="P176"><text:s text:c="12"/>"value": "<text:span text:style-name="T43">Englanti"</text:span></text:p>
      <text:p text:style-name="code"><text:s text:c="8"/>}</text:p>
      <text:p text:style-name="code"><text:s text:c="4"/>},</text:p>
      <text:p text:style-name="code"><text:s text:c="4"/>{</text:p>
      <text:p text:style-name="code"><text:s text:c="8"/>"value": "SV",</text:p>
      <text:p text:style-name="code"><text:s text:c="8"/>"title":</text:p>
      <text:p text:style-name="code"><text:s text:c="8"/>{</text:p>
      <text:p text:style-name="code"><text:s text:c="12"/>"type": "LITERAL",</text:p>
      <text:p text:style-name="P176"><text:s text:c="12"/>"value": "<text:span text:style-name="T43">Ruotsi”</text:span></text:p>
      <text:p text:style-name="code"><text:soft-page-break/><text:s text:c="8"/>}</text:p>
      <text:p text:style-name="code"><text:s text:c="4"/>}]</text:p>
      <text:p text:style-name="code">}</text:p>
      <text:h text:style-name="P206" text:outline-level="3"><text:bookmark-start text:name="__DdeLink__4686_722554450"/>POST api/saveRevision<text:bookmark-end text:name="__DdeLink__4686_722554450"/></text:h>
      <text:p text:style-name="P77">Tallentaa revision tilan. <text:span text:style-name="T23">Kutsun yhteydessä lähetetään tallennettava revisiodata TransferData-muodossa.</text:span></text:p>
      <text:p text:style-name="P79">Palautettu revisiodata sijaitsee <text:span text:style-name="T90">kentässä response.data,</text:span> ja se noudattaa transferdata-siirtoformaattia. Siirtoformaatin rakenne on kuvattu erikseen sen omassa dokumentaatiossa.</text:p>
      <text:p text:style-name="P54">Parametrit:</text:p>
      <text:p text:style-name="P54"/>
      <table:table table:name="Table17" table:style-name="Table17">
        <table:table-column table:style-name="Table17.A" table:number-columns-repeated="2"/>
        <table:table-column table:style-name="Table17.C"/>
        <table:table-row>
          <table:table-cell table:style-name="Table17.A1" office:value-type="string">
            <text:p text:style-name="P161">avain</text:p>
          </table:table-cell>
          <table:table-cell table:style-name="Table17.A1" office:value-type="string">
            <text:p text:style-name="P161">tyyppi</text:p>
          </table:table-cell>
          <table:table-cell table:style-name="Table17.C1" office:value-type="string">
            <text:p text:style-name="P161">selite</text:p>
          </table:table-cell>
        </table:table-row>
        <table:table-row>
          <table:table-cell table:style-name="Table17.A2" office:value-type="string">
            <text:p text:style-name="P121">transfer<text:span text:style-name="T87">D</text:span>ata</text:p>
          </table:table-cell>
          <table:table-cell table:style-name="Table17.A2" office:value-type="string">
            <text:p text:style-name="P117">objekti</text:p>
          </table:table-cell>
          <table:table-cell table:style-name="Table17.C2" office:value-type="string">
            <text:p text:style-name="P117">Sisältää <text:span text:style-name="T33">tallennettavan revision datan noudattaen <text:s/>transferdata-rakennetta.</text:span></text:p>
          </table:table-cell>
        </table:table-row>
      </table:table>
      <text:p text:style-name="P54"/>
      <text:p text:style-name="P54">Pal<text:span text:style-name="T12">uuarvot</text:span>:</text:p>
      <text:p text:style-name="P54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61">avain</text:p>
          </table:table-cell>
          <table:table-cell table:style-name="Table18.A1" office:value-type="string">
            <text:p text:style-name="P161">tyyppi</text:p>
          </table:table-cell>
          <table:table-cell table:style-name="Table18.C1" office:value-type="string">
            <text:p text:style-name="P161">selite</text:p>
          </table:table-cell>
        </table:table-row>
        <table:table-row>
          <table:table-cell table:style-name="Table18.A2" office:value-type="string">
            <text:p text:style-name="P10">response</text:p>
          </table:table-cell>
          <table:table-cell table:style-name="Table18.A2" office:value-type="string">
            <text:p text:style-name="P32">objekti</text:p>
          </table:table-cell>
          <table:table-cell table:style-name="Table18.C2" office:value-type="string">
            <text:p text:style-name="P16"><text:span text:style-name="T85">S</text:span>isältää palautetun revision</text:p>
          </table:table-cell>
        </table:table-row>
        <table:table-row>
          <table:table-cell table:style-name="Table18.A2" office:value-type="string">
            <text:p text:style-name="P9"><text:s text:c="4"/>result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32">Sisältää operaation tuloksen ja mahdollisen lisäviestin.</text:p>
          </table:table-cell>
        </table:table-row>
        <table:table-row>
          <table:table-cell table:style-name="Table18.A2" office:value-type="string">
            <text:p text:style-name="P9"><text:s text:c="8"/><text:span text:style-name="T32">result</text:span></text:p>
          </table:table-cell>
          <table:table-cell table:style-name="Table18.A2" office:value-type="string">
            <text:p text:style-name="P28">merkkijono (enum)</text:p>
          </table:table-cell>
          <table:table-cell table:style-name="Table18.C2" office:value-type="string">
            <text:p text:style-name="P28"><text:span text:style-name="T85">Operaation tulos</text:span> (ReturnResult.java)</text:p>
          </table:table-cell>
        </table:table-row>
        <table:table-row>
          <table:table-cell table:style-name="Table18.A2" office:value-type="string">
            <text:p text:style-name="P9"><text:s text:c="8"/><text:span text:style-name="T32">message</text:span></text:p>
          </table:table-cell>
          <table:table-cell table:style-name="Table18.A2" office:value-type="string">
            <text:p text:style-name="P28">merkkijono</text:p>
          </table:table-cell>
          <table:table-cell table:style-name="Table18.C2" office:value-type="string">
            <text:p text:style-name="P28"><text:span text:style-name="T85">M</text:span>ahdollinen lisäviesti</text:p>
          </table:table-cell>
        </table:table-row>
        <table:table-row table:style-name="Table18.6">
          <table:table-cell table:style-name="Table18.A2" office:value-type="string">
            <text:p text:style-name="P21"><text:s text:c="4"/>data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22"><text:span text:style-name="T85">S</text:span>isältää revisiodatan <text:span text:style-name="T47">transferdata-muodossa</text:span></text:p>
          </table:table-cell>
        </table:table-row>
        <table:table-row table:style-name="Table18.6">
          <table:table-cell table:style-name="Table18.A2" office:value-type="string">
            <text:p text:style-name="P9"><text:s text:c="4"/><text:span text:style-name="T17">configuration</text:span></text:p>
          </table:table-cell>
          <table:table-cell table:style-name="Table18.A2" office:value-type="string">
            <text:p text:style-name="P28">objekti</text:p>
          </table:table-cell>
          <table:table-cell table:style-name="Table18.C2" office:value-type="string">
            <text:p text:style-name="P17"><text:span text:style-name="T85">(</text:span>ei käytössä<text:span text:style-name="T85">)</text:span></text:p>
          </table:table-cell>
        </table:table-row>
        <table:table-row table:style-name="Table18.6">
          <table:table-cell table:style-name="Table18.A8" office:value-type="string">
            <text:p text:style-name="P21"><text:s text:c="4"/>gui</text:p>
          </table:table-cell>
          <table:table-cell table:style-name="Table18.A8" office:value-type="string">
            <text:p text:style-name="P28">objekti</text:p>
          </table:table-cell>
          <table:table-cell table:style-name="Table18.C2" office:value-type="string">
            <text:p text:style-name="P17"><text:span text:style-name="T85">(</text:span>ei käytössä<text:span text:style-name="T85">)</text:span></text:p>
          </table:table-cell>
        </table:table-row>
      </table:table>
      <text:p text:style-name="P5"/>
      <text:p text:style-name="P78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</text:p>
      <text:p text:style-name="code"/>
      <text:p text:style-name="code"><text:s text:c="4"/>},</text:p>
      <text:p text:style-name="code"><text:s text:c="4"/>"authentication": "<text:span text:style-name="T23">api_key</text:span>"</text:p>
      <text:p text:style-name="code">}</text:p>
      <text:p text:style-name="code"/>
      <text:p text:style-name="code"/>
      <text:p text:style-name="code"/>
      <text:p text:style-name="Standard"><text:soft-page-break/>Esimerkkivastaus:</text:p>
      <text:p text:style-name="P151"/>
      <text:p text:style-name="P151">{</text:p>
      <text:p text:style-name="P151"><text:s text:c="4"/>"authenticated": true,</text:p>
      <text:p text:style-name="P151"><text:s text:c="4"/>"result": "OPERATION_SUCCESSFUL",</text:p>
      <text:p text:style-name="P151"><text:s text:c="4"/>"exception": null,</text:p>
      <text:p text:style-name="P151"><text:s text:c="4"/>"response":</text:p>
      <text:p text:style-name="P151"><text:s text:c="4"/>{</text:p>
      <text:p text:style-name="P151"><text:s text:c="8"/>"result":</text:p>
      <text:p text:style-name="P151"><text:s text:c="8"/>{</text:p>
      <text:p text:style-name="P151"><text:s text:c="12"/>"result": "OPERATION_SUCCESSFUL",</text:p>
      <text:p text:style-name="P151"><text:s text:c="12"/>"message": null</text:p>
      <text:p text:style-name="P151"><text:s text:c="8"/>},</text:p>
      <text:p text:style-name="P151"><text:s text:c="8"/>"data":</text:p>
      <text:p text:style-name="P151"><text:s text:c="8"/>{</text:p>
      <text:p text:style-name="P151"><text:s text:c="12"/>"key":</text:p>
      <text:p text:style-name="P151"><text:s text:c="12"/>{</text:p>
      <text:p text:style-name="P151"><text:s text:c="16"/>"id": 54529,</text:p>
      <text:p text:style-name="P151"><text:s text:c="16"/>"no": 2</text:p>
      <text:p text:style-name="P151"><text:s text:c="12"/>},</text:p>
      <text:p text:style-name="P151"><text:s text:c="12"/>"configuration":</text:p>
      <text:p text:style-name="P151"><text:s text:c="12"/>{</text:p>
      <text:p text:style-name="P151"><text:s text:c="16"/>"type": "STUDY",</text:p>
      <text:p text:style-name="P151"><text:s text:c="16"/>"version": 1</text:p>
      <text:p text:style-name="P151"><text:s text:c="12"/>},</text:p>
      <text:p text:style-name="P151"><text:tab/> <text:s text:c="5"/>…</text:p>
      <text:p text:style-name="P151"><text:s text:c="8"/>},</text:p>
      <text:p text:style-name="P151"><text:s text:c="8"/>"configuration": null,</text:p>
      <text:p text:style-name="P151"><text:s text:c="8"/>"gui": null</text:p>
      <text:p text:style-name="P151"><text:s text:c="4"/>}</text:p>
      <text:p text:style-name="P151">}</text:p>
      <text:h text:style-name="P207" text:outline-level="3"><text:bookmark-start text:name="__DdeLink__4688_722554450"/>POST api/approveRevision<text:bookmark-end text:name="__DdeLink__4688_722554450"/></text:h>
      <text:p text:style-name="P100">Hyväksyy valitun revision. <text:span text:style-name="T23">Kutsun yhteydessä lähetetään tallennettava revisiodata TransferData-muodossa. </text:span><text:span text:style-name="T4">Siirtoformaatin rakenne on kuvattu erikseen sen omassa dokumentaatiossa.</text:span></text:p>
      <text:p text:style-name="P80">Palautettu revisiodata sijaitsee data-kentässä, ja se noudattaa transferdata-siirtoformaattia. Siirtoformaatin rakenne on kuvattu erikseen sen omassa dokumentaatiossa.</text:p>
      <text:p text:style-name="P55">Parametrit:</text:p>
      <text:p text:style-name="P55"/>
      <table:table table:name="Table34" table:style-name="Table34">
        <table:table-column table:style-name="Table34.A" table:number-columns-repeated="2"/>
        <table:table-column table:style-name="Table34.C"/>
        <table:table-row>
          <table:table-cell table:style-name="Table34.A1" office:value-type="string">
            <text:p text:style-name="P165">avain</text:p>
          </table:table-cell>
          <table:table-cell table:style-name="Table34.A1" office:value-type="string">
            <text:p text:style-name="P165">tyyppi</text:p>
          </table:table-cell>
          <table:table-cell table:style-name="Table34.C1" office:value-type="string">
            <text:p text:style-name="P165">selite</text:p>
          </table:table-cell>
        </table:table-row>
        <table:table-row>
          <table:table-cell table:style-name="Table34.A2" office:value-type="string">
            <text:p text:style-name="P122">transferdata</text:p>
          </table:table-cell>
          <table:table-cell table:style-name="Table34.A2" office:value-type="string">
            <text:p text:style-name="P119">objekti</text:p>
          </table:table-cell>
          <table:table-cell table:style-name="Table34.C2" office:value-type="string">
            <text:p text:style-name="P119">Sisältää <text:span text:style-name="T86">hyväksyttävän revision datan noudattaen <text:s/>transferdata-rakennetta.</text:span></text:p>
          </table:table-cell>
        </table:table-row>
      </table:table>
      <text:p text:style-name="P55"/>
      <text:p text:style-name="P55">Pal<text:span text:style-name="T12">uuarvot</text:span>:</text:p>
      <text:p text:style-name="P55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165">avain</text:p>
          </table:table-cell>
          <table:table-cell table:style-name="Table35.A1" office:value-type="string">
            <text:p text:style-name="P165">tyyppi</text:p>
          </table:table-cell>
          <table:table-cell table:style-name="Table35.C1" office:value-type="string">
            <text:p text:style-name="P165">selite</text:p>
          </table:table-cell>
        </table:table-row>
        <table:table-row>
          <table:table-cell table:style-name="Table35.A2" office:value-type="string">
            <text:p text:style-name="P15">response</text:p>
          </table:table-cell>
          <table:table-cell table:style-name="Table35.A2" office:value-type="string">
            <text:p text:style-name="P36">objekti</text:p>
          </table:table-cell>
          <table:table-cell table:style-name="Table35.C2" office:value-type="string">
            <text:p text:style-name="P23"><text:span text:style-name="T85">S</text:span>isältää palautetun revision</text:p>
          </table:table-cell>
        </table:table-row>
        <table:table-row>
          <table:table-cell table:style-name="Table35.A2" office:value-type="string">
            <text:p text:style-name="P15"><text:s text:c="4"/>result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36">Sisältää operaation tuloksen ja mahdollisen lisäviestin.</text:p>
          </table:table-cell>
        </table:table-row>
        <table:table-row>
          <table:table-cell table:style-name="Table35.A2" office:value-type="string">
            <text:p text:style-name="P15"><text:s text:c="8"/><text:span text:style-name="T32">result</text:span></text:p>
          </table:table-cell>
          <table:table-cell table:style-name="Table35.A2" office:value-type="string">
            <text:p text:style-name="P31">merkkijono (enum)</text:p>
          </table:table-cell>
          <table:table-cell table:style-name="Table35.C2" office:value-type="string">
            <text:p text:style-name="P31"><text:span text:style-name="T85">Operaation tulos</text:span> (ReturnResult.java)</text:p>
          </table:table-cell>
        </table:table-row>
        <table:table-row>
          <table:table-cell table:style-name="Table35.A2" office:value-type="string">
            <text:p text:style-name="P15"><text:s text:c="8"/><text:span text:style-name="T32">message</text:span></text:p>
          </table:table-cell>
          <table:table-cell table:style-name="Table35.A2" office:value-type="string">
            <text:p text:style-name="P31">merkkijono</text:p>
          </table:table-cell>
          <table:table-cell table:style-name="Table35.C2" office:value-type="string">
            <text:p text:style-name="P31"><text:span text:style-name="T85">M</text:span>ahdollinen lisäviesti</text:p>
          </table:table-cell>
        </table:table-row>
        <table:table-row table:style-name="Table35.6">
          <table:table-cell table:style-name="Table35.A2" office:value-type="string">
            <text:p text:style-name="P23"><text:s text:c="4"/>data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23"><text:span text:style-name="T85">S</text:span>isältää revisiodatan <text:span text:style-name="T47">transferdata-muodossa</text:span></text:p>
          </table:table-cell>
        </table:table-row>
        <table:table-row table:style-name="Table35.6">
          <table:table-cell table:style-name="Table35.A2" office:value-type="string">
            <text:p text:style-name="P15"><text:s text:c="4"/><text:span text:style-name="T17">configuration</text:span></text:p>
          </table:table-cell>
          <table:table-cell table:style-name="Table35.A2" office:value-type="string">
            <text:p text:style-name="P31">objekti</text:p>
          </table:table-cell>
          <table:table-cell table:style-name="Table35.C2" office:value-type="string">
            <text:p text:style-name="P23"><text:span text:style-name="T85">(</text:span>ei käytössä<text:span text:style-name="T85">)</text:span></text:p>
          </table:table-cell>
        </table:table-row>
        <table:table-row table:style-name="Table35.6">
          <table:table-cell table:style-name="Table35.A8" office:value-type="string">
            <text:p text:style-name="P23"><text:s text:c="4"/>gui</text:p>
          </table:table-cell>
          <table:table-cell table:style-name="Table35.A8" office:value-type="string">
            <text:p text:style-name="P31">objekti</text:p>
          </table:table-cell>
          <table:table-cell table:style-name="Table35.C2" office:value-type="string">
            <text:p text:style-name="P23"><text:span text:style-name="T85">(</text:span>ei käytössä<text:span text:style-name="T85">)</text:span></text:p>
          </table:table-cell>
        </table:table-row>
      </table:table>
      <text:p text:style-name="P6"/>
      <text:p text:style-name="P202">Esimerkkikysely:</text:p>
      <text:p text:style-name="code">{</text:p>
      <text:p text:style-name="code"><text:s text:c="4"/>"transferData":</text:p>
      <text:p text:style-name="code"><text:s text:c="4"/>{</text:p>
      <text:p text:style-name="code"><text:s text:c="8"/>"key":</text:p>
      <text:p text:style-name="code"><text:s text:c="8"/>{</text:p>
      <text:p text:style-name="code"><text:s text:c="12"/>"id": 54529,</text:p>
      <text:p text:style-name="code"><text:s text:c="12"/>"no": 2</text:p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type": "STUDY",</text:p>
      <text:p text:style-name="code"><text:s text:c="12"/>"version": 1</text:p>
      <text:p text:style-name="code"><text:s text:c="8"/>},</text:p>
      <text:p text:style-name="code"><text:s text:c="8"/>… </text:p>
      <text:p text:style-name="code"><text:s text:c="4"/>},</text:p>
      <text:p text:style-name="code"><text:s text:c="4"/>"authentication": "api_key"</text:p>
      <text:p text:style-name="code">}</text:p>
      <text:p text:style-name="P103">Esimerkkivastaus:</text:p>
      <text:p text:style-name="code">{</text:p>
      <text:p text:style-name="code"><text:s text:c="4"/>"authenticated": true,</text:p>
      <text:p text:style-name="code"><text:s text:c="4"/>"result": "OPERATION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OPERATION_SUCCESSFUL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4529,</text:p>
      <text:p text:style-name="code"><text:s text:c="16"/>"no": 2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… 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06" text:outline-level="3"><text:bookmark-start text:name="__DdeLink__4692_722554450"/>POST api/removeRevision<text:bookmark-end text:name="__DdeLink__4692_722554450"/></text:h>
      <text:p text:style-name="P83">Poistaa revision. Mikäli revisio on hyväksytty, sille tehdään looginen poisto. Mikäli se on luonnostilassa, se poistetaan <text:span text:style-name="T87">tietokannasta kokonaan</text:span>. <text:span text:style-name="T35">Päätepiste ei palauta poistettua dataa data-kentässä.</text:span></text:p>
      <text:p text:style-name="P83"/>
      <text:p text:style-name="P88">Parametrit:</text:p>
      <table:table table:name="Table19" table:style-name="Table19">
        <table:table-column table:style-name="Table19.A" table:number-columns-repeated="2"/>
        <table:table-column table:style-name="Table19.C"/>
        <table:table-row>
          <table:table-cell table:style-name="Table19.A1" office:value-type="string">
            <text:p text:style-name="P162">avain</text:p>
          </table:table-cell>
          <table:table-cell table:style-name="Table19.A1" office:value-type="string">
            <text:p text:style-name="P162">tyyppi</text:p>
          </table:table-cell>
          <table:table-cell table:style-name="Table19.C1" office:value-type="string">
            <text:p text:style-name="P162">selite</text:p>
          </table:table-cell>
        </table:table-row>
        <table:table-row>
          <table:table-cell table:style-name="Table19.A2" office:value-type="string">
            <text:p text:style-name="P110">key</text:p>
          </table:table-cell>
          <table:table-cell table:style-name="Table19.A2" office:value-type="string">
            <text:p text:style-name="P118">objekti</text:p>
          </table:table-cell>
          <table:table-cell table:style-name="Table19.C2" office:value-type="string">
            <text:p text:style-name="P118">Sisältää <text:span text:style-name="T35">poistettavan</text:span> revision revisioavaimen</text:p>
          </table:table-cell>
        </table:table-row>
        <table:table-row>
          <table:table-cell table:style-name="Table19.A2" office:value-type="string">
            <text:p text:style-name="P123"><text:s text:c="4"/><text:span text:style-name="T10">id</text:span></text:p>
          </table:table-cell>
          <table:table-cell table:style-name="Table19.A2" office:value-type="string">
            <text:p text:style-name="P118">numero</text:p>
          </table:table-cell>
          <table:table-cell table:style-name="Table19.C2" office:value-type="string">
            <text:p text:style-name="P118"><text:span text:style-name="T87">R</text:span>evisiotunnus</text:p>
          </table:table-cell>
        </table:table-row>
        <table:table-row>
          <table:table-cell table:style-name="Table19.A2" office:value-type="string">
            <text:p text:style-name="P123"><text:s text:c="4"/><text:span text:style-name="T11">no</text:span></text:p>
          </table:table-cell>
          <table:table-cell table:style-name="Table19.A2" office:value-type="string">
            <text:p text:style-name="P118">numero</text:p>
          </table:table-cell>
          <table:table-cell table:style-name="Table19.C2" office:value-type="string">
            <text:p text:style-name="P118"><text:span text:style-name="T87">R</text:span>evisionumero</text:p>
          </table:table-cell>
        </table:table-row>
      </table:table>
      <text:p text:style-name="P84"/>
      <text:p text:style-name="P88">Paluuarvot: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62">avain</text:p>
          </table:table-cell>
          <table:table-cell table:style-name="Table20.A1" office:value-type="string">
            <text:p text:style-name="P162">tyyppi</text:p>
          </table:table-cell>
          <table:table-cell table:style-name="Table20.C1" office:value-type="string">
            <text:p text:style-name="P162">selite</text:p>
          </table:table-cell>
        </table:table-row>
        <table:table-row>
          <table:table-cell table:style-name="Table20.A2" office:value-type="string">
            <text:p text:style-name="P12">response</text:p>
          </table:table-cell>
          <table:table-cell table:style-name="Table20.A2" office:value-type="string">
            <text:p text:style-name="P44">objekti</text:p>
          </table:table-cell>
          <table:table-cell table:style-name="Table20.C2" office:value-type="string">
            <text:p text:style-name="P18"><text:span text:style-name="T87">S</text:span>isältää palautetun revision</text:p>
          </table:table-cell>
        </table:table-row>
        <table:table-row>
          <table:table-cell table:style-name="Table20.A2" office:value-type="string">
            <text:p text:style-name="P12"><text:s text:c="4"/>result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0.A2" office:value-type="string">
            <text:p text:style-name="P12"><text:s text:c="8"/><text:span text:style-name="T32">result</text:span></text:p>
          </table:table-cell>
          <table:table-cell table:style-name="Table20.A2" office:value-type="string">
            <text:p text:style-name="P29">merkkijono (enum)</text:p>
          </table:table-cell>
          <table:table-cell table:style-name="Table20.C2" office:value-type="string">
            <text:p text:style-name="P29"><text:span text:style-name="T87">Operaation tulos</text:span> (ReturnResult.java)</text:p>
          </table:table-cell>
        </table:table-row>
        <table:table-row>
          <table:table-cell table:style-name="Table20.A2" office:value-type="string">
            <text:p text:style-name="P12"><text:s text:c="8"/><text:span text:style-name="T32">message</text:span></text:p>
          </table:table-cell>
          <table:table-cell table:style-name="Table20.A2" office:value-type="string">
            <text:p text:style-name="P29">merkkijono</text:p>
          </table:table-cell>
          <table:table-cell table:style-name="Table20.C2" office:value-type="string">
            <text:p text:style-name="P29"><text:span text:style-name="T87">M</text:span>ahdollinen lisäviesti</text:p>
          </table:table-cell>
        </table:table-row>
        <table:table-row table:style-name="Table20.6">
          <table:table-cell table:style-name="Table20.A2" office:value-type="string">
            <text:p text:style-name="P18"><text:s text:c="4"/>data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43"><text:span text:style-name="T87">(</text:span>ei käytössä<text:span text:style-name="T87">)</text:span></text:p>
          </table:table-cell>
        </table:table-row>
        <table:table-row table:style-name="Table20.6">
          <table:table-cell table:style-name="Table20.A2" office:value-type="string">
            <text:p text:style-name="P12"><text:s text:c="4"/><text:span text:style-name="T17">configuration</text:span></text:p>
          </table:table-cell>
          <table:table-cell table:style-name="Table20.A2" office:value-type="string">
            <text:p text:style-name="P29">objekti</text:p>
          </table:table-cell>
          <table:table-cell table:style-name="Table20.C2" office:value-type="string">
            <text:p text:style-name="P18"><text:span text:style-name="T87">(</text:span>ei käytössä<text:span text:style-name="T87">)</text:span></text:p>
          </table:table-cell>
        </table:table-row>
        <table:table-row table:style-name="Table20.6">
          <table:table-cell table:style-name="Table20.A8" office:value-type="string">
            <text:p text:style-name="P18"><text:s text:c="4"/>gui</text:p>
          </table:table-cell>
          <table:table-cell table:style-name="Table20.A8" office:value-type="string">
            <text:p text:style-name="P29">objekti</text:p>
          </table:table-cell>
          <table:table-cell table:style-name="Table20.C2" office:value-type="string">
            <text:p text:style-name="P18"><text:span text:style-name="T87">(</text:span>ei käytössä<text:span text:style-name="T87">)</text:span></text:p>
          </table:table-cell>
        </table:table-row>
      </table:table>
      <text:p text:style-name="P84"/>
      <text:p text:style-name="P84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5">api_key</text:span>"</text:p>
      <text:p text:style-name="code">}</text:p>
      <text:p text:style-name="code"/>
      <text:p text:style-name="P155">Esimerkkivastaus:</text:p>
      <text:p text:style-name="P155"/>
      <text:p text:style-name="P155"/>
      <text:p text:style-name="P155">{</text:p>
      <text:p text:style-name="P155"><text:s text:c="4"/>"authenticated": true,</text:p>
      <text:p text:style-name="P155"><text:s text:c="4"/>"result": "SUCCESS_LOGICAL",</text:p>
      <text:p text:style-name="P155"><text:s text:c="4"/>"exception": null,</text:p>
      <text:p text:style-name="P155"><text:s text:c="4"/>"response":</text:p>
      <text:p text:style-name="P155"><text:s text:c="4"/>{</text:p>
      <text:p text:style-name="P155"><text:s text:c="8"/>"result":</text:p>
      <text:p text:style-name="P155"><text:soft-page-break/><text:s text:c="8"/>{</text:p>
      <text:p text:style-name="P155"><text:s text:c="12"/>"result": "SUCCESS_LOGICAL",</text:p>
      <text:p text:style-name="P155"><text:s text:c="12"/>"message": null</text:p>
      <text:p text:style-name="P155"><text:s text:c="8"/>},</text:p>
      <text:p text:style-name="P155"><text:s text:c="8"/>"data": null,</text:p>
      <text:p text:style-name="P155"><text:s text:c="8"/>"configuration": null,</text:p>
      <text:p text:style-name="P155"><text:s text:c="8"/>"gui": null</text:p>
      <text:p text:style-name="P155"><text:s text:c="4"/>}</text:p>
      <text:p text:style-name="P155">}</text:p>
      <text:h text:style-name="P206" text:outline-level="3"><text:bookmark-start text:name="__DdeLink__4694_722554450"/>POST api/viewRevision<text:bookmark-end text:name="__DdeLink__4694_722554450"/></text:h>
      <text:p text:style-name="P76">Palauttaa revisiodatan, konfiguraation ja gui-konfiguraation kokonaisuudessaan. 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88">Parametrit:</text:p>
      <table:table table:name="Table21" table:style-name="Table21">
        <table:table-column table:style-name="Table21.A" table:number-columns-repeated="2"/>
        <table:table-column table:style-name="Table21.C"/>
        <table:table-row>
          <table:table-cell table:style-name="Table21.A1" office:value-type="string">
            <text:p text:style-name="P162">avain</text:p>
          </table:table-cell>
          <table:table-cell table:style-name="Table21.A1" office:value-type="string">
            <text:p text:style-name="P162">tyyppi</text:p>
          </table:table-cell>
          <table:table-cell table:style-name="Table21.C1" office:value-type="string">
            <text:p text:style-name="P162">selite</text:p>
          </table:table-cell>
        </table:table-row>
        <table:table-row>
          <table:table-cell table:style-name="Table21.A2" office:value-type="string">
            <text:p text:style-name="P110">key</text:p>
          </table:table-cell>
          <table:table-cell table:style-name="Table21.A2" office:value-type="string">
            <text:p text:style-name="P118">objekti</text:p>
          </table:table-cell>
          <table:table-cell table:style-name="Table21.C2" office:value-type="string">
            <text:p text:style-name="P118">Sisältää <text:span text:style-name="T35">poistettavan</text:span> revision revisioavaimen</text:p>
          </table:table-cell>
        </table:table-row>
        <table:table-row>
          <table:table-cell table:style-name="Table21.A2" office:value-type="string">
            <text:p text:style-name="P123"><text:s text:c="4"/><text:span text:style-name="T10">id</text:span></text:p>
          </table:table-cell>
          <table:table-cell table:style-name="Table21.A2" office:value-type="string">
            <text:p text:style-name="P118">numero</text:p>
          </table:table-cell>
          <table:table-cell table:style-name="Table21.C2" office:value-type="string">
            <text:p text:style-name="P118"><text:span text:style-name="T88">R</text:span>evisiotunnus</text:p>
          </table:table-cell>
        </table:table-row>
        <table:table-row>
          <table:table-cell table:style-name="Table21.A2" office:value-type="string">
            <text:p text:style-name="P123"><text:s text:c="4"/><text:span text:style-name="T11">no</text:span></text:p>
          </table:table-cell>
          <table:table-cell table:style-name="Table21.A2" office:value-type="string">
            <text:p text:style-name="P118">numero</text:p>
          </table:table-cell>
          <table:table-cell table:style-name="Table21.C2" office:value-type="string">
            <text:p text:style-name="P118"><text:span text:style-name="T88">R</text:span>evisionumero</text:p>
          </table:table-cell>
        </table:table-row>
      </table:table>
      <text:p text:style-name="P75"/>
      <text:p text:style-name="P88">Paluuarvot: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62">avain</text:p>
          </table:table-cell>
          <table:table-cell table:style-name="Table22.A1" office:value-type="string">
            <text:p text:style-name="P162">tyyppi</text:p>
          </table:table-cell>
          <table:table-cell table:style-name="Table22.C1" office:value-type="string">
            <text:p text:style-name="P162">selite</text:p>
          </table:table-cell>
        </table:table-row>
        <table:table-row>
          <table:table-cell table:style-name="Table22.A2" office:value-type="string">
            <text:p text:style-name="P12">response</text:p>
          </table:table-cell>
          <table:table-cell table:style-name="Table22.A2" office:value-type="string">
            <text:p text:style-name="P33">objekti</text:p>
          </table:table-cell>
          <table:table-cell table:style-name="Table22.C2" office:value-type="string">
            <text:p text:style-name="P18"><text:span text:style-name="T88">S</text:span>isältää palautetun revision</text:p>
          </table:table-cell>
        </table:table-row>
        <table:table-row>
          <table:table-cell table:style-name="Table22.A2" office:value-type="string">
            <text:p text:style-name="P12"><text:s text:c="4"/>result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2.A2" office:value-type="string">
            <text:p text:style-name="P12"><text:s text:c="8"/><text:span text:style-name="T32">result</text:span></text:p>
          </table:table-cell>
          <table:table-cell table:style-name="Table22.A2" office:value-type="string">
            <text:p text:style-name="P29">merkkijono (enum)</text:p>
          </table:table-cell>
          <table:table-cell table:style-name="Table22.C2" office:value-type="string">
            <text:p text:style-name="P29"><text:span text:style-name="T88">Operaation tulos</text:span> (ReturnResult.java)</text:p>
          </table:table-cell>
        </table:table-row>
        <table:table-row>
          <table:table-cell table:style-name="Table22.A2" office:value-type="string">
            <text:p text:style-name="P12"><text:s text:c="8"/><text:span text:style-name="T32">message</text:span></text:p>
          </table:table-cell>
          <table:table-cell table:style-name="Table22.A2" office:value-type="string">
            <text:p text:style-name="P29">merkkijono</text:p>
          </table:table-cell>
          <table:table-cell table:style-name="Table22.C2" office:value-type="string">
            <text:p text:style-name="P29"><text:span text:style-name="T88">M</text:span>ahdollinen lisäviesti</text:p>
          </table:table-cell>
        </table:table-row>
        <table:table-row table:style-name="Table22.6">
          <table:table-cell table:style-name="Table22.A2" office:value-type="string">
            <text:p text:style-name="P18"><text:s text:c="4"/>data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18"><text:span text:style-name="T88">S</text:span>isältää revisiodatan <text:span text:style-name="T85">transferdata-muodossa.</text:span></text:p>
          </table:table-cell>
        </table:table-row>
        <table:table-row table:style-name="Table22.6">
          <table:table-cell table:style-name="Table22.A2" office:value-type="string">
            <text:p text:style-name="P12"><text:s text:c="4"/><text:span text:style-name="T17">configuration</text:span></text:p>
          </table:table-cell>
          <table:table-cell table:style-name="Table22.A2" office:value-type="string">
            <text:p text:style-name="P29">objekti</text:p>
          </table:table-cell>
          <table:table-cell table:style-name="Table22.C2" office:value-type="string">
            <text:p text:style-name="P37"><text:span text:style-name="T88">S</text:span>isältää revisionablen konfiguraation</text:p>
          </table:table-cell>
        </table:table-row>
        <table:table-row table:style-name="Table22.6">
          <table:table-cell table:style-name="Table22.A8" office:value-type="string">
            <text:p text:style-name="P18"><text:s text:c="4"/>gui</text:p>
          </table:table-cell>
          <table:table-cell table:style-name="Table22.A8" office:value-type="string">
            <text:p text:style-name="P29">objekti</text:p>
          </table:table-cell>
          <table:table-cell table:style-name="Table22.C2" office:value-type="string">
            <text:p text:style-name="P37"><text:span text:style-name="T88">S</text:span>isältää revisionablen gui-konfiguraation</text:p>
          </table:table-cell>
        </table:table-row>
      </table:table>
      <text:p text:style-name="P75"/>
      <text:p text:style-name="P75">Esimerkkikysel<text:span text:style-name="T24">y</text:span>:</text:p>
      <text:p text:style-name="code">{</text:p>
      <text:p text:style-name="code"><text:s text:c="4"/>"key":</text:p>
      <text:p text:style-name="code"><text:s text:c="4"/>{</text:p>
      <text:p text:style-name="code"><text:s text:c="8"/>"id": "123",</text:p>
      <text:p text:style-name="code"><text:s text:c="8"/>"no": "1"</text:p>
      <text:p text:style-name="code"><text:s text:c="4"/>},</text:p>
      <text:p text:style-name="code"><text:s text:c="4"/>"authentication": "<text:span text:style-name="T22">api_key</text:span>"</text:p>
      <text:p text:style-name="code">}</text:p>
      <text:p text:style-name="P74">Esimerkkivastaus:</text:p>
      <text:p text:style-name="code">{</text:p>
      <text:p text:style-name="code"><text:s text:c="4"/>"authenticated": true,</text:p>
      <text:p text:style-name="code"><text:s text:c="4"/>"result": "VIEW_SUCCESSFUL",</text:p>
      <text:p text:style-name="code"><text:s text:c="4"/>"exception": null,</text:p>
      <text:p text:style-name="code"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VIEW_SUCCESSFUL",</text:p>
      <text:p text:style-name="code"><text:s text:c="12"/>"message": null</text:p>
      <text:p text:style-name="code"><text:s text:c="8"/>},</text:p>
      <text:p text:style-name="code"><text:soft-page-break/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123,</text:p>
      <text:p text:style-name="code"><text:s text:c="16"/>"no": 1</text:p>
      <text:p text:style-name="code"><text:s text:c="12"/>},</text:p>
      <text:p text:style-name="code"><text:s text:c="13"/>…</text:p>
      <text:p text:style-name="code"/>
      <text:p text:style-name="code"><text:s text:c="8"/>},</text:p>
      <text:p text:style-name="code"><text:s text:c="8"/>"configuration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type": "STUDY_VARIABLE",</text:p>
      <text:p text:style-name="code"><text:s text:c="16"/>"version": 1</text:p>
      <text:p text:style-name="code"><text:s text:c="12"/>},</text:p>
      <text:p text:style-name="code"><text:s text:c="12"/>…</text:p>
      <text:p text:style-name="code"><text:s text:c="8"/>},</text:p>
      <text:p text:style-name="code"><text:s text:c="8"/>"gui":</text:p>
      <text:p text:style-name="code"><text:s text:c="8"/>{</text:p>
      <text:p text:style-name="P149"><text:s text:c="12"/><text:span text:style-name="T22">"key":</text:span></text:p>
      <text:p text:style-name="P150"><text:s text:c="12"/>{</text:p>
      <text:p text:style-name="P150"><text:s text:c="16"/>"type": "STUDY_VARIABLE",</text:p>
      <text:p text:style-name="P150"><text:s text:c="16"/>"version": 1</text:p>
      <text:p text:style-name="P150"><text:s text:c="12"/>}</text:p>
      <text:p text:style-name="P150"><text:tab/><text:tab/>…</text:p>
      <text:p text:style-name="code"><text:s text:c="8"/>}</text:p>
      <text:p text:style-name="code"><text:s text:c="4"/>}</text:p>
      <text:p text:style-name="code">}</text:p>
      <text:h text:style-name="P203" text:outline-level="3"><text:bookmark-start text:name="__DdeLink__4696_722554450"/>POST api/editrevision<text:bookmark-end text:name="__DdeLink__4696_722554450"/></text:h>
      <text:p text:style-name="P7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88">Parametrit:</text:p>
      <table:table table:name="Table23" table:style-name="Table23">
        <table:table-column table:style-name="Table23.A" table:number-columns-repeated="2"/>
        <table:table-column table:style-name="Table23.C"/>
        <table:table-row>
          <table:table-cell table:style-name="Table23.A1" office:value-type="string">
            <text:p text:style-name="P162">avain</text:p>
          </table:table-cell>
          <table:table-cell table:style-name="Table23.A1" office:value-type="string">
            <text:p text:style-name="P162">tyyppi</text:p>
          </table:table-cell>
          <table:table-cell table:style-name="Table23.C1" office:value-type="string">
            <text:p text:style-name="P162">selite</text:p>
          </table:table-cell>
        </table:table-row>
        <table:table-row>
          <table:table-cell table:style-name="Table23.A2" office:value-type="string">
            <text:p text:style-name="P110">key</text:p>
          </table:table-cell>
          <table:table-cell table:style-name="Table23.A2" office:value-type="string">
            <text:p text:style-name="P118">objekti</text:p>
          </table:table-cell>
          <table:table-cell table:style-name="Table23.C2" office:value-type="string">
            <text:p text:style-name="P118">Sisältää <text:span text:style-name="T35">muokattavan</text:span> revision revisioavaimen</text:p>
          </table:table-cell>
        </table:table-row>
        <table:table-row>
          <table:table-cell table:style-name="Table23.A2" office:value-type="string">
            <text:p text:style-name="P123"><text:s text:c="4"/><text:span text:style-name="T10">id</text:span></text:p>
          </table:table-cell>
          <table:table-cell table:style-name="Table23.A2" office:value-type="string">
            <text:p text:style-name="P118">numero</text:p>
          </table:table-cell>
          <table:table-cell table:style-name="Table23.C2" office:value-type="string">
            <text:p text:style-name="P118"><text:span text:style-name="T88">R</text:span>evisiotunnus</text:p>
          </table:table-cell>
        </table:table-row>
        <table:table-row>
          <table:table-cell table:style-name="Table23.A2" office:value-type="string">
            <text:p text:style-name="P123"><text:s text:c="4"/><text:span text:style-name="T11">no</text:span></text:p>
          </table:table-cell>
          <table:table-cell table:style-name="Table23.A2" office:value-type="string">
            <text:p text:style-name="P118">numero</text:p>
          </table:table-cell>
          <table:table-cell table:style-name="Table23.C2" office:value-type="string">
            <text:p text:style-name="P118"><text:span text:style-name="T88">R</text:span>evisionumero</text:p>
          </table:table-cell>
        </table:table-row>
      </table:table>
      <text:p text:style-name="P91"/>
      <text:p text:style-name="P88">Paluuarvot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62">avain</text:p>
          </table:table-cell>
          <table:table-cell table:style-name="Table24.A1" office:value-type="string">
            <text:p text:style-name="P162">tyyppi</text:p>
          </table:table-cell>
          <table:table-cell table:style-name="Table24.C1" office:value-type="string">
            <text:p text:style-name="P162">selite</text:p>
          </table:table-cell>
        </table:table-row>
        <table:table-row>
          <table:table-cell table:style-name="Table24.A2" office:value-type="string">
            <text:p text:style-name="P12">response</text:p>
          </table:table-cell>
          <table:table-cell table:style-name="Table24.A2" office:value-type="string">
            <text:p text:style-name="P33">objekti</text:p>
          </table:table-cell>
          <table:table-cell table:style-name="Table24.C2" office:value-type="string">
            <text:p text:style-name="P18"><text:span text:style-name="T88">S</text:span>isältää palautetun revision</text:p>
          </table:table-cell>
        </table:table-row>
        <table:table-row>
          <table:table-cell table:style-name="Table24.A2" office:value-type="string">
            <text:p text:style-name="P12"><text:s text:c="4"/>result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4.A2" office:value-type="string">
            <text:p text:style-name="P12"><text:s text:c="8"/><text:span text:style-name="T32">result</text:span></text:p>
          </table:table-cell>
          <table:table-cell table:style-name="Table24.A2" office:value-type="string">
            <text:p text:style-name="P29">merkkijono (enum)</text:p>
          </table:table-cell>
          <table:table-cell table:style-name="Table24.C2" office:value-type="string">
            <text:p text:style-name="P29"><text:span text:style-name="T88">Operaation tulos</text:span> (ReturnResult.java)</text:p>
          </table:table-cell>
        </table:table-row>
        <table:table-row>
          <table:table-cell table:style-name="Table24.A2" office:value-type="string">
            <text:p text:style-name="P12"><text:s text:c="8"/><text:span text:style-name="T32">message</text:span></text:p>
          </table:table-cell>
          <table:table-cell table:style-name="Table24.A2" office:value-type="string">
            <text:p text:style-name="P29">merkkijono</text:p>
          </table:table-cell>
          <table:table-cell table:style-name="Table24.C2" office:value-type="string">
            <text:p text:style-name="P29"><text:span text:style-name="T88">M</text:span>ahdollinen lisäviesti</text:p>
          </table:table-cell>
        </table:table-row>
        <table:table-row table:style-name="Table24.6">
          <table:table-cell table:style-name="Table24.A2" office:value-type="string">
            <text:p text:style-name="P18"><text:s text:c="4"/>data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22"><text:span text:style-name="T88">S</text:span>isältää revisiodatan <text:span text:style-name="T85">transferdata-muodossa</text:span></text:p>
          </table:table-cell>
        </table:table-row>
        <table:table-row table:style-name="Table24.6">
          <table:table-cell table:style-name="Table24.A2" office:value-type="string">
            <text:p text:style-name="P12"><text:s text:c="4"/><text:span text:style-name="T17">configuration</text:span></text:p>
          </table:table-cell>
          <table:table-cell table:style-name="Table24.A2" office:value-type="string">
            <text:p text:style-name="P29">objekti</text:p>
          </table:table-cell>
          <table:table-cell table:style-name="Table24.C2" office:value-type="string">
            <text:p text:style-name="P37"><text:span text:style-name="T88">S</text:span>isältää revisionablen konfiguraation</text:p>
          </table:table-cell>
        </table:table-row>
        <table:table-row table:style-name="Table24.6">
          <table:table-cell table:style-name="Table24.A8" office:value-type="string">
            <text:p text:style-name="P18"><text:s text:c="4"/>gui</text:p>
          </table:table-cell>
          <table:table-cell table:style-name="Table24.A8" office:value-type="string">
            <text:p text:style-name="P29">objekti</text:p>
          </table:table-cell>
          <table:table-cell table:style-name="Table24.C2" office:value-type="string">
            <text:p text:style-name="P37"><text:span text:style-name="T88">S</text:span>isältää revisionablen gui-konfiguraation</text:p>
          </table:table-cell>
        </table:table-row>
      </table:table>
      <text:p text:style-name="P91"/>
      <text:p text:style-name="P91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4529",</text:p>
      <text:p text:style-name="code"><text:s text:c="8"/>"no": "2"</text:p>
      <text:p text:style-name="code"><text:s text:c="4"/>},</text:p>
      <text:p text:style-name="code"><text:s text:c="4"/>"authentication": "<text:span text:style-name="T24">api_key</text:span>"</text:p>
      <text:p text:style-name="code">}</text:p>
      <text:p text:style-name="code"/>
      <text:p text:style-name="Standard">Esimerkkivastaus:</text:p>
      <text:p text:style-name="P152"/>
      <text:p text:style-name="P153">{</text:p>
      <text:p text:style-name="P153"><text:s text:c="4"/>"authenticated": true,</text:p>
      <text:p text:style-name="P153"><text:s text:c="4"/>"result": "REVISION_FOUND",</text:p>
      <text:p text:style-name="P153"><text:s text:c="4"/>"exception": null,</text:p>
      <text:p text:style-name="P153"><text:s text:c="4"/>"response":</text:p>
      <text:p text:style-name="P153"><text:s text:c="4"/>{</text:p>
      <text:p text:style-name="P153"><text:s text:c="8"/>"result":</text:p>
      <text:p text:style-name="P153"><text:s text:c="8"/>{</text:p>
      <text:p text:style-name="P153"><text:s text:c="12"/>"result": "REVISION_FOUND",</text:p>
      <text:p text:style-name="P153"><text:s text:c="12"/>"message": null</text:p>
      <text:p text:style-name="P153"><text:s text:c="8"/>},</text:p>
      <text:p text:style-name="P153"><text:soft-page-break/><text:s text:c="8"/>"data":</text:p>
      <text:p text:style-name="P153"><text:s text:c="8"/>{</text:p>
      <text:p text:style-name="P153"><text:s text:c="12"/>"key":</text:p>
      <text:p text:style-name="P153"><text:s text:c="12"/>{</text:p>
      <text:p text:style-name="P153"><text:s text:c="16"/>"id": 54529,</text:p>
      <text:p text:style-name="P153"><text:s text:c="16"/>"no": 2</text:p>
      <text:p text:style-name="P153"><text:s text:c="12"/>},</text:p>
      <text:p text:style-name="P153"><text:s text:c="12"/>...</text:p>
      <text:p text:style-name="P153"><text:s text:c="8"/>},</text:p>
      <text:p text:style-name="P153"><text:s text:c="8"/>"configuration":</text:p>
      <text:p text:style-name="P153"><text:s text:c="8"/>{</text:p>
      <text:p text:style-name="P153"><text:s text:c="12"/>"key":</text:p>
      <text:p text:style-name="P153"><text:s text:c="12"/>{</text:p>
      <text:p text:style-name="P153"><text:s text:c="16"/>"type": "STUDY",</text:p>
      <text:p text:style-name="P153"><text:s text:c="16"/>"version": 1</text:p>
      <text:p text:style-name="P153"><text:s text:c="12"/>},</text:p>
      <text:p text:style-name="P153"><text:s text:c="12"/>...</text:p>
      <text:p text:style-name="P153"><text:s text:c="8"/>},</text:p>
      <text:p text:style-name="P153"><text:s text:c="8"/>"gui":</text:p>
      <text:p text:style-name="P153"><text:s text:c="8"/>{</text:p>
      <text:p text:style-name="P153"><text:s text:c="12"/>"key":</text:p>
      <text:p text:style-name="P153"><text:s text:c="12"/>{</text:p>
      <text:p text:style-name="P153"><text:s text:c="16"/>"type": "STUDY",</text:p>
      <text:p text:style-name="P153"><text:s text:c="16"/>"version": 1</text:p>
      <text:p text:style-name="P153"><text:s text:c="12"/>},</text:p>
      <text:p text:style-name="P153"><text:s text:c="12"/>...</text:p>
      <text:p text:style-name="P153"><text:s text:c="8"/>}</text:p>
      <text:p text:style-name="P153"><text:s text:c="4"/>}</text:p>
      <text:p text:style-name="P153">}</text:p>
      <text:h text:style-name="P203" text:outline-level="3"><text:bookmark-start text:name="__DdeLink__4698_722554450"/>POST api/restoreRevision<text:bookmark-end text:name="__DdeLink__4698_722554450"/></text:h>
      <text:p text:style-name="P85">Palauttaa <text:span text:style-name="T35">loogisesti</text:span> poistetun revision hyväksytty-tilaan.</text:p>
      <text:p text:style-name="P76"><text:span text:style-name="T48">Revisiodata sijaitsee kentässä response.data, ja se noudattaa transferdata-siirtoformaattia. Siirtoformaatin rakenne</text:span> on kuvattu <text:span text:style-name="T48">erikseen sen omassa dokumentaatiossa.</text:span></text:p>
      <text:p text:style-name="P85"/>
      <text:p text:style-name="P88">Parametrit:</text:p>
      <table:table table:name="Table25" table:style-name="Table25">
        <table:table-column table:style-name="Table25.A" table:number-columns-repeated="2"/>
        <table:table-column table:style-name="Table25.C"/>
        <table:table-row>
          <table:table-cell table:style-name="Table25.A1" office:value-type="string">
            <text:p text:style-name="P162">avain</text:p>
          </table:table-cell>
          <table:table-cell table:style-name="Table25.A1" office:value-type="string">
            <text:p text:style-name="P162">tyyppi</text:p>
          </table:table-cell>
          <table:table-cell table:style-name="Table25.C1" office:value-type="string">
            <text:p text:style-name="P162">selite</text:p>
          </table:table-cell>
        </table:table-row>
        <table:table-row>
          <table:table-cell table:style-name="Table25.A2" office:value-type="string">
            <text:p text:style-name="P110">key</text:p>
          </table:table-cell>
          <table:table-cell table:style-name="Table25.A2" office:value-type="string">
            <text:p text:style-name="P118">objekti</text:p>
          </table:table-cell>
          <table:table-cell table:style-name="Table25.C2" office:value-type="string">
            <text:p text:style-name="P118">Sisältää <text:span text:style-name="T35">muokattavan</text:span> revision revisioavaimen</text:p>
          </table:table-cell>
        </table:table-row>
        <table:table-row>
          <table:table-cell table:style-name="Table25.A2" office:value-type="string">
            <text:p text:style-name="P123"><text:s text:c="4"/><text:span text:style-name="T10">id</text:span></text:p>
          </table:table-cell>
          <table:table-cell table:style-name="Table25.A2" office:value-type="string">
            <text:p text:style-name="P118">numero</text:p>
          </table:table-cell>
          <table:table-cell table:style-name="Table25.C2" office:value-type="string">
            <text:p text:style-name="P118"><text:span text:style-name="T88">R</text:span>evisiotunnus</text:p>
          </table:table-cell>
        </table:table-row>
        <table:table-row>
          <table:table-cell table:style-name="Table25.A2" office:value-type="string">
            <text:p text:style-name="P123"><text:s text:c="4"/><text:span text:style-name="T11">no</text:span></text:p>
          </table:table-cell>
          <table:table-cell table:style-name="Table25.A2" office:value-type="string">
            <text:p text:style-name="P118">numero</text:p>
          </table:table-cell>
          <table:table-cell table:style-name="Table25.C2" office:value-type="string">
            <text:p text:style-name="P118"><text:span text:style-name="T88">R</text:span>evisionumero</text:p>
          </table:table-cell>
        </table:table-row>
      </table:table>
      <text:p text:style-name="P91"/>
      <text:p text:style-name="P88">Paluuarvot: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62">avain</text:p>
          </table:table-cell>
          <table:table-cell table:style-name="Table26.A1" office:value-type="string">
            <text:p text:style-name="P162">tyyppi</text:p>
          </table:table-cell>
          <table:table-cell table:style-name="Table26.C1" office:value-type="string">
            <text:p text:style-name="P162">selite</text:p>
          </table:table-cell>
        </table:table-row>
        <table:table-row>
          <table:table-cell table:style-name="Table26.A2" office:value-type="string">
            <text:p text:style-name="P12">response</text:p>
          </table:table-cell>
          <table:table-cell table:style-name="Table26.A2" office:value-type="string">
            <text:p text:style-name="P33">objekti</text:p>
          </table:table-cell>
          <table:table-cell table:style-name="Table26.C2" office:value-type="string">
            <text:p text:style-name="P18"><text:span text:style-name="T88">S</text:span>isältää palautetun revision</text:p>
          </table:table-cell>
        </table:table-row>
        <table:table-row>
          <table:table-cell table:style-name="Table26.A2" office:value-type="string">
            <text:p text:style-name="P12"><text:s text:c="4"/>result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33">Sisältää operaation tuloksen ja mahdollisen lisäviestin.</text:p>
          </table:table-cell>
        </table:table-row>
        <table:table-row>
          <table:table-cell table:style-name="Table26.A2" office:value-type="string">
            <text:p text:style-name="P12"><text:s text:c="8"/><text:span text:style-name="T32">result</text:span></text:p>
          </table:table-cell>
          <table:table-cell table:style-name="Table26.A2" office:value-type="string">
            <text:p text:style-name="P29">merkkijono (enum)</text:p>
          </table:table-cell>
          <table:table-cell table:style-name="Table26.C2" office:value-type="string">
            <text:p text:style-name="P29"><text:span text:style-name="T88">Operaation tulos</text:span> (ReturnResult.java)</text:p>
          </table:table-cell>
        </table:table-row>
        <table:table-row>
          <table:table-cell table:style-name="Table26.A2" office:value-type="string">
            <text:p text:style-name="P12"><text:s text:c="8"/><text:span text:style-name="T32">message</text:span></text:p>
          </table:table-cell>
          <table:table-cell table:style-name="Table26.A2" office:value-type="string">
            <text:p text:style-name="P29">merkkijono</text:p>
          </table:table-cell>
          <table:table-cell table:style-name="Table26.C2" office:value-type="string">
            <text:p text:style-name="P29"><text:span text:style-name="T88">M</text:span>ahdollinen lisäviesti</text:p>
          </table:table-cell>
        </table:table-row>
        <table:table-row table:style-name="Table26.6">
          <table:table-cell table:style-name="Table26.A2" office:value-type="string">
            <text:p text:style-name="P18"><text:s text:c="4"/>data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22"><text:span text:style-name="T88">S</text:span>isältää revisiodatan <text:span text:style-name="T85">transferdata-muodossa</text:span></text:p>
          </table:table-cell>
        </table:table-row>
        <table:table-row table:style-name="Table26.6">
          <table:table-cell table:style-name="Table26.A2" office:value-type="string">
            <text:p text:style-name="P12"><text:s text:c="4"/><text:span text:style-name="T17">configuration</text:span></text:p>
          </table:table-cell>
          <table:table-cell table:style-name="Table26.A2" office:value-type="string">
            <text:p text:style-name="P29">objekti</text:p>
          </table:table-cell>
          <table:table-cell table:style-name="Table26.C2" office:value-type="string">
            <text:p text:style-name="P38"><text:span text:style-name="T88">(e</text:span>i käytössä<text:span text:style-name="T88">)</text:span></text:p>
          </table:table-cell>
        </table:table-row>
        <table:table-row table:style-name="Table26.6">
          <table:table-cell table:style-name="Table26.A8" office:value-type="string">
            <text:p text:style-name="P18"><text:s text:c="4"/>gui</text:p>
          </table:table-cell>
          <table:table-cell table:style-name="Table26.A8" office:value-type="string">
            <text:p text:style-name="P29">objekti</text:p>
          </table:table-cell>
          <table:table-cell table:style-name="Table26.C2" office:value-type="string">
            <text:p text:style-name="P38"><text:span text:style-name="T88">(e</text:span>i käytössä<text:span text:style-name="T88">)</text:span></text:p>
          </table:table-cell>
        </table:table-row>
      </table:table>
      <text:p text:style-name="P91"/>
      <text:p text:style-name="P85">Esimerkkikysely:</text:p>
      <text:p text:style-name="code">{</text:p>
      <text:p text:style-name="code"><text:s text:c="4"/>"key":</text:p>
      <text:p text:style-name="code"><text:s text:c="4"/>{</text:p>
      <text:p text:style-name="code"><text:s text:c="8"/>"id": "53937",</text:p>
      <text:p text:style-name="code"><text:s text:c="8"/>"no": "7"</text:p>
      <text:p text:style-name="code"><text:s text:c="4"/>},</text:p>
      <text:p text:style-name="code"><text:s text:c="4"/>"authentication": "<text:span text:style-name="T26">api_key</text:span>"</text:p>
      <text:p text:style-name="code">}</text:p>
      <text:p text:style-name="P85"/>
      <text:p text:style-name="P85">Esimerkkivastaus:</text:p>
      <text:p text:style-name="P85"/>
      <text:p text:style-name="code">{</text:p>
      <text:p text:style-name="code"><text:s text:c="4"/>"authenticated": true,</text:p>
      <text:p text:style-name="code"><text:s text:c="4"/>"result": "SUCCESS_RESTORE",</text:p>
      <text:p text:style-name="code"><text:s text:c="4"/>"exception": null,</text:p>
      <text:p text:style-name="code"><text:soft-page-break/><text:s text:c="4"/>"response":</text:p>
      <text:p text:style-name="code"><text:s text:c="4"/>{</text:p>
      <text:p text:style-name="code"><text:s text:c="8"/>"result":</text:p>
      <text:p text:style-name="code"><text:s text:c="8"/>{</text:p>
      <text:p text:style-name="code"><text:s text:c="12"/>"result": "SUCCESS_RESTORE",</text:p>
      <text:p text:style-name="code"><text:s text:c="12"/>"message": null</text:p>
      <text:p text:style-name="code"><text:s text:c="8"/>},</text:p>
      <text:p text:style-name="code"><text:s text:c="8"/>"data":</text:p>
      <text:p text:style-name="code"><text:s text:c="8"/>{</text:p>
      <text:p text:style-name="code"><text:s text:c="12"/>"key":</text:p>
      <text:p text:style-name="code"><text:s text:c="12"/>{</text:p>
      <text:p text:style-name="code"><text:s text:c="16"/>"id": 53937,</text:p>
      <text:p text:style-name="code"><text:s text:c="16"/>"no": 7</text:p>
      <text:p text:style-name="code"><text:s text:c="12"/>},</text:p>
      <text:p text:style-name="code"><text:s text:c="12"/>"configuration":</text:p>
      <text:p text:style-name="code"><text:s text:c="12"/>{</text:p>
      <text:p text:style-name="code"><text:s text:c="16"/>"type": "STUDY",</text:p>
      <text:p text:style-name="code"><text:s text:c="16"/>"version": 1</text:p>
      <text:p text:style-name="code"><text:s text:c="12"/>},</text:p>
      <text:p text:style-name="code"><text:s text:c="12"/>"fields":</text:p>
      <text:p text:style-name="code"><text:s text:c="12"/>{</text:p>
      <text:p text:style-name="code"><text:s text:c="16"/>...</text:p>
      <text:p text:style-name="code"><text:s text:c="12"/>},</text:p>
      <text:p text:style-name="code"><text:s text:c="12"/>"state":</text:p>
      <text:p text:style-name="code"><text:s text:c="12"/>{</text:p>
      <text:p text:style-name="code"><text:s text:c="16"/>...</text:p>
      <text:p text:style-name="code"><text:s text:c="12"/>}</text:p>
      <text:p text:style-name="code"><text:s text:c="8"/>},</text:p>
      <text:p text:style-name="code"><text:s text:c="8"/>"configuration": null,</text:p>
      <text:p text:style-name="code"><text:s text:c="8"/>"gui": null</text:p>
      <text:p text:style-name="code"><text:s text:c="4"/>}</text:p>
      <text:p text:style-name="code">}</text:p>
      <text:h text:style-name="P203" text:outline-level="3"><text:bookmark-start text:name="__DdeLink__4700_722554450"/>POST api/createRevision<text:bookmark-end text:name="__DdeLink__4700_722554450"/></text:h>
      <text:p text:style-name="P98">Luo uuden revision. Uutta revisiota luodessa tietyt parametrit ovat pakollisia. Nämä on lueteltu kohdassa “Pakolliset kentät uuden revision luonnissa”.</text:p>
      <text:p text:style-name="P79">Palautettu revisiodata sijaitsee <text:span text:style-name="T90">kentässä response.data</text:span>, ja se noudattaa transferdata-siirtoformaattia. Siirtoformaatin rakenne on kuvattu erikseen sen omassa dokumentaatiossa.</text:p>
      <text:p text:style-name="P89">Parametrit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163">avain</text:p>
          </table:table-cell>
          <table:table-cell table:style-name="Table27.A1" office:value-type="string">
            <text:p text:style-name="P163">tyyppi</text:p>
          </table:table-cell>
          <table:table-cell table:style-name="Table27.C1" office:value-type="string">
            <text:p text:style-name="P163">selite</text:p>
          </table:table-cell>
        </table:table-row>
        <table:table-row>
          <table:table-cell table:style-name="Table27.A2" office:value-type="string">
            <text:p text:style-name="P124">request</text:p>
          </table:table-cell>
          <table:table-cell table:style-name="Table27.A2" office:value-type="string">
            <text:p text:style-name="P124">objekti</text:p>
          </table:table-cell>
          <table:table-cell table:style-name="Table27.C2" office:value-type="string">
            <text:p text:style-name="P137"><text:span text:style-name="T88">K</text:span>yselyn sisältävä objekti</text:p>
          </table:table-cell>
        </table:table-row>
        <table:table-row>
          <table:table-cell table:style-name="Table27.A2" office:value-type="string">
            <text:p text:style-name="P124"><text:s text:c="4"/>type</text:p>
          </table:table-cell>
          <table:table-cell table:style-name="Table27.A2" office:value-type="string">
            <text:p text:style-name="code">merkkijono (enum)</text:p>
          </table:table-cell>
          <table:table-cell table:style-name="Table27.C2" office:value-type="string">
            <text:p text:style-name="code"><text:span text:style-name="T82">Luotavan revisionablen tyyppi </text:span>(ConfigurationType).java</text:p>
          </table:table-cell>
        </table:table-row>
        <table:table-row>
          <table:table-cell table:style-name="Table27.A2" office:value-type="string">
            <text:p text:style-name="P124"><text:s text:c="4"/>parameters</text:p>
          </table:table-cell>
          <table:table-cell table:style-name="Table27.A2" office:value-type="string">
            <text:p text:style-name="P124">objekti</text:p>
          </table:table-cell>
          <table:table-cell table:style-name="Table27.C2" office:value-type="string">
            <text:p text:style-name="P126"><text:span text:style-name="T88">S</text:span>isältää avain-arvopar<text:span text:style-name="T81">it jotka riippuvat revisionablen tyypistä. Kullekin konfiguraatiotyypille pakolliset kentät on listattu kohdassa “Pakolliset kentät uuden revision luonnissa”</text:span></text:p>
          </table:table-cell>
        </table:table-row>
      </table:table>
      <text:p text:style-name="P92"/>
      <text:p text:style-name="P89">Paluuarvot:</text:p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63">avain</text:p>
          </table:table-cell>
          <table:table-cell table:style-name="Table28.A1" office:value-type="string">
            <text:p text:style-name="P163">tyyppi</text:p>
          </table:table-cell>
          <table:table-cell table:style-name="Table28.C1" office:value-type="string">
            <text:p text:style-name="P163">selite</text:p>
          </table:table-cell>
        </table:table-row>
        <table:table-row>
          <table:table-cell table:style-name="Table28.A2" office:value-type="string">
            <text:p text:style-name="P13">response</text:p>
          </table:table-cell>
          <table:table-cell table:style-name="Table28.A2" office:value-type="string">
            <text:p text:style-name="P34">objekti</text:p>
          </table:table-cell>
          <table:table-cell table:style-name="Table28.C2" office:value-type="string">
            <text:p text:style-name="P19"><text:span text:style-name="T88">S</text:span>isältää palautetun revision</text:p>
          </table:table-cell>
        </table:table-row>
        <table:table-row>
          <table:table-cell table:style-name="Table28.A2" office:value-type="string">
            <text:p text:style-name="P13"><text:s text:c="4"/>result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34">Sisältää operaation tuloksen ja mahdollisen <text:span text:style-name="T88">l</text:span>isäviestin.</text:p>
          </table:table-cell>
        </table:table-row>
        <table:table-row>
          <table:table-cell table:style-name="Table28.A2" office:value-type="string">
            <text:p text:style-name="P13"><text:s text:c="8"/><text:span text:style-name="T32">result</text:span></text:p>
          </table:table-cell>
          <table:table-cell table:style-name="Table28.A2" office:value-type="string">
            <text:p text:style-name="P30">merkkijono (enum)</text:p>
          </table:table-cell>
          <table:table-cell table:style-name="Table28.C2" office:value-type="string">
            <text:p text:style-name="P30"><text:span text:style-name="T88">Operaation tulos</text:span> (ReturnResult.java)</text:p>
          </table:table-cell>
        </table:table-row>
        <table:table-row>
          <table:table-cell table:style-name="Table28.A2" office:value-type="string">
            <text:p text:style-name="P13"><text:s text:c="8"/><text:span text:style-name="T32">message</text:span></text:p>
          </table:table-cell>
          <table:table-cell table:style-name="Table28.A2" office:value-type="string">
            <text:p text:style-name="P30">merkkijono</text:p>
          </table:table-cell>
          <table:table-cell table:style-name="Table28.C2" office:value-type="string">
            <text:p text:style-name="P30"><text:span text:style-name="T88">M</text:span>ahdollinen lisäviesti</text:p>
          </table:table-cell>
        </table:table-row>
        <table:table-row table:style-name="Table28.6">
          <table:table-cell table:style-name="Table28.A2" office:value-type="string">
            <text:p text:style-name="P19"><text:s text:c="4"/>data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19"><text:span text:style-name="T88">S</text:span>isältää revisiodatan</text:p>
          </table:table-cell>
        </table:table-row>
        <table:table-row table:style-name="Table28.6">
          <table:table-cell table:style-name="Table28.A2" office:value-type="string">
            <text:p text:style-name="P13"><text:s text:c="4"/><text:span text:style-name="T17">configuration</text:span></text:p>
          </table:table-cell>
          <table:table-cell table:style-name="Table28.A2" office:value-type="string">
            <text:p text:style-name="P30">objekti</text:p>
          </table:table-cell>
          <table:table-cell table:style-name="Table28.C2" office:value-type="string">
            <text:p text:style-name="P38"><text:span text:style-name="T88">(</text:span>ei käytössä<text:span text:style-name="T88">)</text:span></text:p>
          </table:table-cell>
        </table:table-row>
        <table:table-row table:style-name="Table28.6">
          <table:table-cell table:style-name="Table28.A8" office:value-type="string">
            <text:p text:style-name="P19"><text:s text:c="4"/>gui</text:p>
          </table:table-cell>
          <table:table-cell table:style-name="Table28.A8" office:value-type="string">
            <text:p text:style-name="P30">objekti</text:p>
          </table:table-cell>
          <table:table-cell table:style-name="Table28.C2" office:value-type="string">
            <text:p text:style-name="P38"><text:span text:style-name="T88">(</text:span>ei käytössä<text:span text:style-name="T88">)</text:span></text:p>
          </table:table-cell>
        </table:table-row>
      </table:table>
      <text:p text:style-name="P92"/>
      <text:p text:style-name="P86">Esimerkkikysely:</text:p>
      <text:p text:style-name="code">{</text:p>
      <text:p text:style-name="code"><text:s text:c="4"/>"request":</text:p>
      <text:p text:style-name="code"><text:s text:c="4"/>{</text:p>
      <text:p text:style-name="code"><text:s text:c="8"/>"type": "STUDY",</text:p>
      <text:p text:style-name="code"><text:s text:c="8"/>"parameters":</text:p>
      <text:p text:style-name="code"><text:s text:c="8"/>{</text:p>
      <text:p text:style-name="code"><text:s text:c="12"/>"submissionid": "test",</text:p>
      <text:p text:style-name="code"><text:s text:c="12"/>"dataarrivaldate": "2016-02-12T08:16:26.336"</text:p>
      <text:p text:style-name="code"><text:s text:c="8"/>}</text:p>
      <text:p text:style-name="code"><text:s text:c="4"/>},</text:p>
      <text:p text:style-name="code"><text:s text:c="4"/>"authentication": "<text:span text:style-name="T27">api_key</text:span>"</text:p>
      <text:p text:style-name="code">}</text:p>
      <text:p text:style-name="code"/>
      <text:p text:style-name="P156"><text:soft-page-break/>Esimerkkivastaus:</text:p>
      <text:p text:style-name="P156"/>
      <text:p text:style-name="P156">{</text:p>
      <text:p text:style-name="P156"><text:s text:c="4"/>"authenticated": true,</text:p>
      <text:p text:style-name="P156"><text:s text:c="4"/>"result": "REVISION_CREATED",</text:p>
      <text:p text:style-name="P156"><text:s text:c="4"/>"exception": null,</text:p>
      <text:p text:style-name="P156"><text:s text:c="4"/>"response":</text:p>
      <text:p text:style-name="P156"><text:s text:c="4"/>{</text:p>
      <text:p text:style-name="P156"><text:s text:c="8"/>"result":</text:p>
      <text:p text:style-name="P156"><text:s text:c="8"/>{</text:p>
      <text:p text:style-name="P156"><text:s text:c="12"/>"result": "REVISION_CREATED",</text:p>
      <text:p text:style-name="P156"><text:s text:c="12"/>"message": null</text:p>
      <text:p text:style-name="P156"><text:s text:c="8"/>},</text:p>
      <text:p text:style-name="P156"><text:s text:c="8"/>"data":</text:p>
      <text:p text:style-name="P156"><text:s text:c="8"/>{</text:p>
      <text:p text:style-name="P156"><text:s text:c="12"/>"key":</text:p>
      <text:p text:style-name="P156"><text:s text:c="12"/>{</text:p>
      <text:p text:style-name="P156"><text:s text:c="16"/>"id": 54530,</text:p>
      <text:p text:style-name="P156"><text:s text:c="16"/>"no": 1</text:p>
      <text:p text:style-name="P156"><text:s text:c="12"/>},</text:p>
      <text:p text:style-name="P156"><text:s text:c="12"/>"configuration":</text:p>
      <text:p text:style-name="P156"><text:s text:c="12"/>{</text:p>
      <text:p text:style-name="P156"><text:s text:c="16"/>"type": "STUDY",</text:p>
      <text:p text:style-name="P156"><text:s text:c="16"/>"version": 1</text:p>
      <text:p text:style-name="P156"><text:s text:c="12"/>},</text:p>
      <text:p text:style-name="P156"><text:s text:c="12"/>"fields":</text:p>
      <text:p text:style-name="P156"><text:s text:c="12"/>{</text:p>
      <text:p text:style-name="P156"><text:s text:c="16"/>... <text:s text:c="3"/></text:p>
      <text:p text:style-name="P156"><text:s text:c="12"/>},</text:p>
      <text:p text:style-name="P156"><text:s text:c="12"/>"state":</text:p>
      <text:p text:style-name="P156"><text:s text:c="12"/>{</text:p>
      <text:p text:style-name="P156"><text:s text:c="16"/>...</text:p>
      <text:p text:style-name="P156"><text:s text:c="12"/>}</text:p>
      <text:p text:style-name="P156"><text:s text:c="8"/>},</text:p>
      <text:p text:style-name="P156"><text:s text:c="8"/>"configuration": null,</text:p>
      <text:p text:style-name="P156"><text:s text:c="8"/>"gui": null</text:p>
      <text:p text:style-name="P156"><text:s text:c="4"/>}</text:p>
      <text:p text:style-name="P156">}</text:p>
      <text:h text:style-name="P208" text:outline-level="3"><text:bookmark-start text:name="__DdeLink__4702_722554450"/>POST api/getConfiguration<text:bookmark-end text:name="__DdeLink__4702_722554450"/></text:h>
      <text:p text:style-name="P82">Palauttaa halutun version konfiguraatiosta.</text:p>
      <text:p text:style-name="P90">Parametrit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164">avain</text:p>
          </table:table-cell>
          <table:table-cell table:style-name="Table30.A1" office:value-type="string">
            <text:p text:style-name="P164">tyyppi</text:p>
          </table:table-cell>
          <table:table-cell table:style-name="Table30.C1" office:value-type="string">
            <text:p text:style-name="P164">selite</text:p>
          </table:table-cell>
        </table:table-row>
        <table:table-row>
          <table:table-cell table:style-name="Table30.A2" office:value-type="string">
            <text:p text:style-name="P127">key</text:p>
          </table:table-cell>
          <table:table-cell table:style-name="Table30.A2" office:value-type="string">
            <text:p text:style-name="P125">objekti</text:p>
          </table:table-cell>
          <table:table-cell table:style-name="Table30.C2" office:value-type="string">
            <text:p text:style-name="P127"><text:span text:style-name="T88">S</text:span>isältää konfiguraatioavaimen</text:p>
          </table:table-cell>
        </table:table-row>
        <table:table-row>
          <table:table-cell table:style-name="Table30.A2" office:value-type="string">
            <text:p text:style-name="P125"><text:s text:c="4"/>type</text:p>
          </table:table-cell>
          <table:table-cell table:style-name="Table30.A2" office:value-type="string">
            <text:p text:style-name="P127">merkkijono (enum)</text:p>
          </table:table-cell>
          <table:table-cell table:style-name="Table30.C2" office:value-type="string">
            <text:p text:style-name="P127"><text:span text:style-name="T88">K</text:span>onfiguraatiotyyppi. Eri konfiguraatiotyypit on lueteltu tiedostossa ConfigurationType.java</text:p>
          </table:table-cell>
        </table:table-row>
        <table:table-row>
          <table:table-cell table:style-name="Table30.A2" office:value-type="string">
            <text:p text:style-name="P125"><text:s text:c="4"/><text:span text:style-name="T36">version</text:span></text:p>
          </table:table-cell>
          <table:table-cell table:style-name="Table30.A2" office:value-type="string">
            <text:p text:style-name="P127">numero</text:p>
          </table:table-cell>
          <table:table-cell table:style-name="Table30.C2" office:value-type="string">
            <text:p text:style-name="P128"><text:span text:style-name="T88">K</text:span>onfiguraation versio</text:p>
          </table:table-cell>
        </table:table-row>
      </table:table>
      <text:p text:style-name="P93"/>
      <text:p text:style-name="P90">Paluuarvot:</text:p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164">avain</text:p>
          </table:table-cell>
          <table:table-cell table:style-name="Table31.A1" office:value-type="string">
            <text:p text:style-name="P164">tyyppi</text:p>
          </table:table-cell>
          <table:table-cell table:style-name="Table31.C1" office:value-type="string">
            <text:p text:style-name="P164">selite</text:p>
          </table:table-cell>
        </table:table-row>
        <table:table-row>
          <table:table-cell table:style-name="Table31.A2" office:value-type="string">
            <text:p text:style-name="P14">response</text:p>
          </table:table-cell>
          <table:table-cell table:style-name="Table31.A2" office:value-type="string">
            <text:p text:style-name="P35">objekti</text:p>
          </table:table-cell>
          <table:table-cell table:style-name="Table31.C2" office:value-type="string">
            <text:p text:style-name="P20"><text:span text:style-name="T88">S</text:span>isältää palautetun <text:span text:style-name="T37">konfiguraation</text:span></text:p>
          </table:table-cell>
        </table:table-row>
        <table:table-row>
          <table:table-cell table:style-name="Table31.A2" office:value-type="string">
            <text:p text:style-name="P14"><text:s text:c="4"/>result</text:p>
          </table:table-cell>
          <table:table-cell table:style-name="Table31.A2" office:value-type="string">
            <text:p text:style-name="P39">merkkijono (enum)</text:p>
          </table:table-cell>
          <table:table-cell table:style-name="Table31.C2" office:value-type="string">
            <text:p text:style-name="P35">Sisältää operaation tuloksen <text:span text:style-name="T37">(ReturnResult.java)</text:span></text:p>
          </table:table-cell>
        </table:table-row>
        <table:table-row>
          <table:table-cell table:style-name="Table31.A4" office:value-type="string">
            <text:p text:style-name="P14"><text:s text:c="4"/><text:span text:style-name="T37">configuration</text:span></text:p>
          </table:table-cell>
          <table:table-cell table:style-name="Table31.A2" office:value-type="string">
            <text:p text:style-name="P39">objekti</text:p>
          </table:table-cell>
          <table:table-cell table:style-name="Table31.C2" office:value-type="string">
            <text:p text:style-name="P39"><text:span text:style-name="T88">S</text:span>isältää palautetun konfiguraatiodatan</text:p>
          </table:table-cell>
        </table:table-row>
      </table:table>
      <text:p text:style-name="P93"/>
      <text:p text:style-name="P81">esimerkkikysely:</text:p>
      <text:p text:style-name="code">{</text:p>
      <text:p text:style-name="code"><text:s text:c="4"/>"key":</text:p>
      <text:p text:style-name="code"><text:s text:c="4"/>{</text:p>
      <text:p text:style-name="code"><text:s text:c="8"/>"type": "STUDY",</text:p>
      <text:p text:style-name="code"><text:s text:c="8"/>"version": "1"</text:p>
      <text:p text:style-name="code"><text:s text:c="4"/>},</text:p>
      <text:p text:style-name="code"><text:s text:c="4"/>"authentication": "<text:span text:style-name="T28">api_key</text:span>"</text:p>
      <text:p text:style-name="code">}</text:p>
      <text:p text:style-name="code"/>
      <text:p text:style-name="P154">Esimerkkivastaus:</text:p>
      <text:p text:style-name="P154"/>
      <text:p text:style-name="P154">{</text:p>
      <text:p text:style-name="P154"><text:s text:c="4"/>"authenticated": true,</text:p>
      <text:p text:style-name="P154"><text:s text:c="4"/>"result": "CONFIGURATION_FOUND",</text:p>
      <text:p text:style-name="P154"><text:s text:c="4"/>"exception": null,</text:p>
      <text:p text:style-name="P154"><text:s text:c="4"/>"response":</text:p>
      <text:p text:style-name="P154"><text:s text:c="4"/>{</text:p>
      <text:p text:style-name="P154"><text:s text:c="8"/>"result": "CONFIGURATION_FOUND",</text:p>
      <text:p text:style-name="P154"><text:s text:c="8"/>"configuration":</text:p>
      <text:p text:style-name="P154"><text:s text:c="8"/>{</text:p>
      <text:p text:style-name="P154"><text:s text:c="12"/>"key":</text:p>
      <text:p text:style-name="P154"><text:s text:c="12"/>{</text:p>
      <text:p text:style-name="P154"><text:s text:c="16"/>"type": "STUDY",</text:p>
      <text:p text:style-name="P154"><text:s text:c="16"/>"version": 1</text:p>
      <text:p text:style-name="P154"><text:s text:c="12"/>},</text:p>
      <text:p text:style-name="P154"><text:tab/><text:tab/>…</text:p>
      <text:p text:style-name="P154"><text:s text:c="8"/>}</text:p>
      <text:p text:style-name="P154"><text:s text:c="4"/>}</text:p>
      <text:p text:style-name="P154">}</text:p>
      <text:h text:style-name="P209" text:outline-level="3">Pakolliset kentät uuden revision luonnissa (api/createRevision)</text:h>
      <text:p text:style-name="P94">Uutta revisiota luodessa metka pakottaa tietyt kentät luotavaksi aineiston yhteydessä. Nämä kentät tulee sisällyttää avain-arvopareina parameters-objektiin kullekin revisiotyypille. Nämä ja muut mahdolliset kentät on määritelty kunkin aineiston konfiguraatiossa.</text:p>
      <text:p text:style-name="P94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table:number-columns-spanned="3" office:value-type="string">
            <text:p text:style-name="P159">STUDY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ubmissionid</text:p>
          </table:table-cell>
          <table:table-cell table:style-name="Table29.A2" office:value-type="string">
            <text:p text:style-name="code">merkkijono</text:p>
          </table:table-cell>
          <table:table-cell table:style-name="Table29.C2" office:value-type="string">
            <text:p text:style-name="P172">aineistonumero</text:p>
          </table:table-cell>
        </table:table-row>
        <table:table-row>
          <table:table-cell table:style-name="Table29.A2" office:value-type="string">
            <text:p text:style-name="code"><text:s text:c="4"/>dataarrivaldate</text:p>
          </table:table-cell>
          <table:table-cell table:style-name="Table29.A2" office:value-type="string">
            <text:p text:style-name="P182">date(yyyy-MM-dd)</text:p>
          </table:table-cell>
          <table:table-cell table:style-name="Table29.C2" office:value-type="string">
            <text:p text:style-name="P172">datan saantip<text:span text:style-name="T51">äivämäärä</text:span></text:p>
          </table:table-cell>
        </table:table-row>
        <table:table-row>
          <table:table-cell table:style-name="Table29.C2" table:number-columns-spanned="3" office:value-type="string">
            <text:p text:style-name="P159">STUDY_ATTACHMENT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2">numero</text:p>
          </table:table-cell>
          <table:table-cell table:style-name="Table29.C2" office:value-type="string">
            <text:p text:style-name="P178"><text:span text:style-name="T83">liitteen sisältävän </text:span>aineiston revisiotunnus</text:p>
          </table:table-cell>
        </table:table-row>
        <table:table-row>
          <table:table-cell table:style-name="Table29.C2" table:number-columns-spanned="3" office:value-type="string">
            <text:p text:style-name="P159">STUDY_VARIABLES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2">numero</text:p>
          </table:table-cell>
          <table:table-cell table:style-name="Table29.C2" office:value-type="string">
            <text:p text:style-name="P178"><text:span text:style-name="T83">muuttujat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78">merkkijono(enum)</text:p>
          </table:table-cell>
          <table:table-cell table:style-name="Table29.C2" office:value-type="string">
            <text:p text:style-name="P178"><text:span text:style-name="T84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fileid</text:p>
          </table:table-cell>
          <table:table-cell table:style-name="Table29.A2" office:value-type="string">
            <text:p text:style-name="P182">revisioavain (id-no)</text:p>
          </table:table-cell>
          <table:table-cell table:style-name="Table29.C2" office:value-type="string">
            <text:p text:style-name="P181">muuttujatiedoston revisioavain <text:span text:style-name="T83">(muodossa 'revisiotunnus</text:span>-<text:span text:style-name="T83">revisionumero' </text:span>)</text:p>
          </table:table-cell>
        </table:table-row>
        <table:table-row>
          <table:table-cell table:style-name="Table29.A2" office:value-type="string">
            <text:p text:style-name="code"><text:s text:c="4"/>varfileid</text:p>
          </table:table-cell>
          <table:table-cell table:style-name="Table29.A2" office:value-type="string">
            <text:p text:style-name="P178">merkkijono</text:p>
          </table:table-cell>
          <table:table-cell table:style-name="Table29.C2" office:value-type="string">
            <text:p text:style-name="P178">muuttujatiedoston <text:span text:style-name="T84">tiedostonimi(ilman tiedostopäätettä)</text:span></text:p>
          </table:table-cell>
        </table:table-row>
        <table:table-row>
          <table:table-cell table:style-name="Table29.A2" office:value-type="string">
            <text:p text:style-name="code"><text:s text:c="4"/>varfiletype</text:p>
          </table:table-cell>
          <table:table-cell table:style-name="Table29.A2" office:value-type="string">
            <text:p text:style-name="P178">merkkijono</text:p>
          </table:table-cell>
          <table:table-cell table:style-name="Table29.C2" office:value-type="string">
            <text:p text:style-name="P178">muuttujatiedoston <text:span text:style-name="T50">tiedostotyyppi tai -pääte </text:span></text:p>
          </table:table-cell>
        </table:table-row>
        <table:table-row>
          <table:table-cell table:style-name="Table29.C2" table:number-columns-spanned="3" office:value-type="string">
            <text:p text:style-name="P159">STUDY_VARIABLE</text:p>
          </table:table-cell>
          <table:covered-table-cell/>
          <table:covered-table-cell/>
        </table:table-row>
        <table:table-row>
          <table:table-cell table:style-name="Table29.A2" office:value-type="string">
            <text:p text:style-name="code"><text:s text:c="4"/>study</text:p>
          </table:table-cell>
          <table:table-cell table:style-name="Table29.A2" office:value-type="string">
            <text:p text:style-name="P182">numero</text:p>
          </table:table-cell>
          <table:table-cell table:style-name="Table29.C2" office:value-type="string">
            <text:p text:style-name="P178"><text:span text:style-name="T83">muuttujan sisältävän </text:span>aineiston revisiotunnus</text:p>
          </table:table-cell>
        </table:table-row>
        <table:table-row>
          <table:table-cell table:style-name="Table29.A2" office:value-type="string">
            <text:p text:style-name="code"><text:s text:c="4"/>variablesid</text:p>
          </table:table-cell>
          <table:table-cell table:style-name="Table29.A2" office:value-type="string">
            <text:p text:style-name="P182">numero</text:p>
          </table:table-cell>
          <table:table-cell table:style-name="Table29.C2" office:value-type="string">
            <text:p text:style-name="P178">muuttuja<text:span text:style-name="T84">n sisältävän study_variables-revision</text:span> revisiotunnus</text:p>
          </table:table-cell>
        </table:table-row>
        <table:table-row>
          <table:table-cell table:style-name="Table29.A2" office:value-type="string">
            <text:p text:style-name="code"><text:s text:c="4"/>language</text:p>
          </table:table-cell>
          <table:table-cell table:style-name="Table29.A2" office:value-type="string">
            <text:p text:style-name="P179">merkkijono<text:span text:style-name="T51">(enum)</text:span></text:p>
          </table:table-cell>
          <table:table-cell table:style-name="Table29.C2" office:value-type="string">
            <text:p text:style-name="P180"><text:span text:style-name="T84">revision kieli. vaihtoehdot löytyvät tiedostosta </text:span>language_descriptions.json (data.language)</text:p>
          </table:table-cell>
        </table:table-row>
        <table:table-row>
          <table:table-cell table:style-name="Table29.A2" office:value-type="string">
            <text:p text:style-name="code"><text:s text:c="4"/>varname</text:p>
          </table:table-cell>
          <table:table-cell table:style-name="Table29.A2" office:value-type="string">
            <text:p text:style-name="P182">merkkijono</text:p>
          </table:table-cell>
          <table:table-cell table:style-name="Table29.C2" office:value-type="string">
            <text:p text:style-name="P182">muuttujan nimi</text:p>
          </table:table-cell>
        </table:table-row>
        <table:table-row>
          <table:table-cell table:style-name="Table29.A2" office:value-type="string">
            <text:p text:style-name="code"><text:s text:c="4"/>varid</text:p>
          </table:table-cell>
          <table:table-cell table:style-name="Table29.A2" office:value-type="string">
            <text:p text:style-name="P182">merkkijono</text:p>
          </table:table-cell>
          <table:table-cell table:style-name="Table29.C2" office:value-type="string">
            <text:p text:style-name="P182">muuttujan identifioija</text:p>
          </table:table-cell>
        </table:table-row>
      </table:table>
      <text:p text:style-name="P94"/>
      <text:h text:style-name="P210" text:outline-level="2"><text:span text:style-name="T77">A</text:span>PI:n rajapinnan muokkaaminen</text:h>
      <text:p text:style-name="Text_20_body">Metkan API käyttää Spring MVC:n controller-annotaatioita. Controller-annotoidun luokan toteuttamien päätepisteiden polku suhteessa sen juuripolkuun määräytyy koko luokan metodeille @RequestMapping-annotaatiollla. APIController-luokan @RequestMapping-arvo on tyhjä, sillä /api-polku on konfiguroitu erikseen apin enkapsuloivan servletin url-polkuun.</text:p>
      <text:p text:style-name="P197">@Controller</text:p>
      <text:p text:style-name="P192"><text:span text:style-name="T73">@RequestMapping</text:span>(<text:span text:style-name="T74">value </text:span>= <text:span text:style-name="T69">""</text:span>)</text:p>
      <text:p text:style-name="P184"><text:span text:style-name="T75">public class </text:span>APIController {</text:p>
      <text:p text:style-name="P211">(APIController.java)</text:p>
      <text:p text:style-name="Text_20_body">Seuraava esimerkkimetodi kartoittuu /api/exportDDI-polkuun. Metodi käsittelee vain kyselyt, jotka on määritelty @RequestMapping-method-parametrissa. Tässä tapauksessa vain POST-metodia käyttävät kyselyt ohjataan controllerin metodille, koska method-parametrin arvo on RequestMethod.POST. @RequestBody- ja @ResponseBody-annotaatiot sitovat kyselyn tai vastauksen niille määriteltyyn luokkaan. Alla kysely sitoutuu APIExportDDIRequest-luokkaan. Esimerkkejä luokista löytyy fi.uta.fsd.metkaExternal- paketin requests- ja responses-alipaketeista.</text:p>
      <text:p text:style-name="P192"><text:span text:style-name="T73">@RequestMapping</text:span>(<text:span text:style-name="T74">value </text:span>= <text:span text:style-name="T69">"exportDDI"</text:span><text:span text:style-name="T75">, </text:span><text:span text:style-name="T74">method </text:span>= RequestMethod.<text:span text:style-name="T64">POST</text:span>)</text:p>
      <text:p text:style-name="P185"><text:span text:style-name="T75">public </text:span><text:span text:style-name="T73">@ResponseBody </text:span>APIExportDDIResponse <text:span text:style-name="T76">exportDDI</text:span>(<text:span text:style-name="T73">@RequestBody </text:span>APIExportDDIRequest request) {<text:tab/></text:p>
      <text:p text:style-name="P212">(APIController.java)</text:p>
      <text:p text:style-name="P99"><text:span text:style-name="T78">JSON-datan serialisointi ja deserialisointi määritellään apiServletContext.xml-tiedostossa message-converters-tagin sisällä. </text:span><text:span text:style-name="T79"><text:s/></text:span></text:p>
      <text:p text:style-name="P191"><text:span text:style-name="T57"><text:s text:c="2"/></text:span><text:span text:style-name="T59">&lt;</text:span><text:span text:style-name="T63">mvc</text:span><text:span text:style-name="T59">:annotation-driven&gt;</text:span></text:p>
      <text:p text:style-name="P191"><text:span text:style-name="T57"><text:s text:c="6"/></text:span><text:span text:style-name="T59">&lt;</text:span><text:span text:style-name="T63">mvc</text:span><text:span text:style-name="T59">:message-converters&gt;</text:span></text:p>
      <text:p text:style-name="P191"><text:span text:style-name="T57"><text:s text:c="10"/></text:span><text:span text:style-name="T59">&lt;</text:span><text:span text:style-name="T63">beans</text:span><text:span text:style-name="T59">:ref </text:span><text:span text:style-name="T68">bean</text:span><text:span text:style-name="T71">="metkaJacksonConverter" </text:span><text:span text:style-name="T59">/&gt;</text:span></text:p>
      <text:p text:style-name="P191"><text:span text:style-name="T57"><text:s text:c="6"/></text:span><text:span text:style-name="T59">&lt;/</text:span><text:span text:style-name="T63">mvc</text:span><text:span text:style-name="T59">:message-converters&gt;</text:span></text:p>
      <text:p text:style-name="P188"><text:span text:style-name="T57"><text:s text:c="2"/></text:span><text:span text:style-name="T59">&lt;/</text:span><text:span text:style-name="T63">mvc</text:span><text:span text:style-name="T59">:annotation-driven&gt;</text:span></text:p>
      <text:p text:style-name="P213">(apiServletContext.xml)</text:p>
      <text:p text:style-name="Text_20_body">MetkaJacksonConverter-bean on taas määritelty mvcContext.xml-tiedostossa, se puolestaan luo oliot käyttäen MetkaObjectMapper-luokan serialisoijia.</text:p>
      <text:p text:style-name="P200"/>
      <text:p text:style-name="P193"><text:span text:style-name="T57">&lt;</text:span><text:span text:style-name="T61">beans</text:span><text:span text:style-name="T57">:bean </text:span><text:span text:style-name="T66">id</text:span><text:span text:style-name="T69">="metkaObjectMapper" </text:span><text:span text:style-name="T66">class</text:span><text:span text:style-name="T69">="fi.uta.fsd.metka.mvc.MetkaObjectMapper" </text:span><text:span text:style-name="T57">/&gt;</text:span></text:p>
      <text:p text:style-name="P193"><text:span text:style-name="T57">&lt;</text:span><text:span text:style-name="T61">beans</text:span><text:span text:style-name="T57">:bean </text:span><text:span text:style-name="T66">id</text:span><text:span text:style-name="T69">="metkaJacksonConverter" </text:span><text:span text:style-name="T66">class</text:span><text:span text:style-name="T69">="org.springframework.http.converter.json.MappingJackson2HttpMessageConverter"</text:span><text:span text:style-name="T57">&gt;</text:span></text:p>
      <text:p text:style-name="P196"><text:span text:style-name="T57"><text:s text:c="4"/></text:span><text:span text:style-name="T58">&lt;</text:span><text:span text:style-name="T62">beans</text:span><text:span text:style-name="T58">:property </text:span><text:span text:style-name="T67">name</text:span><text:span text:style-name="T70">="objectMapper" </text:span><text:span text:style-name="T67">ref</text:span><text:span text:style-name="T70">="metkaObjectMapper" </text:span><text:span text:style-name="T58">/&gt;</text:span></text:p>
      <text:p text:style-name="P186"><text:span text:style-name="T57">&lt;/</text:span><text:span text:style-name="T61">beans</text:span><text:span text:style-name="T57">:bean&gt;</text:span></text:p>
      <text:p text:style-name="P201">(mvcContext.xml)</text:p>
      <text:p text:style-name="P4"><text:span text:style-name="T77">K</text:span>yselyn autentikointi tapahtuu käyttäen ExternalUtil-luokkaa.</text:p>
      <text:p text:style-name="P3"/>
      <text:p text:style-name="Text_20_body"><text:soft-page-break/>Metkan APIa voidaan laajentaa muutamalla eri tavalla:</text:p>
      <text:p text:style-name="Text_20_body">1) Luomalla Metkan olemassaolevaan APIController-luokkaan uusi metodi.</text:p>
      <text:p text:style-name="Text_20_body">Yksinkertaisin tapa laajentaa APIa, mikäli uudet kyselyt ohjataan samaan polkuun kuin nykyisen apin kyselyt (metka/api/**). Tällöin uusi päätepiste on kannattavinta tehdä olemassaolevaan APIController-luokkaan. Api-rajapinnan vastaanottama json-rakenne määräytyy controller-metodin argumenttien ja palautusarvojen tietorakenteesta. Metodien sisältä voidaan kutsua servicejä ym. normaalisti.</text:p>
      <text:p text:style-name="Text_20_body">2) Luomalla uusi Controller-annotoitu luokka olemassaolevaan kontekstiin.</text:p>
      <text:p text:style-name="Text_20_body">Nykyisen apin servlet-konfiguraatiot löytyvät web.xml ja apiServletContext.xml-tiedostoista. API on konfiguroitu siten, että metka/api-polusta vastaa yksi DispatcherServlet (joka on identifioitu nimellä api):</text:p>
      <text:p text:style-name="P66"/>
      <text:p text:style-name="P190">&lt;servlet-mapping&gt;<text:tab/><text:tab/><text:tab/><text:tab/><text:tab/><text:tab/><text:tab/><text:tab/><text:tab/><text:tab/></text:p>
      <text:p text:style-name="P191"><text:span text:style-name="T57"><text:s text:c="4"/></text:span><text:span text:style-name="T59">&lt;servlet-name&gt;</text:span><text:span text:style-name="T56">api</text:span><text:span text:style-name="T59">&lt;/servlet-name&gt;</text:span></text:p>
      <text:p text:style-name="P191"><text:span text:style-name="T57"><text:s text:c="4"/></text:span><text:span text:style-name="T59">&lt;url-pattern&gt;</text:span><text:span text:style-name="T56">/api/*</text:span><text:span text:style-name="T59">&lt;/url-pattern&gt;</text:span></text:p>
      <text:p text:style-name="P216">&lt;/servlet-mapping&gt;</text:p>
      <text:p text:style-name="P214">(web.xml)</text:p>
      <text:p text:style-name="Text_20_body">,johon skannataan käynnistyksen yhteydessä kaikki @Controller-annotoidut luokat paketista fi.uta.fsd.metkaExternal:</text:p>
      <text:p text:style-name="P189"/>
      <text:p text:style-name="P194"><text:span text:style-name="T57">&lt;</text:span><text:span text:style-name="T61">context</text:span><text:span text:style-name="T57">:component-scan </text:span><text:span text:style-name="T66">base-package</text:span><text:span text:style-name="T69">="fi.uta.fsd.metkaExternal" </text:span><text:span text:style-name="T66">use-default-filters</text:span><text:span text:style-name="T69">="false"</text:span><text:span text:style-name="T57">&gt;</text:span></text:p>
      <text:p text:style-name="P195"><text:span text:style-name="T57"><text:s text:c="2"/></text:span><text:span text:style-name="T58">&lt;</text:span><text:span text:style-name="T62">context</text:span><text:span text:style-name="T58">:include-filter </text:span><text:span text:style-name="T67">expression</text:span><text:span text:style-name="T70">="org.springframework.stereotype.Controller" </text:span><text:span text:style-name="T67">type</text:span><text:span text:style-name="T70">="annotation" </text:span><text:span text:style-name="T58">/&gt;</text:span></text:p>
      <text:p text:style-name="P187"><text:span text:style-name="T60">&lt;/</text:span><text:span text:style-name="T65">context</text:span><text:span text:style-name="T60">:component-scan&gt;</text:span></text:p>
      <text:p text:style-name="P215">(apiServletContext.xml)</text:p>
      <text:p text:style-name="Text_20_body">Tässä tapauksessa uusi api-päätepiste voidaan luoda joko tekemällä uusi @Controller-annotoitu luokka metkaExternal-paketin sisälle, tai konfiguroimalla component-scan hakemaan annotoituja luokkia muista pakete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text-properties style:font-name="Courier 10 Pitch" fo:font-family="'Courier 10 Pitch'" style:font-pitch="fixed" fo:font-size="10pt" officeooo:rsid="000b3e0c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34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51:10.180669764</meta:creation-date>
    <dc:date>2016-03-10T13:23:57.964317261</dc:date>
    <meta:editing-duration>PT12H34M16S</meta:editing-duration>
    <meta:editing-cycles>54</meta:editing-cycles>
    <meta:generator>LibreOffice/5.0.5.2$Linux_X86_64 LibreOffice_project/00m0$Build-2</meta:generator>
    <meta:document-statistic meta:table-count="33" meta:image-count="0" meta:object-count="0" meta:page-count="34" meta:paragraph-count="1347" meta:word-count="2839" meta:character-count="30531" meta:non-whitespace-character-count="23992"/>
  </office:meta>
</office:document-meta>
</file>